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stances" table:style-name="ta1">
        <table:shapes>
          <draw:frame draw:z-index="0" draw:style-name="gr1" draw:text-style-name="P1" svg:width="15.77cm" svg:height="42.154cm" svg:x="18.546cm" svg:y="0.052cm">
            <draw:object draw:notify-on-update-of-ranges="Distances.A1:Distances.A1 Distances.A2:Distances.A151 Distances.B1:Distances.B1 Distances.B2:Distances.B151 Distances.C1:Distances.C1 Distances.C2:Distances.C151 Distances.D1:Distances.D1 Distances.D2:Distances.D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785cm" svg:height="42.393cm" svg:x="34.318cm" svg:y="0.035cm">
            <draw:object draw:notify-on-update-of-ranges="Distances.A1:Distances.A1 Distances.A2:Distances.A151 Distances.E1:Distances.E1 Distances.E2:Distances.E151 Distances.F1:Distances.F1 Distances.F2:Distances.F151 Distances.G1:Distances.G1 Distances.G2:Distances.G1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Vienna-Cologne</text:p>
          </table:table-cell>
          <table:table-cell table:number-columns-repeated="3" office:value-type="float" office:value="1474" calcext:value-type="float">
            <text:p>1474</text:p>
          </table:table-cell>
          <table:table-cell office:value-type="float" office:value="0.0000269412994384766" calcext:value-type="float">
            <text:p>2,69412994384766E-05</text:p>
          </table:table-cell>
          <table:table-cell office:value-type="float" office:value="0.00002288818359375" calcext:value-type="float">
            <text:p>2,288818359375E-05</text:p>
          </table:table-cell>
          <table:table-cell office:value-type="float" office:value="0.00419735908508301" calcext:value-type="float">
            <text:p>0,00419735908508301</text:p>
          </table:table-cell>
        </table:table-row>
        <table:table-row table:style-name="ro1">
          <table:table-cell office:value-type="string" calcext:value-type="string">
            <text:p>Vienna-Milan</text:p>
          </table:table-cell>
          <table:table-cell table:number-columns-repeated="3" office:value-type="float" office:value="898" calcext:value-type="float">
            <text:p>898</text:p>
          </table:table-cell>
          <table:table-cell office:value-type="float" office:value="0.0000157356262207031" calcext:value-type="float">
            <text:p>1,57356262207031E-05</text:p>
          </table:table-cell>
          <table:table-cell office:value-type="float" office:value="0.00000691413879394531" calcext:value-type="float">
            <text:p>6,91413879394531E-06</text:p>
          </table:table-cell>
          <table:table-cell office:value-type="float" office:value="0.000841140747070313" calcext:value-type="float">
            <text:p>0,000841140747070313</text:p>
          </table:table-cell>
        </table:table-row>
        <table:table-row table:style-name="ro1">
          <table:table-cell office:value-type="string" calcext:value-type="string">
            <text:p>Vienna-Geneva</text:p>
          </table:table-cell>
          <table:table-cell table:number-columns-repeated="3" office:value-type="float" office:value="1315" calcext:value-type="float">
            <text:p>1315</text:p>
          </table:table-cell>
          <table:table-cell table:number-columns-repeated="2" office:value-type="float" office:value="0.0000200271606445313" calcext:value-type="float">
            <text:p>2,00271606445313E-05</text:p>
          </table:table-cell>
          <table:table-cell office:value-type="float" office:value="0.00124359130859375" calcext:value-type="float">
            <text:p>0,00124359130859375</text:p>
          </table:table-cell>
        </table:table-row>
        <table:table-row table:style-name="ro1">
          <table:table-cell office:value-type="string" calcext:value-type="string">
            <text:p>Lyons-Paris</text:p>
          </table:table-cell>
          <table:table-cell table:number-columns-repeated="3" office:value-type="float" office:value="471" calcext:value-type="float">
            <text:p>471</text:p>
          </table:table-cell>
          <table:table-cell office:value-type="float" office:value="0.0000314712524414063" calcext:value-type="float">
            <text:p>3,14712524414063E-05</text:p>
          </table:table-cell>
          <table:table-cell office:value-type="float" office:value="0.0000162124633789063" calcext:value-type="float">
            <text:p>1,62124633789063E-05</text:p>
          </table:table-cell>
          <table:table-cell office:value-type="float" office:value="0.000859260559082031" calcext:value-type="float">
            <text:p>0,000859260559082031</text:p>
          </table:table-cell>
        </table:table-row>
        <table:table-row table:style-name="ro1">
          <table:table-cell office:value-type="string" calcext:value-type="string">
            <text:p>Hamburg-Marseilles</text:p>
          </table:table-cell>
          <table:table-cell table:number-columns-repeated="2"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0.0000548362731933594" calcext:value-type="float">
            <text:p>5,48362731933594E-05</text:p>
          </table:table-cell>
          <table:table-cell office:value-type="float" office:value="0.0000503063201904297" calcext:value-type="float">
            <text:p>5,03063201904297E-05</text:p>
          </table:table-cell>
          <table:table-cell office:value-type="float" office:value="0.109721183776855" calcext:value-type="float">
            <text:p>0,109721183776855</text:p>
          </table:table-cell>
        </table:table-row>
        <table:table-row table:style-name="ro1">
          <table:table-cell office:value-type="string" calcext:value-type="string">
            <text:p>Calais-Hook of Holland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0.0000307559967041016" calcext:value-type="float">
            <text:p>3,07559967041016E-05</text:p>
          </table:table-cell>
          <table:table-cell office:value-type="float" office:value="0.0000169277191162109" calcext:value-type="float">
            <text:p>1,69277191162109E-05</text:p>
          </table:table-cell>
          <table:table-cell office:value-type="float" office:value="0.11758017539978" calcext:value-type="float">
            <text:p>0,11758017539978</text:p>
          </table:table-cell>
        </table:table-row>
        <table:table-row table:style-name="ro1">
          <table:table-cell office:value-type="string" calcext:value-type="string">
            <text:p>Copenhagen-Milan</text:p>
          </table:table-cell>
          <table:table-cell table:number-columns-repeated="2" office:value-type="float" office:value="1449" calcext:value-type="float">
            <text:p>1449</text:p>
          </table:table-cell>
          <table:table-cell office:value-type="float" office:value="6781" calcext:value-type="float">
            <text:p>6781</text:p>
          </table:table-cell>
          <table:table-cell office:value-type="float" office:value="0.0000514984130859375" calcext:value-type="float">
            <text:p>5,14984130859375E-05</text:p>
          </table:table-cell>
          <table:table-cell office:value-type="float" office:value="0.0000491142272949219" calcext:value-type="float">
            <text:p>4,91142272949219E-05</text:p>
          </table:table-cell>
          <table:table-cell office:value-type="float" office:value="0.00345635414123535" calcext:value-type="float">
            <text:p>0,00345635414123535</text:p>
          </table:table-cell>
        </table:table-row>
        <table:table-row table:style-name="ro1">
          <table:table-cell office:value-type="string" calcext:value-type="string">
            <text:p>Gibraltar-Lyons</text:p>
          </table:table-cell>
          <table:table-cell table:number-columns-repeated="3" office:value-type="float" office:value="1817" calcext:value-type="float">
            <text:p>1817</text:p>
          </table:table-cell>
          <table:table-cell office:value-type="float" office:value="0.0000476837158203125" calcext:value-type="float">
            <text:p>4,76837158203125E-05</text:p>
          </table:table-cell>
          <table:table-cell office:value-type="float" office:value="0.0000226497650146484" calcext:value-type="float">
            <text:p>2,26497650146484E-05</text:p>
          </table:table-cell>
          <table:table-cell office:value-type="float" office:value="0.00143837928771973" calcext:value-type="float">
            <text:p>0,00143837928771973</text:p>
          </table:table-cell>
        </table:table-row>
        <table:table-row table:style-name="ro1">
          <table:table-cell office:value-type="string" calcext:value-type="string">
            <text:p>Lyons-Marseilles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0.0000255107879638672" calcext:value-type="float">
            <text:p>2,55107879638672E-05</text:p>
          </table:table-cell>
          <table:table-cell office:value-type="float" office:value="0.0000126361846923828" calcext:value-type="float">
            <text:p>1,26361846923828E-05</text:p>
          </table:table-cell>
          <table:table-cell office:value-type="float" office:value="0.114915609359741" calcext:value-type="float">
            <text:p>0,114915609359741</text:p>
          </table:table-cell>
        </table:table-row>
        <table:table-row table:style-name="ro1">
          <table:table-cell office:value-type="string" calcext:value-type="string">
            <text:p>Athens-Gibraltar</text:p>
          </table:table-cell>
          <table:table-cell table:number-columns-repeated="2" office:value-type="float" office:value="4485" calcext:value-type="float">
            <text:p>4485</text:p>
          </table:table-cell>
          <table:table-cell office:value-type="float" office:value="5790" calcext:value-type="float">
            <text:p>5790</text:p>
          </table:table-cell>
          <table:table-cell office:value-type="float" office:value="0.0000338554382324219" calcext:value-type="float">
            <text:p>3,38554382324219E-05</text:p>
          </table:table-cell>
          <table:table-cell office:value-type="float" office:value="0.0000693798065185547" calcext:value-type="float">
            <text:p>6,93798065185547E-05</text:p>
          </table:table-cell>
          <table:table-cell office:value-type="float" office:value="0.00270295143127441" calcext:value-type="float">
            <text:p>0,00270295143127441</text:p>
          </table:table-cell>
        </table:table-row>
        <table:table-row table:style-name="ro1">
          <table:table-cell office:value-type="string" calcext:value-type="string">
            <text:p>Paris-Munich</text:p>
          </table:table-cell>
          <table:table-cell table:number-columns-repeated="3" office:value-type="float" office:value="1195" calcext:value-type="float">
            <text:p>1195</text:p>
          </table:table-cell>
          <table:table-cell office:value-type="float" office:value="0.0000300407409667969" calcext:value-type="float">
            <text:p>3,00407409667969E-05</text:p>
          </table:table-cell>
          <table:table-cell office:value-type="float" office:value="0.0000293254852294922" calcext:value-type="float">
            <text:p>2,93254852294922E-05</text:p>
          </table:table-cell>
          <table:table-cell office:value-type="float" office:value="0.0012819766998291" calcext:value-type="float">
            <text:p>0,0012819766998291</text:p>
          </table:table-cell>
        </table:table-row>
        <table:table-row table:style-name="ro1">
          <table:table-cell office:value-type="string" calcext:value-type="string">
            <text:p>Madrid-Munich</text:p>
          </table:table-cell>
          <table:table-cell table:number-columns-repeated="2" office:value-type="float" office:value="2468" calcext:value-type="float">
            <text:p>2468</text:p>
          </table:table-cell>
          <table:table-cell office:value-type="float" office:value="0" calcext:value-type="float">
            <text:p>0</text:p>
          </table:table-cell>
          <table:table-cell office:value-type="float" office:value="0.0000302791595458984" calcext:value-type="float">
            <text:p>3,02791595458984E-05</text:p>
          </table:table-cell>
          <table:table-cell office:value-type="float" office:value="0.0000367164611816406" calcext:value-type="float">
            <text:p>3,67164611816406E-05</text:p>
          </table:table-cell>
          <table:table-cell office:value-type="float" office:value="0.240862369537354" calcext:value-type="float">
            <text:p>0,240862369537354</text:p>
          </table:table-cell>
        </table:table-row>
        <table:table-row table:style-name="ro1">
          <table:table-cell office:value-type="string" calcext:value-type="string">
            <text:p>Barcelona-Athens</text:p>
          </table:table-cell>
          <table:table-cell table:number-columns-repeated="3" office:value-type="float" office:value="3313" calcext:value-type="float">
            <text:p>3313</text:p>
          </table:table-cell>
          <table:table-cell office:value-type="float" office:value="0.0000426769256591797" calcext:value-type="float">
            <text:p>4,26769256591797E-05</text:p>
          </table:table-cell>
          <table:table-cell office:value-type="float" office:value="0.0000996589660644531" calcext:value-type="float">
            <text:p>9,96589660644531E-05</text:p>
          </table:table-cell>
          <table:table-cell office:value-type="float" office:value="0.00102043151855469" calcext:value-type="float">
            <text:p>0,00102043151855469</text:p>
          </table:table-cell>
        </table:table-row>
        <table:table-row table:style-name="ro1">
          <table:table-cell office:value-type="string" calcext:value-type="string">
            <text:p>Stockholm-Lyons</text:p>
          </table:table-cell>
          <table:table-cell table:number-columns-repeated="2" office:value-type="float" office:value="2108" calcext:value-type="float">
            <text:p>2108</text:p>
          </table:table-cell>
          <table:table-cell office:value-type="float" office:value="3878" calcext:value-type="float">
            <text:p>3878</text:p>
          </table:table-cell>
          <table:table-cell office:value-type="float" office:value="0.0000619888305664063" calcext:value-type="float">
            <text:p>6,19888305664063E-05</text:p>
          </table:table-cell>
          <table:table-cell office:value-type="float" office:value="0.0000476837158203125" calcext:value-type="float">
            <text:p>4,76837158203125E-05</text:p>
          </table:table-cell>
          <table:table-cell office:value-type="float" office:value="0.00332236289978027" calcext:value-type="float">
            <text:p>0,00332236289978027</text:p>
          </table:table-cell>
        </table:table-row>
        <table:table-row table:style-name="ro1">
          <table:table-cell office:value-type="string" calcext:value-type="string">
            <text:p>Paris-Rome</text:p>
          </table:table-cell>
          <table:table-cell table:number-columns-repeated="3" office:value-type="float" office:value="1476" calcext:value-type="float">
            <text:p>1476</text:p>
          </table:table-cell>
          <table:table-cell office:value-type="float" office:value="0.0000290870666503906" calcext:value-type="float">
            <text:p>2,90870666503906E-05</text:p>
          </table:table-cell>
          <table:table-cell office:value-type="float" office:value="0.0000491142272949219" calcext:value-type="float">
            <text:p>4,91142272949219E-05</text:p>
          </table:table-cell>
          <table:table-cell office:value-type="float" office:value="0.00122404098510742" calcext:value-type="float">
            <text:p>0,00122404098510742</text:p>
          </table:table-cell>
        </table:table-row>
        <table:table-row table:style-name="ro1">
          <table:table-cell office:value-type="string" calcext:value-type="string">
            <text:p>Paris-Stockholm</text:p>
          </table:table-cell>
          <table:table-cell table:number-columns-repeated="3" office:value-type="float" office:value="2536" calcext:value-type="float">
            <text:p>2536</text:p>
          </table:table-cell>
          <table:table-cell office:value-type="float" office:value="0.0000565052032470703" calcext:value-type="float">
            <text:p>5,65052032470703E-05</text:p>
          </table:table-cell>
          <table:table-cell office:value-type="float" office:value="0.0000684261322021484" calcext:value-type="float">
            <text:p>6,84261322021484E-05</text:p>
          </table:table-cell>
          <table:table-cell office:value-type="float" office:value="0.00182104110717773" calcext:value-type="float">
            <text:p>0,00182104110717773</text:p>
          </table:table-cell>
        </table:table-row>
        <table:table-row table:style-name="ro1">
          <table:table-cell office:value-type="string" calcext:value-type="string">
            <text:p>Cherbourg-Hamburg</text:p>
          </table:table-cell>
          <table:table-cell table:number-columns-repeated="2"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0.000116586685180664" calcext:value-type="float">
            <text:p>0,000116586685180664</text:p>
          </table:table-cell>
          <table:table-cell office:value-type="float" office:value="0.0000660419464111328" calcext:value-type="float">
            <text:p>6,60419464111328E-05</text:p>
          </table:table-cell>
          <table:table-cell office:value-type="float" office:value="0.230679512023926" calcext:value-type="float">
            <text:p>0,230679512023926</text:p>
          </table:table-cell>
        </table:table-row>
        <table:table-row table:style-name="ro1">
          <table:table-cell office:value-type="string" calcext:value-type="string">
            <text:p>Lyons-Marseilles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0.0000245571136474609" calcext:value-type="float">
            <text:p>2,45571136474609E-05</text:p>
          </table:table-cell>
          <table:table-cell office:value-type="float" office:value="0.0000116825103759766" calcext:value-type="float">
            <text:p>1,16825103759766E-05</text:p>
          </table:table-cell>
          <table:table-cell office:value-type="float" office:value="0.142847299575806" calcext:value-type="float">
            <text:p>0,142847299575806</text:p>
          </table:table-cell>
        </table:table-row>
        <table:table-row table:style-name="ro1">
          <table:table-cell office:value-type="string" calcext:value-type="string">
            <text:p>Cherbourg-Barcelona</text:p>
          </table:table-cell>
          <table:table-cell table:number-columns-repeated="2" office:value-type="float" office:value="1294" calcext:value-type="float">
            <text:p>1294</text:p>
          </table:table-cell>
          <table:table-cell office:value-type="float" office:value="3829" calcext:value-type="float">
            <text:p>3829</text:p>
          </table:table-cell>
          <table:table-cell office:value-type="float" office:value="0.000146389007568359" calcext:value-type="float">
            <text:p>0,000146389007568359</text:p>
          </table:table-cell>
          <table:table-cell office:value-type="float" office:value="0.0000674724578857422" calcext:value-type="float">
            <text:p>6,74724578857422E-05</text:p>
          </table:table-cell>
          <table:table-cell office:value-type="float" office:value="0.00225567817687988" calcext:value-type="float">
            <text:p>0,00225567817687988</text:p>
          </table:table-cell>
        </table:table-row>
        <table:table-row table:style-name="ro1">
          <table:table-cell office:value-type="string" calcext:value-type="string">
            <text:p>Geneva-Brussels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0.0000691413879394531" calcext:value-type="float">
            <text:p>6,91413879394531E-05</text:p>
          </table:table-cell>
          <table:table-cell office:value-type="float" office:value="0.0000693798065185547" calcext:value-type="float">
            <text:p>6,93798065185547E-05</text:p>
          </table:table-cell>
          <table:table-cell office:value-type="float" office:value="0.180699825286865" calcext:value-type="float">
            <text:p>0,180699825286865</text:p>
          </table:table-cell>
        </table:table-row>
        <table:table-row table:style-name="ro1">
          <table:table-cell office:value-type="string" calcext:value-type="string">
            <text:p>Cherbourg-Gibraltar</text:p>
          </table:table-cell>
          <table:table-cell table:number-columns-repeated="3" office:value-type="float" office:value="2047" calcext:value-type="float">
            <text:p>2047</text:p>
          </table:table-cell>
          <table:table-cell office:value-type="float" office:value="0.0000646114349365234" calcext:value-type="float">
            <text:p>6,46114349365234E-05</text:p>
          </table:table-cell>
          <table:table-cell office:value-type="float" office:value="0.000130891799926758" calcext:value-type="float">
            <text:p>0,000130891799926758</text:p>
          </table:table-cell>
          <table:table-cell office:value-type="float" office:value="0.000857830047607422" calcext:value-type="float">
            <text:p>0,000857830047607422</text:p>
          </table:table-cell>
        </table:table-row>
        <table:table-row table:style-name="ro1">
          <table:table-cell office:value-type="string" calcext:value-type="string">
            <text:p>Munich-Barcelona</text:p>
          </table:table-cell>
          <table:table-cell table:number-columns-repeated="2" office:value-type="float" office:value="1630" calcext:value-type="float">
            <text:p>1630</text:p>
          </table:table-cell>
          <table:table-cell office:value-type="float" office:value="4186" calcext:value-type="float">
            <text:p>4186</text:p>
          </table:table-cell>
          <table:table-cell office:value-type="float" office:value="0.0000486373901367188" calcext:value-type="float">
            <text:p>4,86373901367188E-05</text:p>
          </table:table-cell>
          <table:table-cell office:value-type="float" office:value="0.0000529289245605469" calcext:value-type="float">
            <text:p>5,29289245605469E-05</text:p>
          </table:table-cell>
          <table:table-cell office:value-type="float" office:value="0.00344133377075195" calcext:value-type="float">
            <text:p>0,00344133377075195</text:p>
          </table:table-cell>
        </table:table-row>
        <table:table-row table:style-name="ro1">
          <table:table-cell office:value-type="string" calcext:value-type="string">
            <text:p>Calais-Lyons</text:p>
          </table:table-cell>
          <table:table-cell table:number-columns-repeated="2" office:value-type="float" office:value="751" calcext:value-type="float">
            <text:p>751</text:p>
          </table:table-cell>
          <table:table-cell office:value-type="float" office:value="2536" calcext:value-type="float">
            <text:p>2536</text:p>
          </table:table-cell>
          <table:table-cell table:number-columns-repeated="2" office:value-type="float" office:value="0.0000352859497070313" calcext:value-type="float">
            <text:p>3,52859497070313E-05</text:p>
          </table:table-cell>
          <table:table-cell office:value-type="float" office:value="0.00223851203918457" calcext:value-type="float">
            <text:p>0,00223851203918457</text:p>
          </table:table-cell>
        </table:table-row>
        <table:table-row table:style-name="ro1">
          <table:table-cell office:value-type="string" calcext:value-type="string">
            <text:p>Cologne-Munich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float" office:value="4124" calcext:value-type="float">
            <text:p>4124</text:p>
          </table:table-cell>
          <table:table-cell office:value-type="float" office:value="0.0000185966491699219" calcext:value-type="float">
            <text:p>1,85966491699219E-05</text:p>
          </table:table-cell>
          <table:table-cell office:value-type="float" office:value="0.0000166893005371094" calcext:value-type="float">
            <text:p>1,66893005371094E-05</text:p>
          </table:table-cell>
          <table:table-cell office:value-type="float" office:value="0.00305724143981934" calcext:value-type="float">
            <text:p>0,00305724143981934</text:p>
          </table:table-cell>
        </table:table-row>
        <table:table-row table:style-name="ro1">
          <table:table-cell office:value-type="string" calcext:value-type="string">
            <text:p>Rome-Lyons</text:p>
          </table:table-cell>
          <table:table-cell table:number-columns-repeated="3" office:value-type="float" office:value="1331" calcext:value-type="float">
            <text:p>1331</text:p>
          </table:table-cell>
          <table:table-cell office:value-type="float" office:value="0.0000250339508056641" calcext:value-type="float">
            <text:p>2,50339508056641E-05</text:p>
          </table:table-cell>
          <table:table-cell office:value-type="float" office:value="0.0000135898590087891" calcext:value-type="float">
            <text:p>1,35898590087891E-05</text:p>
          </table:table-cell>
          <table:table-cell office:value-type="float" office:value="0.00142216682434082" calcext:value-type="float">
            <text:p>0,00142216682434082</text:p>
          </table:table-cell>
        </table:table-row>
        <table:table-row table:style-name="ro1">
          <table:table-cell office:value-type="string" calcext:value-type="string">
            <text:p>Brussels-Madrid</text:p>
          </table:table-cell>
          <table:table-cell table:number-columns-repeated="2"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  <table:table-cell office:value-type="float" office:value="0.0000476837158203125" calcext:value-type="float">
            <text:p>4,76837158203125E-05</text:p>
          </table:table-cell>
          <table:table-cell office:value-type="float" office:value="0.0000553131103515625" calcext:value-type="float">
            <text:p>5,53131103515625E-05</text:p>
          </table:table-cell>
          <table:table-cell office:value-type="float" office:value="0.237128496170044" calcext:value-type="float">
            <text:p>0,237128496170044</text:p>
          </table:table-cell>
        </table:table-row>
        <table:table-row table:style-name="ro1">
          <table:table-cell office:value-type="string" calcext:value-type="string">
            <text:p>Paris-Marseilles</text:p>
          </table:table-cell>
          <table:table-cell table:number-columns-repeated="2"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0.0000290870666503906" calcext:value-type="float">
            <text:p>2,90870666503906E-05</text:p>
          </table:table-cell>
          <table:table-cell office:value-type="float" office:value="0.0000209808349609375" calcext:value-type="float">
            <text:p>2,09808349609375E-05</text:p>
          </table:table-cell>
          <table:table-cell office:value-type="float" office:value="0.113444328308105" calcext:value-type="float">
            <text:p>0,113444328308105</text:p>
          </table:table-cell>
        </table:table-row>
        <table:table-row table:style-name="ro1">
          <table:table-cell office:value-type="string" calcext:value-type="string">
            <text:p>Cologne-Athens</text:p>
          </table:table-cell>
          <table:table-cell table:number-columns-repeated="3" office:value-type="float" office:value="2762" calcext:value-type="float">
            <text:p>2762</text:p>
          </table:table-cell>
          <table:table-cell office:value-type="float" office:value="0.0000314712524414063" calcext:value-type="float">
            <text:p>3,14712524414063E-05</text:p>
          </table:table-cell>
          <table:table-cell office:value-type="float" office:value="0.0000698566436767578" calcext:value-type="float">
            <text:p>6,98566436767578E-05</text:p>
          </table:table-cell>
          <table:table-cell office:value-type="float" office:value="0.001495361328125" calcext:value-type="float">
            <text:p>0,001495361328125</text:p>
          </table:table-cell>
        </table:table-row>
        <table:table-row table:style-name="ro1">
          <table:table-cell office:value-type="string" calcext:value-type="string">
            <text:p>Copenhagen-Cologne</text:p>
          </table:table-cell>
          <table:table-cell table:number-columns-repeated="2" office:value-type="float" office:value="538" calcext:value-type="float">
            <text:p>538</text:p>
          </table:table-cell>
          <table:table-cell office:value-type="float" office:value="3615" calcext:value-type="float">
            <text:p>3615</text:p>
          </table:table-cell>
          <table:table-cell office:value-type="float" office:value="0.0000200271606445313" calcext:value-type="float">
            <text:p>2,00271606445313E-05</text:p>
          </table:table-cell>
          <table:table-cell office:value-type="float" office:value="0.0000181198120117188" calcext:value-type="float">
            <text:p>1,81198120117188E-05</text:p>
          </table:table-cell>
          <table:table-cell office:value-type="float" office:value="0.00428175926208496" calcext:value-type="float">
            <text:p>0,00428175926208496</text:p>
          </table:table-cell>
        </table:table-row>
        <table:table-row table:style-name="ro1">
          <table:table-cell office:value-type="string" calcext:value-type="string">
            <text:p>Stockholm-Athens</text:p>
          </table:table-cell>
          <table:table-cell table:number-columns-repeated="2" office:value-type="float" office:value="3926" calcext:value-type="float">
            <text:p>3926</text:p>
          </table:table-cell>
          <table:table-cell office:value-type="float" office:value="4171" calcext:value-type="float">
            <text:p>4171</text:p>
          </table:table-cell>
          <table:table-cell office:value-type="float" office:value="0.0000383853912353516" calcext:value-type="float">
            <text:p>3,83853912353516E-05</text:p>
          </table:table-cell>
          <table:table-cell office:value-type="float" office:value="0.0000705718994140625" calcext:value-type="float">
            <text:p>7,05718994140625E-05</text:p>
          </table:table-cell>
          <table:table-cell office:value-type="float" office:value="0.00320529937744141" calcext:value-type="float">
            <text:p>0,00320529937744141</text:p>
          </table:table-cell>
        </table:table-row>
        <table:table-row table:style-name="ro1">
          <table:table-cell office:value-type="string" calcext:value-type="string">
            <text:p>Geneva-Gibraltar</text:p>
          </table:table-cell>
          <table:table-cell table:number-columns-repeated="3" office:value-type="float" office:value="2484" calcext:value-type="float">
            <text:p>2484</text:p>
          </table:table-cell>
          <table:table-cell office:value-type="float" office:value="0.0000295639038085938" calcext:value-type="float">
            <text:p>2,95639038085938E-05</text:p>
          </table:table-cell>
          <table:table-cell office:value-type="float" office:value="0.000121116638183594" calcext:value-type="float">
            <text:p>0,000121116638183594</text:p>
          </table:table-cell>
          <table:table-cell office:value-type="float" office:value="0.00123715400695801" calcext:value-type="float">
            <text:p>0,00123715400695801</text:p>
          </table:table-cell>
        </table:table-row>
        <table:table-row table:style-name="ro1">
          <table:table-cell office:value-type="string" calcext:value-type="string">
            <text:p>Paris-Hook of Holland</text:p>
          </table:table-cell>
          <table:table-cell table:number-columns-repeated="2"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0.0000538825988769531" calcext:value-type="float">
            <text:p>5,38825988769531E-05</text:p>
          </table:table-cell>
          <table:table-cell office:value-type="float" office:value="0.0000476837158203125" calcext:value-type="float">
            <text:p>4,76837158203125E-05</text:p>
          </table:table-cell>
          <table:table-cell office:value-type="float" office:value="0.117692470550537" calcext:value-type="float">
            <text:p>0,117692470550537</text:p>
          </table:table-cell>
        </table:table-row>
        <table:table-row table:style-name="ro1">
          <table:table-cell office:value-type="string" calcext:value-type="string">
            <text:p>Milan-Lisbon</text:p>
          </table:table-cell>
          <table:table-cell table:number-columns-repeated="2" office:value-type="float" office:value="3023" calcext:value-type="float">
            <text:p>3023</text:p>
          </table:table-cell>
          <table:table-cell office:value-type="float" office:value="0" calcext:value-type="float">
            <text:p>0</text:p>
          </table:table-cell>
          <table:table-cell office:value-type="float" office:value="0.0000379085540771484" calcext:value-type="float">
            <text:p>3,79085540771484E-05</text:p>
          </table:table-cell>
          <table:table-cell office:value-type="float" office:value="0.0000734329223632813" calcext:value-type="float">
            <text:p>7,34329223632813E-05</text:p>
          </table:table-cell>
          <table:table-cell office:value-type="float" office:value="0.108417272567749" calcext:value-type="float">
            <text:p>0,108417272567749</text:p>
          </table:table-cell>
        </table:table-row>
        <table:table-row table:style-name="ro1">
          <table:table-cell office:value-type="string" calcext:value-type="string">
            <text:p>Athens-Hamburg</text:p>
          </table:table-cell>
          <table:table-cell table:number-columns-repeated="2" office:value-type="float" office:value="3728" calcext:value-type="float">
            <text:p>3728</text:p>
          </table:table-cell>
          <table:table-cell office:value-type="float" office:value="0" calcext:value-type="float">
            <text:p>0</text:p>
          </table:table-cell>
          <table:table-cell office:value-type="float" office:value="0.0000474452972412109" calcext:value-type="float">
            <text:p>4,74452972412109E-05</text:p>
          </table:table-cell>
          <table:table-cell office:value-type="float" office:value="0.0000536441802978516" calcext:value-type="float">
            <text:p>5,36441802978516E-05</text:p>
          </table:table-cell>
          <table:table-cell office:value-type="float" office:value="0.248816728591919" calcext:value-type="float">
            <text:p>0,248816728591919</text:p>
          </table:table-cell>
        </table:table-row>
        <table:table-row table:style-name="ro1">
          <table:table-cell office:value-type="string" calcext:value-type="string">
            <text:p>Copenhagen-Rome</text:p>
          </table:table-cell>
          <table:table-cell table:number-columns-repeated="2" office:value-type="float" office:value="2202" calcext:value-type="float">
            <text:p>2202</text:p>
          </table:table-cell>
          <table:table-cell office:value-type="float" office:value="0" calcext:value-type="float">
            <text:p>0</text:p>
          </table:table-cell>
          <table:table-cell office:value-type="float" office:value="0.0000452995300292969" calcext:value-type="float">
            <text:p>4,52995300292969E-05</text:p>
          </table:table-cell>
          <table:table-cell office:value-type="float" office:value="0.0000638961791992188" calcext:value-type="float">
            <text:p>6,38961791992188E-05</text:p>
          </table:table-cell>
          <table:table-cell office:value-type="float" office:value="0.17439079284668" calcext:value-type="float">
            <text:p>0,17439079284668</text:p>
          </table:table-cell>
        </table:table-row>
        <table:table-row table:style-name="ro1">
          <table:table-cell office:value-type="string" calcext:value-type="string">
            <text:p>Rome-Hook of Holland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  <table:table-cell office:value-type="float" office:value="0.0000431537628173828" calcext:value-type="float">
            <text:p>4,31537628173828E-05</text:p>
          </table:table-cell>
          <table:table-cell office:value-type="float" office:value="0.0000407695770263672" calcext:value-type="float">
            <text:p>4,07695770263672E-05</text:p>
          </table:table-cell>
          <table:table-cell office:value-type="float" office:value="0.108105421066284" calcext:value-type="float">
            <text:p>0,108105421066284</text:p>
          </table:table-cell>
        </table:table-row>
        <table:table-row table:style-name="ro1">
          <table:table-cell office:value-type="string" calcext:value-type="string">
            <text:p>Copenhagen-Barcelona</text:p>
          </table:table-cell>
          <table:table-cell table:number-columns-repeated="2" office:value-type="float" office:value="1759" calcext:value-type="float">
            <text:p>1759</text:p>
          </table:table-cell>
          <table:table-cell office:value-type="float" office:value="2284" calcext:value-type="float">
            <text:p>2284</text:p>
          </table:table-cell>
          <table:table-cell office:value-type="float" office:value="0.0000567436218261719" calcext:value-type="float">
            <text:p>5,67436218261719E-05</text:p>
          </table:table-cell>
          <table:table-cell office:value-type="float" office:value="0.0000603199005126953" calcext:value-type="float">
            <text:p>6,03199005126953E-05</text:p>
          </table:table-cell>
          <table:table-cell office:value-type="float" office:value="0.00148725509643555" calcext:value-type="float">
            <text:p>0,00148725509643555</text:p>
          </table:table-cell>
        </table:table-row>
        <table:table-row table:style-name="ro1">
          <table:table-cell office:value-type="string" calcext:value-type="string">
            <text:p>Calais-Vienna</text:p>
          </table:table-cell>
          <table:table-cell table:number-columns-repeated="2" office:value-type="float" office:value="1346" calcext:value-type="float">
            <text:p>1346</text:p>
          </table:table-cell>
          <table:table-cell office:value-type="float" office:value="1379" calcext:value-type="float">
            <text:p>1379</text:p>
          </table:table-cell>
          <table:table-cell office:value-type="float" office:value="0.0000400543212890625" calcext:value-type="float">
            <text:p>4,00543212890625E-05</text:p>
          </table:table-cell>
          <table:table-cell office:value-type="float" office:value="0.000049591064453125" calcext:value-type="float">
            <text:p>4,9591064453125E-05</text:p>
          </table:table-cell>
          <table:table-cell office:value-type="float" office:value="0.00287175178527832" calcext:value-type="float">
            <text:p>0,00287175178527832</text:p>
          </table:table-cell>
        </table:table-row>
        <table:table-row table:style-name="ro1">
          <table:table-cell office:value-type="string" calcext:value-type="string">
            <text:p>Vienna-Hamburg</text:p>
          </table:table-cell>
          <table:table-cell table:number-columns-repeated="2"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office:value-type="float" office:value="0.0000290870666503906" calcext:value-type="float">
            <text:p>2,90870666503906E-05</text:p>
          </table:table-cell>
          <table:table-cell office:value-type="float" office:value="0.0000717639923095703" calcext:value-type="float">
            <text:p>7,17639923095703E-05</text:p>
          </table:table-cell>
          <table:table-cell office:value-type="float" office:value="0.250591516494751" calcext:value-type="float">
            <text:p>0,250591516494751</text:p>
          </table:table-cell>
        </table:table-row>
        <table:table-row table:style-name="ro1">
          <table:table-cell office:value-type="string" calcext:value-type="string">
            <text:p>Lyons-Gibraltar</text:p>
          </table:table-cell>
          <table:table-cell table:number-columns-repeated="2" office:value-type="float" office:value="1817" calcext:value-type="float">
            <text:p>1817</text:p>
          </table:table-cell>
          <table:table-cell office:value-type="float" office:value="2642" calcext:value-type="float">
            <text:p>2642</text:p>
          </table:table-cell>
          <table:table-cell office:value-type="float" office:value="0.0000355243682861328" calcext:value-type="float">
            <text:p>3,55243682861328E-05</text:p>
          </table:table-cell>
          <table:table-cell office:value-type="float" office:value="0.0000629425048828125" calcext:value-type="float">
            <text:p>6,29425048828125E-05</text:p>
          </table:table-cell>
          <table:table-cell office:value-type="float" office:value="0.00204920768737793" calcext:value-type="float">
            <text:p>0,00204920768737793</text:p>
          </table:table-cell>
        </table:table-row>
        <table:table-row table:style-name="ro1">
          <table:table-cell office:value-type="string" calcext:value-type="string">
            <text:p>Marseilles-Cologne</text:p>
          </table:table-cell>
          <table:table-cell table:number-columns-repeated="3" office:value-type="float" office:value="1034" calcext:value-type="float">
            <text:p>1034</text:p>
          </table:table-cell>
          <table:table-cell office:value-type="float" office:value="0.0000498294830322266" calcext:value-type="float">
            <text:p>4,98294830322266E-05</text:p>
          </table:table-cell>
          <table:table-cell office:value-type="float" office:value="0.0000259876251220703" calcext:value-type="float">
            <text:p>2,59876251220703E-05</text:p>
          </table:table-cell>
          <table:table-cell office:value-type="float" office:value="0.00139665603637695" calcext:value-type="float">
            <text:p>0,00139665603637695</text:p>
          </table:table-cell>
        </table:table-row>
        <table:table-row table:style-name="ro1">
          <table:table-cell office:value-type="string" calcext:value-type="string">
            <text:p>Vienna-Copenhagen</text:p>
          </table:table-cell>
          <table:table-cell table:number-columns-repeated="3" office:value-type="float" office:value="1474" calcext:value-type="float">
            <text:p>1474</text:p>
          </table:table-cell>
          <table:table-cell office:value-type="float" office:value="0.0000324249267578125" calcext:value-type="float">
            <text:p>3,24249267578125E-05</text:p>
          </table:table-cell>
          <table:table-cell office:value-type="float" office:value="0.0000374317169189453" calcext:value-type="float">
            <text:p>3,74317169189453E-05</text:p>
          </table:table-cell>
          <table:table-cell office:value-type="float" office:value="0.00141549110412598" calcext:value-type="float">
            <text:p>0,00141549110412598</text:p>
          </table:table-cell>
        </table:table-row>
        <table:table-row table:style-name="ro1">
          <table:table-cell office:value-type="string" calcext:value-type="string">
            <text:p>Milan-Rome</text:p>
          </table:table-cell>
          <table:table-cell table:number-columns-repeated="2"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  <table:table-cell office:value-type="float" office:value="0.0000240802764892578" calcext:value-type="float">
            <text:p>2,40802764892578E-05</text:p>
          </table:table-cell>
          <table:table-cell office:value-type="float" office:value="0.0000576972961425781" calcext:value-type="float">
            <text:p>5,76972961425781E-05</text:p>
          </table:table-cell>
          <table:table-cell office:value-type="float" office:value="0.195425510406494" calcext:value-type="float">
            <text:p>0,195425510406494</text:p>
          </table:table-cell>
        </table:table-row>
        <table:table-row table:style-name="ro1">
          <table:table-cell office:value-type="string" calcext:value-type="string">
            <text:p>Athens-Rome</text:p>
          </table:table-cell>
          <table:table-cell table:number-columns-repeated="2" office:value-type="float" office:value="4476" calcext:value-type="float">
            <text:p>4476</text:p>
          </table:table-cell>
          <table:table-cell office:value-type="float" office:value="0" calcext:value-type="float">
            <text:p>0</text:p>
          </table:table-cell>
          <table:table-cell office:value-type="float" office:value="0.0000538825988769531" calcext:value-type="float">
            <text:p>5,38825988769531E-05</text:p>
          </table:table-cell>
          <table:table-cell office:value-type="float" office:value="0.0000615119934082031" calcext:value-type="float">
            <text:p>6,15119934082031E-05</text:p>
          </table:table-cell>
          <table:table-cell office:value-type="float" office:value="0.184393167495728" calcext:value-type="float">
            <text:p>0,184393167495728</text:p>
          </table:table-cell>
        </table:table-row>
        <table:table-row table:style-name="ro1">
          <table:table-cell office:value-type="string" calcext:value-type="string">
            <text:p>Lyons-Cherbourg</text:p>
          </table:table-cell>
          <table:table-cell table:number-columns-repeated="3" office:value-type="float" office:value="811" calcext:value-type="float">
            <text:p>811</text:p>
          </table:table-cell>
          <table:table-cell office:value-type="float" office:value="0.000034332275390625" calcext:value-type="float">
            <text:p>3,4332275390625E-05</text:p>
          </table:table-cell>
          <table:table-cell office:value-type="float" office:value="0.0000307559967041016" calcext:value-type="float">
            <text:p>3,07559967041016E-05</text:p>
          </table:table-cell>
          <table:table-cell office:value-type="float" office:value="0.00187206268310547" calcext:value-type="float">
            <text:p>0,00187206268310547</text:p>
          </table:table-cell>
        </table:table-row>
        <table:table-row table:style-name="ro1">
          <table:table-cell office:value-type="string" calcext:value-type="string">
            <text:p>Stockholm-Geneva</text:p>
          </table:table-cell>
          <table:table-cell table:number-columns-repeated="2" office:value-type="float" office:value="2067" calcext:value-type="float">
            <text:p>2067</text:p>
          </table:table-cell>
          <table:table-cell office:value-type="float" office:value="3743" calcext:value-type="float">
            <text:p>3743</text:p>
          </table:table-cell>
          <table:table-cell office:value-type="float" office:value="0.0000464916229248047" calcext:value-type="float">
            <text:p>4,64916229248047E-05</text:p>
          </table:table-cell>
          <table:table-cell office:value-type="float" office:value="0.000124454498291016" calcext:value-type="float">
            <text:p>0,000124454498291016</text:p>
          </table:table-cell>
          <table:table-cell office:value-type="float" office:value="0.00413966178894043" calcext:value-type="float">
            <text:p>0,00413966178894043</text:p>
          </table:table-cell>
        </table:table-row>
        <table:table-row table:style-name="ro1">
          <table:table-cell office:value-type="string" calcext:value-type="string">
            <text:p>Barcelona-Paris</text:p>
          </table:table-cell>
          <table:table-cell table:number-columns-repeated="2" office:value-type="float" office:value="1033" calcext:value-type="float">
            <text:p>1033</text:p>
          </table:table-cell>
          <table:table-cell office:value-type="float" office:value="1116" calcext:value-type="float">
            <text:p>1116</text:p>
          </table:table-cell>
          <table:table-cell office:value-type="float" office:value="0.0000762939453125" calcext:value-type="float">
            <text:p>0,0000762939453125</text:p>
          </table:table-cell>
          <table:table-cell office:value-type="float" office:value="0.0000517368316650391" calcext:value-type="float">
            <text:p>5,17368316650391E-05</text:p>
          </table:table-cell>
          <table:table-cell office:value-type="float" office:value="0.00187492370605469" calcext:value-type="float">
            <text:p>0,00187492370605469</text:p>
          </table:table-cell>
        </table:table-row>
        <table:table-row table:style-name="ro1">
          <table:table-cell office:value-type="string" calcext:value-type="string">
            <text:p>Vienna-Geneva</text:p>
          </table:table-cell>
          <table:table-cell table:number-columns-repeated="3" office:value-type="float" office:value="1315" calcext:value-type="float">
            <text:p>1315</text:p>
          </table:table-cell>
          <table:table-cell office:value-type="float" office:value="0.0000398159027099609" calcext:value-type="float">
            <text:p>3,98159027099609E-05</text:p>
          </table:table-cell>
          <table:table-cell office:value-type="float" office:value="0.0000216960906982422" calcext:value-type="float">
            <text:p>2,16960906982422E-05</text:p>
          </table:table-cell>
          <table:table-cell office:value-type="float" office:value="0.00181221961975098" calcext:value-type="float">
            <text:p>0,00181221961975098</text:p>
          </table:table-cell>
        </table:table-row>
        <table:table-row table:style-name="ro1">
          <table:table-cell office:value-type="string" calcext:value-type="string">
            <text:p>Hook of Holland-Madrid</text:p>
          </table:table-cell>
          <table:table-cell table:number-columns-repeated="2"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0.0000469684600830078" calcext:value-type="float">
            <text:p>4,69684600830078E-05</text:p>
          </table:table-cell>
          <table:table-cell office:value-type="float" office:value="0.000057220458984375" calcext:value-type="float">
            <text:p>5,7220458984375E-05</text:p>
          </table:table-cell>
          <table:table-cell office:value-type="float" office:value="0.249247550964355" calcext:value-type="float">
            <text:p>0,249247550964355</text:p>
          </table:table-cell>
        </table:table-row>
        <table:table-row table:style-name="ro1">
          <table:table-cell office:value-type="string" calcext:value-type="string">
            <text:p>Copenhagen-Cherbourg</text:p>
          </table:table-cell>
          <table:table-cell table:number-columns-repeated="2"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office:value-type="float" office:value="0.0000455379486083984" calcext:value-type="float">
            <text:p>4,55379486083984E-05</text:p>
          </table:table-cell>
          <table:table-cell office:value-type="float" office:value="0.0000302791595458984" calcext:value-type="float">
            <text:p>3,02791595458984E-05</text:p>
          </table:table-cell>
          <table:table-cell office:value-type="float" office:value="0.30444598197937" calcext:value-type="float">
            <text:p>0,30444598197937</text:p>
          </table:table-cell>
        </table:table-row>
        <table:table-row table:style-name="ro1">
          <table:table-cell office:value-type="string" calcext:value-type="string">
            <text:p>Copenhagen-Hamburg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0.0000205039978027344" calcext:value-type="float">
            <text:p>2,05039978027344E-05</text:p>
          </table:table-cell>
          <table:table-cell office:value-type="float" office:value="0.0000126361846923828" calcext:value-type="float">
            <text:p>1,26361846923828E-05</text:p>
          </table:table-cell>
          <table:table-cell office:value-type="float" office:value="0.256514549255371" calcext:value-type="float">
            <text:p>0,256514549255371</text:p>
          </table:table-cell>
        </table:table-row>
        <table:table-row table:style-name="ro1">
          <table:table-cell office:value-type="string" calcext:value-type="string">
            <text:p>Gibraltar-Geneva</text:p>
          </table:table-cell>
          <table:table-cell table:number-columns-repeated="2" office:value-type="float" office:value="1975" calcext:value-type="float">
            <text:p>1975</text:p>
          </table:table-cell>
          <table:table-cell office:value-type="float" office:value="7791" calcext:value-type="float">
            <text:p>7791</text:p>
          </table:table-cell>
          <table:table-cell office:value-type="float" office:value="0.000034332275390625" calcext:value-type="float">
            <text:p>3,4332275390625E-05</text:p>
          </table:table-cell>
          <table:table-cell office:value-type="float" office:value="0.0000240802764892578" calcext:value-type="float">
            <text:p>2,40802764892578E-05</text:p>
          </table:table-cell>
          <table:table-cell office:value-type="float" office:value="0.00350856781005859" calcext:value-type="float">
            <text:p>0,00350856781005859</text:p>
          </table:table-cell>
        </table:table-row>
        <table:table-row table:style-name="ro1">
          <table:table-cell office:value-type="string" calcext:value-type="string">
            <text:p>Calais-Vienna</text:p>
          </table:table-cell>
          <table:table-cell table:number-columns-repeated="2" office:value-type="float" office:value="1346" calcext:value-type="float">
            <text:p>1346</text:p>
          </table:table-cell>
          <table:table-cell office:value-type="float" office:value="1379" calcext:value-type="float">
            <text:p>1379</text:p>
          </table:table-cell>
          <table:table-cell office:value-type="float" office:value="0.0000398159027099609" calcext:value-type="float">
            <text:p>3,98159027099609E-05</text:p>
          </table:table-cell>
          <table:table-cell office:value-type="float" office:value="0.0000481605529785156" calcext:value-type="float">
            <text:p>4,81605529785156E-05</text:p>
          </table:table-cell>
          <table:table-cell office:value-type="float" office:value="0.00217390060424805" calcext:value-type="float">
            <text:p>0,00217390060424805</text:p>
          </table:table-cell>
        </table:table-row>
        <table:table-row table:style-name="ro1">
          <table:table-cell office:value-type="string" calcext:value-type="string">
            <text:p>Lisbon-Stockholm</text:p>
          </table:table-cell>
          <table:table-cell table:number-columns-repeated="2" office:value-type="float" office:value="3295" calcext:value-type="float">
            <text:p>3295</text:p>
          </table:table-cell>
          <table:table-cell office:value-type="float" office:value="0" calcext:value-type="float">
            <text:p>0</text:p>
          </table:table-cell>
          <table:table-cell office:value-type="float" office:value="0.0000653266906738281" calcext:value-type="float">
            <text:p>6,53266906738281E-05</text:p>
          </table:table-cell>
          <table:table-cell office:value-type="float" office:value="0.0000717639923095703" calcext:value-type="float">
            <text:p>7,17639923095703E-05</text:p>
          </table:table-cell>
          <table:table-cell office:value-type="float" office:value="0.118860006332397" calcext:value-type="float">
            <text:p>0,118860006332397</text:p>
          </table:table-cell>
        </table:table-row>
        <table:table-row table:style-name="ro1">
          <table:table-cell office:value-type="string" calcext:value-type="string">
            <text:p>Marseilles-Munich</text:p>
          </table:table-cell>
          <table:table-cell table:number-columns-repeated="3" office:value-type="float" office:value="1044" calcext:value-type="float">
            <text:p>1044</text:p>
          </table:table-cell>
          <table:table-cell office:value-type="float" office:value="0.0000247955322265625" calcext:value-type="float">
            <text:p>2,47955322265625E-05</text:p>
          </table:table-cell>
          <table:table-cell office:value-type="float" office:value="0.0000286102294921875" calcext:value-type="float">
            <text:p>2,86102294921875E-05</text:p>
          </table:table-cell>
          <table:table-cell office:value-type="float" office:value="0.00192117691040039" calcext:value-type="float">
            <text:p>0,00192117691040039</text:p>
          </table:table-cell>
        </table:table-row>
        <table:table-row table:style-name="ro1">
          <table:table-cell office:value-type="string" calcext:value-type="string">
            <text:p>Copenhagen-Athens</text:p>
          </table:table-cell>
          <table:table-cell table:number-columns-repeated="2" office:value-type="float" office:value="3283" calcext:value-type="float">
            <text:p>3283</text:p>
          </table:table-cell>
          <table:table-cell office:value-type="float" office:value="3892" calcext:value-type="float">
            <text:p>3892</text:p>
          </table:table-cell>
          <table:table-cell office:value-type="float" office:value="0.0000693798065185547" calcext:value-type="float">
            <text:p>6,93798065185547E-05</text:p>
          </table:table-cell>
          <table:table-cell office:value-type="float" office:value="0.0000798702239990234" calcext:value-type="float">
            <text:p>7,98702239990234E-05</text:p>
          </table:table-cell>
          <table:table-cell office:value-type="float" office:value="0.00313997268676758" calcext:value-type="float">
            <text:p>0,00313997268676758</text:p>
          </table:table-cell>
        </table:table-row>
        <table:table-row table:style-name="ro1">
          <table:table-cell office:value-type="string" calcext:value-type="string">
            <text:p>Barcelona-Rome</text:p>
          </table:table-cell>
          <table:table-cell table:number-columns-repeated="2"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office:value-type="float" office:value="0.0000209808349609375" calcext:value-type="float">
            <text:p>2,09808349609375E-05</text:p>
          </table:table-cell>
          <table:table-cell office:value-type="float" office:value="0.0000429153442382813" calcext:value-type="float">
            <text:p>4,29153442382813E-05</text:p>
          </table:table-cell>
          <table:table-cell office:value-type="float" office:value="0.177525281906128" calcext:value-type="float">
            <text:p>0,177525281906128</text:p>
          </table:table-cell>
        </table:table-row>
        <table:table-row table:style-name="ro1">
          <table:table-cell office:value-type="string" calcext:value-type="string">
            <text:p>Barcelona-Copenhagen</text:p>
          </table:table-cell>
          <table:table-cell table:number-columns-repeated="2" office:value-type="float" office:value="1759" calcext:value-type="float">
            <text:p>1759</text:p>
          </table:table-cell>
          <table:table-cell office:value-type="float" office:value="3271" calcext:value-type="float">
            <text:p>3271</text:p>
          </table:table-cell>
          <table:table-cell office:value-type="float" office:value="0.0000531673431396484" calcext:value-type="float">
            <text:p>5,31673431396484E-05</text:p>
          </table:table-cell>
          <table:table-cell office:value-type="float" office:value="0.0000505447387695313" calcext:value-type="float">
            <text:p>5,05447387695313E-05</text:p>
          </table:table-cell>
          <table:table-cell office:value-type="float" office:value="0.00421643257141113" calcext:value-type="float">
            <text:p>0,00421643257141113</text:p>
          </table:table-cell>
        </table:table-row>
        <table:table-row table:style-name="ro1">
          <table:table-cell office:value-type="string" calcext:value-type="string">
            <text:p>Geneva-Lyons</text:p>
          </table:table-cell>
          <table:table-cell table:number-columns-repeated="2" office:value-type="float" office:value="745" calcext:value-type="float">
            <text:p>745</text:p>
          </table:table-cell>
          <table:table-cell office:value-type="float" office:value="5696" calcext:value-type="float">
            <text:p>5696</text:p>
          </table:table-cell>
          <table:table-cell office:value-type="float" office:value="0.0000259876251220703" calcext:value-type="float">
            <text:p>2,59876251220703E-05</text:p>
          </table:table-cell>
          <table:table-cell office:value-type="float" office:value="0.0000212192535400391" calcext:value-type="float">
            <text:p>2,12192535400391E-05</text:p>
          </table:table-cell>
          <table:table-cell office:value-type="float" office:value="0.00428366661071777" calcext:value-type="float">
            <text:p>0,00428366661071777</text:p>
          </table:table-cell>
        </table:table-row>
        <table:table-row table:style-name="ro1">
          <table:table-cell office:value-type="string" calcext:value-type="string">
            <text:p>Brussels-Gibraltar</text:p>
          </table:table-cell>
          <table:table-cell table:number-columns-repeated="2" office:value-type="float" office:value="2256" calcext:value-type="float">
            <text:p>2256</text:p>
          </table:table-cell>
          <table:table-cell office:value-type="float" office:value="3539" calcext:value-type="float">
            <text:p>3539</text:p>
          </table:table-cell>
          <table:table-cell office:value-type="float" office:value="0.0000364780426025391" calcext:value-type="float">
            <text:p>3,64780426025391E-05</text:p>
          </table:table-cell>
          <table:table-cell office:value-type="float" office:value="0.0000810623168945313" calcext:value-type="float">
            <text:p>8,10623168945313E-05</text:p>
          </table:table-cell>
          <table:table-cell office:value-type="float" office:value="0.00184369087219238" calcext:value-type="float">
            <text:p>0,00184369087219238</text:p>
          </table:table-cell>
        </table:table-row>
        <table:table-row table:style-name="ro1">
          <table:table-cell office:value-type="string" calcext:value-type="string">
            <text:p>Brussels-Munich</text:p>
          </table:table-cell>
          <table:table-cell table:number-columns-repeated="3" office:value-type="float" office:value="747" calcext:value-type="float">
            <text:p>747</text:p>
          </table:table-cell>
          <table:table-cell office:value-type="float" office:value="0.0000488758087158203" calcext:value-type="float">
            <text:p>4,88758087158203E-05</text:p>
          </table:table-cell>
          <table:table-cell office:value-type="float" office:value="0.0000746250152587891" calcext:value-type="float">
            <text:p>7,46250152587891E-05</text:p>
          </table:table-cell>
          <table:table-cell office:value-type="float" office:value="0.000673770904541016" calcext:value-type="float">
            <text:p>0,000673770904541016</text:p>
          </table:table-cell>
        </table:table-row>
        <table:table-row table:style-name="ro1">
          <table:table-cell office:value-type="string" calcext:value-type="string">
            <text:p>Milan-Geneva</text:p>
          </table:table-cell>
          <table:table-cell table:number-columns-repeated="3" office:value-type="float" office:value="1096" calcext:value-type="float">
            <text:p>1096</text:p>
          </table:table-cell>
          <table:table-cell office:value-type="float" office:value="0.0000278949737548828" calcext:value-type="float">
            <text:p>2,78949737548828E-05</text:p>
          </table:table-cell>
          <table:table-cell office:value-type="float" office:value="0.0000536441802978516" calcext:value-type="float">
            <text:p>5,36441802978516E-05</text:p>
          </table:table-cell>
          <table:table-cell office:value-type="float" office:value="0.0017998218536377" calcext:value-type="float">
            <text:p>0,0017998218536377</text:p>
          </table:table-cell>
        </table:table-row>
        <table:table-row table:style-name="ro1">
          <table:table-cell office:value-type="string" calcext:value-type="string">
            <text:p>Copenhagen-Calais</text:p>
          </table:table-cell>
          <table:table-cell table:number-columns-repeated="3" office:value-type="float" office:value="1170" calcext:value-type="float">
            <text:p>1170</text:p>
          </table:table-cell>
          <table:table-cell office:value-type="float" office:value="0.0000362396240234375" calcext:value-type="float">
            <text:p>3,62396240234375E-05</text:p>
          </table:table-cell>
          <table:table-cell office:value-type="float" office:value="0.0000486373901367188" calcext:value-type="float">
            <text:p>4,86373901367188E-05</text:p>
          </table:table-cell>
          <table:table-cell office:value-type="float" office:value="0.00148129463195801" calcext:value-type="float">
            <text:p>0,00148129463195801</text:p>
          </table:table-cell>
        </table:table-row>
        <table:table-row table:style-name="ro1">
          <table:table-cell office:value-type="string" calcext:value-type="string">
            <text:p>Marseilles-Lisbon</text:p>
          </table:table-cell>
          <table:table-cell table:number-columns-repeated="3" office:value-type="float" office:value="2958" calcext:value-type="float">
            <text:p>2958</text:p>
          </table:table-cell>
          <table:table-cell office:value-type="float" office:value="0.0000507831573486328" calcext:value-type="float">
            <text:p>5,07831573486328E-05</text:p>
          </table:table-cell>
          <table:table-cell office:value-type="float" office:value="0.0000751018524169922" calcext:value-type="float">
            <text:p>7,51018524169922E-05</text:p>
          </table:table-cell>
          <table:table-cell office:value-type="float" office:value="0.0034940242767334" calcext:value-type="float">
            <text:p>0,0034940242767334</text:p>
          </table:table-cell>
        </table:table-row>
        <table:table-row table:style-name="ro1">
          <table:table-cell office:value-type="string" calcext:value-type="string">
            <text:p>Paris-Athens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3374" calcext:value-type="float">
            <text:p>3374</text:p>
          </table:table-cell>
          <table:table-cell office:value-type="float" office:value="0.0000772476196289063" calcext:value-type="float">
            <text:p>7,72476196289063E-05</text:p>
          </table:table-cell>
          <table:table-cell office:value-type="float" office:value="0.000282049179077148" calcext:value-type="float">
            <text:p>0,000282049179077148</text:p>
          </table:table-cell>
          <table:table-cell office:value-type="float" office:value="0.00194644927978516" calcext:value-type="float">
            <text:p>0,00194644927978516</text:p>
          </table:table-cell>
        </table:table-row>
        <table:table-row table:style-name="ro1">
          <table:table-cell office:value-type="string" calcext:value-type="string">
            <text:p>Copenhagen-Stockholm</text:p>
          </table:table-cell>
          <table:table-cell table:number-columns-repeated="2"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  <table:table-cell office:value-type="float" office:value="0.0000348091125488281" calcext:value-type="float">
            <text:p>3,48091125488281E-05</text:p>
          </table:table-cell>
          <table:table-cell office:value-type="float" office:value="0.0000567436218261719" calcext:value-type="float">
            <text:p>5,67436218261719E-05</text:p>
          </table:table-cell>
          <table:table-cell office:value-type="float" office:value="0.11220908164978" calcext:value-type="float">
            <text:p>0,11220908164978</text:p>
          </table:table-cell>
        </table:table-row>
        <table:table-row table:style-name="ro1">
          <table:table-cell office:value-type="string" calcext:value-type="string">
            <text:p>Lyons-Stockholm</text:p>
          </table:table-cell>
          <table:table-cell table:number-columns-repeated="2"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  <table:table-cell office:value-type="float" office:value="0.0000464916229248047" calcext:value-type="float">
            <text:p>4,64916229248047E-05</text:p>
          </table:table-cell>
          <table:table-cell office:value-type="float" office:value="0.0000681877136230469" calcext:value-type="float">
            <text:p>6,81877136230469E-05</text:p>
          </table:table-cell>
          <table:table-cell office:value-type="float" office:value="0.122697591781616" calcext:value-type="float">
            <text:p>0,122697591781616</text:p>
          </table:table-cell>
        </table:table-row>
        <table:table-row table:style-name="ro1">
          <table:table-cell office:value-type="string" calcext:value-type="string">
            <text:p>Hamburg-Copenhagen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2871" calcext:value-type="float">
            <text:p>2871</text:p>
          </table:table-cell>
          <table:table-cell office:value-type="float" office:value="0.000030517578125" calcext:value-type="float">
            <text:p>0,000030517578125</text:p>
          </table:table-cell>
          <table:table-cell office:value-type="float" office:value="0.0000154972076416016" calcext:value-type="float">
            <text:p>1,54972076416016E-05</text:p>
          </table:table-cell>
          <table:table-cell office:value-type="float" office:value="0.00345110893249512" calcext:value-type="float">
            <text:p>0,00345110893249512</text:p>
          </table:table-cell>
        </table:table-row>
        <table:table-row table:style-name="ro1">
          <table:table-cell office:value-type="string" calcext:value-type="string">
            <text:p>Gibraltar-Barcelona</text:p>
          </table:table-cell>
          <table:table-cell table:number-columns-repeated="3" office:value-type="float" office:value="1172" calcext:value-type="float">
            <text:p>1172</text:p>
          </table:table-cell>
          <table:table-cell office:value-type="float" office:value="0.0000185966491699219" calcext:value-type="float">
            <text:p>1,85966491699219E-05</text:p>
          </table:table-cell>
          <table:table-cell office:value-type="float" office:value="0.0000121593475341797" calcext:value-type="float">
            <text:p>1,21593475341797E-05</text:p>
          </table:table-cell>
          <table:table-cell office:value-type="float" office:value="0.000940799713134766" calcext:value-type="float">
            <text:p>0,000940799713134766</text:p>
          </table:table-cell>
        </table:table-row>
        <table:table-row table:style-name="ro1">
          <table:table-cell office:value-type="string" calcext:value-type="string">
            <text:p>Milan-Madrid</text:p>
          </table:table-cell>
          <table:table-cell table:number-columns-repeated="2"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  <table:table-cell office:value-type="float" office:value="0.0000240802764892578" calcext:value-type="float">
            <text:p>2,40802764892578E-05</text:p>
          </table:table-cell>
          <table:table-cell office:value-type="float" office:value="0.0000565052032470703" calcext:value-type="float">
            <text:p>5,65052032470703E-05</text:p>
          </table:table-cell>
          <table:table-cell office:value-type="float" office:value="0.254812479019165" calcext:value-type="float">
            <text:p>0,254812479019165</text:p>
          </table:table-cell>
        </table:table-row>
        <table:table-row table:style-name="ro1">
          <table:table-cell office:value-type="string" calcext:value-type="string">
            <text:p>Hamburg-Copenhagen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2871" calcext:value-type="float">
            <text:p>2871</text:p>
          </table:table-cell>
          <table:table-cell office:value-type="float" office:value="0.0000300407409667969" calcext:value-type="float">
            <text:p>3,00407409667969E-05</text:p>
          </table:table-cell>
          <table:table-cell office:value-type="float" office:value="0.0000147819519042969" calcext:value-type="float">
            <text:p>1,47819519042969E-05</text:p>
          </table:table-cell>
          <table:table-cell office:value-type="float" office:value="0.00315427780151367" calcext:value-type="float">
            <text:p>0,00315427780151367</text:p>
          </table:table-cell>
        </table:table-row>
        <table:table-row table:style-name="ro1">
          <table:table-cell office:value-type="string" calcext:value-type="string">
            <text:p>Brussels-Milan</text:p>
          </table:table-cell>
          <table:table-cell table:number-columns-repeated="2" office:value-type="float" office:value="1005" calcext:value-type="float">
            <text:p>1005</text:p>
          </table:table-cell>
          <table:table-cell office:value-type="float" office:value="5815" calcext:value-type="float">
            <text:p>5815</text:p>
          </table:table-cell>
          <table:table-cell office:value-type="float" office:value="0.0000500679016113281" calcext:value-type="float">
            <text:p>5,00679016113281E-05</text:p>
          </table:table-cell>
          <table:table-cell office:value-type="float" office:value="0.0000424385070800781" calcext:value-type="float">
            <text:p>4,24385070800781E-05</text:p>
          </table:table-cell>
          <table:table-cell office:value-type="float" office:value="0.00393462181091309" calcext:value-type="float">
            <text:p>0,00393462181091309</text:p>
          </table:table-cell>
        </table:table-row>
        <table:table-row table:style-name="ro1">
          <table:table-cell office:value-type="string" calcext:value-type="string">
            <text:p>Paris-Cologne</text:p>
          </table:table-cell>
          <table:table-cell table:number-columns-repeated="3" office:value-type="float" office:value="1185" calcext:value-type="float">
            <text:p>1185</text:p>
          </table:table-cell>
          <table:table-cell office:value-type="float" office:value="0.00022578239440918" calcext:value-type="float">
            <text:p>0,00022578239440918</text:p>
          </table:table-cell>
          <table:table-cell office:value-type="float" office:value="0.0000350475311279297" calcext:value-type="float">
            <text:p>3,50475311279297E-05</text:p>
          </table:table-cell>
          <table:table-cell office:value-type="float" office:value="0.00134444236755371" calcext:value-type="float">
            <text:p>0,00134444236755371</text:p>
          </table:table-cell>
        </table:table-row>
        <table:table-row table:style-name="ro1">
          <table:table-cell office:value-type="string" calcext:value-type="string">
            <text:p>Stockholm-Athens</text:p>
          </table:table-cell>
          <table:table-cell table:number-columns-repeated="2" office:value-type="float" office:value="3926" calcext:value-type="float">
            <text:p>3926</text:p>
          </table:table-cell>
          <table:table-cell office:value-type="float" office:value="4171" calcext:value-type="float">
            <text:p>4171</text:p>
          </table:table-cell>
          <table:table-cell office:value-type="float" office:value="0.0000624656677246094" calcext:value-type="float">
            <text:p>6,24656677246094E-05</text:p>
          </table:table-cell>
          <table:table-cell office:value-type="float" office:value="0.0000731945037841797" calcext:value-type="float">
            <text:p>7,31945037841797E-05</text:p>
          </table:table-cell>
          <table:table-cell office:value-type="float" office:value="0.00250792503356934" calcext:value-type="float">
            <text:p>0,00250792503356934</text:p>
          </table:table-cell>
        </table:table-row>
        <table:table-row table:style-name="ro1">
          <table:table-cell office:value-type="string" calcext:value-type="string">
            <text:p>Geneva-Cherbourg</text:p>
          </table:table-cell>
          <table:table-cell table:number-columns-repeated="2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0.0000298023223876953" calcext:value-type="float">
            <text:p>2,98023223876953E-05</text:p>
          </table:table-cell>
          <table:table-cell office:value-type="float" office:value="0.0000276565551757813" calcext:value-type="float">
            <text:p>2,76565551757813E-05</text:p>
          </table:table-cell>
          <table:table-cell office:value-type="float" office:value="0.301156282424927" calcext:value-type="float">
            <text:p>0,301156282424927</text:p>
          </table:table-cell>
        </table:table-row>
        <table:table-row table:style-name="ro1">
          <table:table-cell office:value-type="string" calcext:value-type="string">
            <text:p>Marseilles-Geneva</text:p>
          </table:table-cell>
          <table:table-cell table:number-columns-repeated="3" office:value-type="float" office:value="478" calcext:value-type="float">
            <text:p>478</text:p>
          </table:table-cell>
          <table:table-cell office:value-type="float" office:value="0.0000233650207519531" calcext:value-type="float">
            <text:p>2,33650207519531E-05</text:p>
          </table:table-cell>
          <table:table-cell office:value-type="float" office:value="0.0000128746032714844" calcext:value-type="float">
            <text:p>1,28746032714844E-05</text:p>
          </table:table-cell>
          <table:table-cell office:value-type="float" office:value="0.00148296356201172" calcext:value-type="float">
            <text:p>0,00148296356201172</text:p>
          </table:table-cell>
        </table:table-row>
        <table:table-row table:style-name="ro1">
          <table:table-cell office:value-type="string" calcext:value-type="string">
            <text:p>Athens-Milan</text:p>
          </table:table-cell>
          <table:table-cell table:number-columns-repeated="3" office:value-type="float" office:value="2889" calcext:value-type="float">
            <text:p>2889</text:p>
          </table:table-cell>
          <table:table-cell office:value-type="float" office:value="0.0000264644622802734" calcext:value-type="float">
            <text:p>2,64644622802734E-05</text:p>
          </table:table-cell>
          <table:table-cell office:value-type="float" office:value="0.000026702880859375" calcext:value-type="float">
            <text:p>2,6702880859375E-05</text:p>
          </table:table-cell>
          <table:table-cell office:value-type="float" office:value="0.00136756896972656" calcext:value-type="float">
            <text:p>0,00136756896972656</text:p>
          </table:table-cell>
        </table:table-row>
        <table:table-row table:style-name="ro1">
          <table:table-cell office:value-type="string" calcext:value-type="string">
            <text:p>Stockholm-Hook of Holland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0.0000259876251220703" calcext:value-type="float">
            <text:p>2,59876251220703E-05</text:p>
          </table:table-cell>
          <table:table-cell office:value-type="float" office:value="0.0000209808349609375" calcext:value-type="float">
            <text:p>2,09808349609375E-05</text:p>
          </table:table-cell>
          <table:table-cell office:value-type="float" office:value="0.112501382827759" calcext:value-type="float">
            <text:p>0,112501382827759</text:p>
          </table:table-cell>
        </table:table-row>
        <table:table-row table:style-name="ro1">
          <table:table-cell office:value-type="string" calcext:value-type="string">
            <text:p>Lyons-Copenhagen</text:p>
          </table:table-cell>
          <table:table-cell table:number-columns-repeated="2" office:value-type="float" office:value="1252" calcext:value-type="float">
            <text:p>1252</text:p>
          </table:table-cell>
          <table:table-cell office:value-type="float" office:value="2626" calcext:value-type="float">
            <text:p>2626</text:p>
          </table:table-cell>
          <table:table-cell office:value-type="float" office:value="0.0000426769256591797" calcext:value-type="float">
            <text:p>4,26769256591797E-05</text:p>
          </table:table-cell>
          <table:table-cell office:value-type="float" office:value="0.0000479221343994141" calcext:value-type="float">
            <text:p>4,79221343994141E-05</text:p>
          </table:table-cell>
          <table:table-cell office:value-type="float" office:value="0.00290417671203613" calcext:value-type="float">
            <text:p>0,00290417671203613</text:p>
          </table:table-cell>
        </table:table-row>
        <table:table-row table:style-name="ro1">
          <table:table-cell office:value-type="string" calcext:value-type="string">
            <text:p>Geneva-Cherbourg</text:p>
          </table:table-cell>
          <table:table-cell table:number-columns-repeated="2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0.0000295639038085938" calcext:value-type="float">
            <text:p>2,95639038085938E-05</text:p>
          </table:table-cell>
          <table:table-cell office:value-type="float" office:value="0.0000274181365966797" calcext:value-type="float">
            <text:p>2,74181365966797E-05</text:p>
          </table:table-cell>
          <table:table-cell office:value-type="float" office:value="0.321289539337158" calcext:value-type="float">
            <text:p>0,321289539337158</text:p>
          </table:table-cell>
        </table:table-row>
        <table:table-row table:style-name="ro1">
          <table:table-cell office:value-type="string" calcext:value-type="string">
            <text:p>Brussels-Barcelona</text:p>
          </table:table-cell>
          <table:table-cell table:number-columns-repeated="3" office:value-type="float" office:value="1318" calcext:value-type="float">
            <text:p>1318</text:p>
          </table:table-cell>
          <table:table-cell office:value-type="float" office:value="0.0000500679016113281" calcext:value-type="float">
            <text:p>5,00679016113281E-05</text:p>
          </table:table-cell>
          <table:table-cell office:value-type="float" office:value="0.0000486373901367188" calcext:value-type="float">
            <text:p>4,86373901367188E-05</text:p>
          </table:table-cell>
          <table:table-cell office:value-type="float" office:value="0.00145483016967773" calcext:value-type="float">
            <text:p>0,00145483016967773</text:p>
          </table:table-cell>
        </table:table-row>
        <table:table-row table:style-name="ro1">
          <table:table-cell office:value-type="string" calcext:value-type="string">
            <text:p>Paris-Hook of Holland</text:p>
          </table:table-cell>
          <table:table-cell table:number-columns-repeated="2"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0.0000445842742919922" calcext:value-type="float">
            <text:p>4,45842742919922E-05</text:p>
          </table:table-cell>
          <table:table-cell office:value-type="float" office:value="0.0000443458557128906" calcext:value-type="float">
            <text:p>4,43458557128906E-05</text:p>
          </table:table-cell>
          <table:table-cell office:value-type="float" office:value="0.116217851638794" calcext:value-type="float">
            <text:p>0,116217851638794</text:p>
          </table:table-cell>
        </table:table-row>
        <table:table-row table:style-name="ro1">
          <table:table-cell office:value-type="string" calcext:value-type="string">
            <text:p>Hamburg-Gibraltar</text:p>
          </table:table-cell>
          <table:table-cell table:number-columns-repeated="2" office:value-type="float" office:value="2853" calcext:value-type="float">
            <text:p>2853</text:p>
          </table:table-cell>
          <table:table-cell office:value-type="float" office:value="5196" calcext:value-type="float">
            <text:p>5196</text:p>
          </table:table-cell>
          <table:table-cell office:value-type="float" office:value="0.0000536441802978516" calcext:value-type="float">
            <text:p>5,36441802978516E-05</text:p>
          </table:table-cell>
          <table:table-cell office:value-type="float" office:value="0.0000638961791992188" calcext:value-type="float">
            <text:p>6,38961791992188E-05</text:p>
          </table:table-cell>
          <table:table-cell office:value-type="float" office:value="0.00424838066101074" calcext:value-type="float">
            <text:p>0,00424838066101074</text:p>
          </table:table-cell>
        </table:table-row>
        <table:table-row table:style-name="ro1">
          <table:table-cell office:value-type="string" calcext:value-type="string">
            <text:p>Hook of Holland-Lisbon</text:p>
          </table:table-cell>
          <table:table-cell table:number-columns-repeated="2"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0.0000407695770263672" calcext:value-type="float">
            <text:p>4,07695770263672E-05</text:p>
          </table:table-cell>
          <table:table-cell office:value-type="float" office:value="0.0000722408294677734" calcext:value-type="float">
            <text:p>7,22408294677734E-05</text:p>
          </table:table-cell>
          <table:table-cell office:value-type="float" office:value="0.102315187454224" calcext:value-type="float">
            <text:p>0,102315187454224</text:p>
          </table:table-cell>
        </table:table-row>
        <table:table-row table:style-name="ro1">
          <table:table-cell office:value-type="string" calcext:value-type="string">
            <text:p>Lisbon-Gibraltar</text:p>
          </table:table-cell>
          <table:table-cell table:number-columns-repeated="2" office:value-type="float" office:value="676" calcext:value-type="float">
            <text:p>676</text:p>
          </table:table-cell>
          <table:table-cell office:value-type="float" office:value="3820" calcext:value-type="float">
            <text:p>3820</text:p>
          </table:table-cell>
          <table:table-cell office:value-type="float" office:value="0.0000207424163818359" calcext:value-type="float">
            <text:p>2,07424163818359E-05</text:p>
          </table:table-cell>
          <table:table-cell office:value-type="float" office:value="0.0000112056732177734" calcext:value-type="float">
            <text:p>1,12056732177734E-05</text:p>
          </table:table-cell>
          <table:table-cell office:value-type="float" office:value="0.00289177894592285" calcext:value-type="float">
            <text:p>0,00289177894592285</text:p>
          </table:table-cell>
        </table:table-row>
        <table:table-row table:style-name="ro1">
          <table:table-cell office:value-type="string" calcext:value-type="string">
            <text:p>Lyons-Copenhagen</text:p>
          </table:table-cell>
          <table:table-cell table:number-columns-repeated="2" office:value-type="float" office:value="1252" calcext:value-type="float">
            <text:p>1252</text:p>
          </table:table-cell>
          <table:table-cell office:value-type="float" office:value="2626" calcext:value-type="float">
            <text:p>2626</text:p>
          </table:table-cell>
          <table:table-cell office:value-type="float" office:value="0.0000438690185546875" calcext:value-type="float">
            <text:p>4,38690185546875E-05</text:p>
          </table:table-cell>
          <table:table-cell office:value-type="float" office:value="0.0000472068786621094" calcext:value-type="float">
            <text:p>4,72068786621094E-05</text:p>
          </table:table-cell>
          <table:table-cell office:value-type="float" office:value="0.00290846824645996" calcext:value-type="float">
            <text:p>0,00290846824645996</text:p>
          </table:table-cell>
        </table:table-row>
        <table:table-row table:style-name="ro1">
          <table:table-cell office:value-type="string" calcext:value-type="string">
            <text:p>Barcelona-Gibraltar</text:p>
          </table:table-cell>
          <table:table-cell table:number-columns-repeated="2" office:value-type="float" office:value="2462" calcext:value-type="float">
            <text:p>2462</text:p>
          </table:table-cell>
          <table:table-cell office:value-type="float" office:value="4157" calcext:value-type="float">
            <text:p>4157</text:p>
          </table:table-cell>
          <table:table-cell office:value-type="float" office:value="0.0000283718109130859" calcext:value-type="float">
            <text:p>2,83718109130859E-05</text:p>
          </table:table-cell>
          <table:table-cell office:value-type="float" office:value="0.0000579357147216797" calcext:value-type="float">
            <text:p>5,79357147216797E-05</text:p>
          </table:table-cell>
          <table:table-cell office:value-type="float" office:value="0.00221776962280273" calcext:value-type="float">
            <text:p>0,00221776962280273</text:p>
          </table:table-cell>
        </table:table-row>
        <table:table-row table:style-name="ro1">
          <table:table-cell office:value-type="string" calcext:value-type="string">
            <text:p>Cologne-Athens</text:p>
          </table:table-cell>
          <table:table-cell table:number-columns-repeated="3" office:value-type="float" office:value="2762" calcext:value-type="float">
            <text:p>2762</text:p>
          </table:table-cell>
          <table:table-cell office:value-type="float" office:value="0.0000293254852294922" calcext:value-type="float">
            <text:p>2,93254852294922E-05</text:p>
          </table:table-cell>
          <table:table-cell office:value-type="float" office:value="0.0000636577606201172" calcext:value-type="float">
            <text:p>6,36577606201172E-05</text:p>
          </table:table-cell>
          <table:table-cell office:value-type="float" office:value="0.00183558464050293" calcext:value-type="float">
            <text:p>0,00183558464050293</text:p>
          </table:table-cell>
        </table:table-row>
        <table:table-row table:style-name="ro1">
          <table:table-cell office:value-type="string" calcext:value-type="string">
            <text:p>Paris-Lisbon</text:p>
          </table:table-cell>
          <table:table-cell table:number-columns-repeated="3" office:value-type="float" office:value="2167" calcext:value-type="float">
            <text:p>2167</text:p>
          </table:table-cell>
          <table:table-cell office:value-type="float" office:value="0.0000169277191162109" calcext:value-type="float">
            <text:p>1,69277191162109E-05</text:p>
          </table:table-cell>
          <table:table-cell office:value-type="float" office:value="0.0000615119934082031" calcext:value-type="float">
            <text:p>6,15119934082031E-05</text:p>
          </table:table-cell>
          <table:table-cell office:value-type="float" office:value="0.00135493278503418" calcext:value-type="float">
            <text:p>0,00135493278503418</text:p>
          </table:table-cell>
        </table:table-row>
        <table:table-row table:style-name="ro1">
          <table:table-cell office:value-type="string" calcext:value-type="string">
            <text:p>Geneva-Cologne</text:p>
          </table:table-cell>
          <table:table-cell table:number-columns-repeated="2" office:value-type="float" office:value="1239" calcext:value-type="float">
            <text:p>1239</text:p>
          </table:table-cell>
          <table:table-cell office:value-type="float" office:value="1698" calcext:value-type="float">
            <text:p>1698</text:p>
          </table:table-cell>
          <table:table-cell office:value-type="float" office:value="0.0000422000885009766" calcext:value-type="float">
            <text:p>4,22000885009766E-05</text:p>
          </table:table-cell>
          <table:table-cell office:value-type="float" office:value="0.0000431537628173828" calcext:value-type="float">
            <text:p>4,31537628173828E-05</text:p>
          </table:table-cell>
          <table:table-cell office:value-type="float" office:value="0.00186300277709961" calcext:value-type="float">
            <text:p>0,00186300277709961</text:p>
          </table:table-cell>
        </table:table-row>
        <table:table-row table:style-name="ro1">
          <table:table-cell office:value-type="string" calcext:value-type="string">
            <text:p>Cologne-Barcelona</text:p>
          </table:table-cell>
          <table:table-cell table:number-columns-repeated="2" office:value-type="float" office:value="1555" calcext:value-type="float">
            <text:p>1555</text:p>
          </table:table-cell>
          <table:table-cell office:value-type="float" office:value="4695" calcext:value-type="float">
            <text:p>4695</text:p>
          </table:table-cell>
          <table:table-cell office:value-type="float" office:value="0.0000374317169189453" calcext:value-type="float">
            <text:p>3,74317169189453E-05</text:p>
          </table:table-cell>
          <table:table-cell office:value-type="float" office:value="0.0000488758087158203" calcext:value-type="float">
            <text:p>4,88758087158203E-05</text:p>
          </table:table-cell>
          <table:table-cell office:value-type="float" office:value="0.00331425666809082" calcext:value-type="float">
            <text:p>0,00331425666809082</text:p>
          </table:table-cell>
        </table:table-row>
        <table:table-row table:style-name="ro1">
          <table:table-cell office:value-type="string" calcext:value-type="string">
            <text:p>Rome-Barcelona</text:p>
          </table:table-cell>
          <table:table-cell table:number-columns-repeated="2" office:value-type="float" office:value="1532" calcext:value-type="float">
            <text:p>1532</text:p>
          </table:table-cell>
          <table:table-cell office:value-type="float" office:value="5242" calcext:value-type="float">
            <text:p>5242</text:p>
          </table:table-cell>
          <table:table-cell office:value-type="float" office:value="0.0000236034393310547" calcext:value-type="float">
            <text:p>2,36034393310547E-05</text:p>
          </table:table-cell>
          <table:table-cell office:value-type="float" office:value="0.0000309944152832031" calcext:value-type="float">
            <text:p>3,09944152832031E-05</text:p>
          </table:table-cell>
          <table:table-cell office:value-type="float" office:value="0.00373053550720215" calcext:value-type="float">
            <text:p>0,00373053550720215</text:p>
          </table:table-cell>
        </table:table-row>
        <table:table-row table:style-name="ro1">
          <table:table-cell office:value-type="string" calcext:value-type="string">
            <text:p>Hamburg-Gibraltar</text:p>
          </table:table-cell>
          <table:table-cell table:number-columns-repeated="2" office:value-type="float" office:value="2853" calcext:value-type="float">
            <text:p>2853</text:p>
          </table:table-cell>
          <table:table-cell office:value-type="float" office:value="5196" calcext:value-type="float">
            <text:p>5196</text:p>
          </table:table-cell>
          <table:table-cell office:value-type="float" office:value="0.0000519752502441406" calcext:value-type="float">
            <text:p>5,19752502441406E-05</text:p>
          </table:table-cell>
          <table:table-cell office:value-type="float" office:value="0.0000624656677246094" calcext:value-type="float">
            <text:p>6,24656677246094E-05</text:p>
          </table:table-cell>
          <table:table-cell office:value-type="float" office:value="0.00403809547424316" calcext:value-type="float">
            <text:p>0,00403809547424316</text:p>
          </table:table-cell>
        </table:table-row>
        <table:table-row table:style-name="ro1">
          <table:table-cell office:value-type="string" calcext:value-type="string">
            <text:p>Rome-Calais</text:p>
          </table:table-cell>
          <table:table-cell table:number-columns-repeated="2" office:value-type="float" office:value="1662" calcext:value-type="float">
            <text:p>1662</text:p>
          </table:table-cell>
          <table:table-cell office:value-type="float" office:value="2070" calcext:value-type="float">
            <text:p>2070</text:p>
          </table:table-cell>
          <table:table-cell office:value-type="float" office:value="0.0000259876251220703" calcext:value-type="float">
            <text:p>2,59876251220703E-05</text:p>
          </table:table-cell>
          <table:table-cell office:value-type="float" office:value="0.0000350475311279297" calcext:value-type="float">
            <text:p>3,50475311279297E-05</text:p>
          </table:table-cell>
          <table:table-cell office:value-type="float" office:value="0.00200462341308594" calcext:value-type="float">
            <text:p>0,00200462341308594</text:p>
          </table:table-cell>
        </table:table-row>
        <table:table-row table:style-name="ro1">
          <table:table-cell office:value-type="string" calcext:value-type="string">
            <text:p>Marseilles-Munich</text:p>
          </table:table-cell>
          <table:table-cell table:number-columns-repeated="3" office:value-type="float" office:value="1044" calcext:value-type="float">
            <text:p>1044</text:p>
          </table:table-cell>
          <table:table-cell office:value-type="float" office:value="0.0000214576721191406" calcext:value-type="float">
            <text:p>2,14576721191406E-05</text:p>
          </table:table-cell>
          <table:table-cell office:value-type="float" office:value="0.000026702880859375" calcext:value-type="float">
            <text:p>2,6702880859375E-05</text:p>
          </table:table-cell>
          <table:table-cell office:value-type="float" office:value="0.00146389007568359" calcext:value-type="float">
            <text:p>0,00146389007568359</text:p>
          </table:table-cell>
        </table:table-row>
        <table:table-row table:style-name="ro1">
          <table:table-cell office:value-type="string" calcext:value-type="string">
            <text:p>Lisbon-Barcelona</text:p>
          </table:table-cell>
          <table:table-cell table:number-columns-repeated="2" office:value-type="float" office:value="1305" calcext:value-type="float">
            <text:p>1305</text:p>
          </table:table-cell>
          <table:table-cell office:value-type="float" office:value="6088" calcext:value-type="float">
            <text:p>6088</text:p>
          </table:table-cell>
          <table:table-cell office:value-type="float" office:value="0.0000367164611816406" calcext:value-type="float">
            <text:p>3,67164611816406E-05</text:p>
          </table:table-cell>
          <table:table-cell office:value-type="float" office:value="0.0000205039978027344" calcext:value-type="float">
            <text:p>2,05039978027344E-05</text:p>
          </table:table-cell>
          <table:table-cell office:value-type="float" office:value="0.00535655021667481" calcext:value-type="float">
            <text:p>0,00535655021667481</text:p>
          </table:table-cell>
        </table:table-row>
        <table:table-row table:style-name="ro1">
          <table:table-cell office:value-type="string" calcext:value-type="string">
            <text:p>Gibraltar-Hamburg</text:p>
          </table:table-cell>
          <table:table-cell table:number-columns-repeated="3" office:value-type="float" office:value="2897" calcext:value-type="float">
            <text:p>2897</text:p>
          </table:table-cell>
          <table:table-cell office:value-type="float" office:value="0.0000505447387695313" calcext:value-type="float">
            <text:p>5,05447387695313E-05</text:p>
          </table:table-cell>
          <table:table-cell office:value-type="float" office:value="0.0000529289245605469" calcext:value-type="float">
            <text:p>5,29289245605469E-05</text:p>
          </table:table-cell>
          <table:table-cell office:value-type="float" office:value="0.000774860382080078" calcext:value-type="float">
            <text:p>0,000774860382080078</text:p>
          </table:table-cell>
        </table:table-row>
        <table:table-row table:style-name="ro1">
          <table:table-cell office:value-type="string" calcext:value-type="string">
            <text:p>Stockholm-Vienna</text:p>
          </table:table-cell>
          <table:table-cell table:number-columns-repeated="2"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  <table:table-cell office:value-type="float" office:value="0.0000345706939697266" calcext:value-type="float">
            <text:p>3,45706939697266E-05</text:p>
          </table:table-cell>
          <table:table-cell office:value-type="float" office:value="0.0000388622283935547" calcext:value-type="float">
            <text:p>3,88622283935547E-05</text:p>
          </table:table-cell>
          <table:table-cell office:value-type="float" office:value="0.238040924072266" calcext:value-type="float">
            <text:p>0,238040924072266</text:p>
          </table:table-cell>
        </table:table-row>
        <table:table-row table:style-name="ro1">
          <table:table-cell office:value-type="string" calcext:value-type="string">
            <text:p>Copenhagen-Milan</text:p>
          </table:table-cell>
          <table:table-cell table:number-columns-repeated="2" office:value-type="float" office:value="1449" calcext:value-type="float">
            <text:p>1449</text:p>
          </table:table-cell>
          <table:table-cell office:value-type="float" office:value="6781" calcext:value-type="float">
            <text:p>6781</text:p>
          </table:table-cell>
          <table:table-cell office:value-type="float" office:value="0.0000460147857666016" calcext:value-type="float">
            <text:p>4,60147857666016E-05</text:p>
          </table:table-cell>
          <table:table-cell office:value-type="float" office:value="0.0000464916229248047" calcext:value-type="float">
            <text:p>4,64916229248047E-05</text:p>
          </table:table-cell>
          <table:table-cell office:value-type="float" office:value="0.00316381454467773" calcext:value-type="float">
            <text:p>0,00316381454467773</text:p>
          </table:table-cell>
        </table:table-row>
        <table:table-row table:style-name="ro1">
          <table:table-cell office:value-type="string" calcext:value-type="string">
            <text:p>Hook of Holland-Barcelona</text:p>
          </table:table-cell>
          <table:table-cell table:number-columns-repeated="2" office:value-type="float" office:value="1490" calcext:value-type="float">
            <text:p>1490</text:p>
          </table:table-cell>
          <table:table-cell office:value-type="float" office:value="2553" calcext:value-type="float">
            <text:p>2553</text:p>
          </table:table-cell>
          <table:table-cell office:value-type="float" office:value="0.0000503063201904297" calcext:value-type="float">
            <text:p>5,03063201904297E-05</text:p>
          </table:table-cell>
          <table:table-cell office:value-type="float" office:value="0.0000467300415039063" calcext:value-type="float">
            <text:p>4,67300415039063E-05</text:p>
          </table:table-cell>
          <table:table-cell office:value-type="float" office:value="0.00182390213012695" calcext:value-type="float">
            <text:p>0,00182390213012695</text:p>
          </table:table-cell>
        </table:table-row>
        <table:table-row table:style-name="ro1">
          <table:table-cell office:value-type="string" calcext:value-type="string">
            <text:p>Brussels-Athens</text:p>
          </table:table-cell>
          <table:table-cell table:number-columns-repeated="3" office:value-type="float" office:value="2926" calcext:value-type="float">
            <text:p>2926</text:p>
          </table:table-cell>
          <table:table-cell office:value-type="float" office:value="0.0000367164611816406" calcext:value-type="float">
            <text:p>3,67164611816406E-05</text:p>
          </table:table-cell>
          <table:table-cell office:value-type="float" office:value="0.0000665187835693359" calcext:value-type="float">
            <text:p>6,65187835693359E-05</text:p>
          </table:table-cell>
          <table:table-cell office:value-type="float" office:value="0.00141048431396484" calcext:value-type="float">
            <text:p>0,00141048431396484</text:p>
          </table:table-cell>
        </table:table-row>
        <table:table-row table:style-name="ro1">
          <table:table-cell office:value-type="string" calcext:value-type="string">
            <text:p>Cherbourg-Cologne</text:p>
          </table:table-cell>
          <table:table-cell table:number-columns-repeated="3" office:value-type="float" office:value="1525" calcext:value-type="float">
            <text:p>1525</text:p>
          </table:table-cell>
          <table:table-cell office:value-type="float" office:value="0.0000433921813964844" calcext:value-type="float">
            <text:p>4,33921813964844E-05</text:p>
          </table:table-cell>
          <table:table-cell office:value-type="float" office:value="0.0000319480895996094" calcext:value-type="float">
            <text:p>3,19480895996094E-05</text:p>
          </table:table-cell>
          <table:table-cell office:value-type="float" office:value="0.00198817253112793" calcext:value-type="float">
            <text:p>0,00198817253112793</text:p>
          </table:table-cell>
        </table:table-row>
        <table:table-row table:style-name="ro1">
          <table:table-cell office:value-type="string" calcext:value-type="string">
            <text:p>Stockholm-Hook of Holland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0.0000221729278564453" calcext:value-type="float">
            <text:p>2,21729278564453E-05</text:p>
          </table:table-cell>
          <table:table-cell office:value-type="float" office:value="0.0000202655792236328" calcext:value-type="float">
            <text:p>2,02655792236328E-05</text:p>
          </table:table-cell>
          <table:table-cell office:value-type="float" office:value="0.11605429649353" calcext:value-type="float">
            <text:p>0,11605429649353</text:p>
          </table:table-cell>
        </table:table-row>
        <table:table-row table:style-name="ro1">
          <table:table-cell office:value-type="string" calcext:value-type="string">
            <text:p>Stockholm-Munich</text:p>
          </table:table-cell>
          <table:table-cell table:number-columns-repeated="2"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0.0000221729278564453" calcext:value-type="float">
            <text:p>2,21729278564453E-05</text:p>
          </table:table-cell>
          <table:table-cell office:value-type="float" office:value="0.0000329017639160156" calcext:value-type="float">
            <text:p>3,29017639160156E-05</text:p>
          </table:table-cell>
          <table:table-cell office:value-type="float" office:value="0.24891471862793" calcext:value-type="float">
            <text:p>0,24891471862793</text:p>
          </table:table-cell>
        </table:table-row>
        <table:table-row table:style-name="ro1">
          <table:table-cell office:value-type="string" calcext:value-type="string">
            <text:p>Stockholm-Hamburg</text:p>
          </table:table-cell>
          <table:table-cell table:number-columns-repeated="3" office:value-type="float" office:value="949" calcext:value-type="float">
            <text:p>949</text:p>
          </table:table-cell>
          <table:table-cell office:value-type="float" office:value="0.0000128746032714844" calcext:value-type="float">
            <text:p>1,28746032714844E-05</text:p>
          </table:table-cell>
          <table:table-cell office:value-type="float" office:value="0.00000548362731933594" calcext:value-type="float">
            <text:p>5,48362731933594E-06</text:p>
          </table:table-cell>
          <table:table-cell office:value-type="float" office:value="0.000705480575561523" calcext:value-type="float">
            <text:p>0,000705480575561523</text:p>
          </table:table-cell>
        </table:table-row>
        <table:table-row table:style-name="ro1">
          <table:table-cell office:value-type="string" calcext:value-type="string">
            <text:p>Cologne-Geneva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2033" calcext:value-type="float">
            <text:p>2033</text:p>
          </table:table-cell>
          <table:table-cell office:value-type="float" office:value="0.0000367164611816406" calcext:value-type="float">
            <text:p>3,67164611816406E-05</text:p>
          </table:table-cell>
          <table:table-cell office:value-type="float" office:value="0.0000274181365966797" calcext:value-type="float">
            <text:p>2,74181365966797E-05</text:p>
          </table:table-cell>
          <table:table-cell office:value-type="float" office:value="0.00229859352111816" calcext:value-type="float">
            <text:p>0,00229859352111816</text:p>
          </table:table-cell>
        </table:table-row>
        <table:table-row table:style-name="ro1">
          <table:table-cell office:value-type="string" calcext:value-type="string">
            <text:p>Athens-Brussels</text:p>
          </table:table-cell>
          <table:table-cell table:number-columns-repeated="2" office:value-type="float" office:value="3287" calcext:value-type="float">
            <text:p>3287</text:p>
          </table:table-cell>
          <table:table-cell office:value-type="float" office:value="0" calcext:value-type="float">
            <text:p>0</text:p>
          </table:table-cell>
          <table:table-cell office:value-type="float" office:value="0.0000290870666503906" calcext:value-type="float">
            <text:p>2,90870666503906E-05</text:p>
          </table:table-cell>
          <table:table-cell office:value-type="float" office:value="0.000122308731079102" calcext:value-type="float">
            <text:p>0,000122308731079102</text:p>
          </table:table-cell>
          <table:table-cell office:value-type="float" office:value="0.179018259048462" calcext:value-type="float">
            <text:p>0,179018259048462</text:p>
          </table:table-cell>
        </table:table-row>
        <table:table-row table:style-name="ro1">
          <table:table-cell office:value-type="string" calcext:value-type="string">
            <text:p>Geneva-Madrid</text:p>
          </table:table-cell>
          <table:table-cell table:number-columns-repeated="2"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  <table:table-cell office:value-type="float" office:value="0.0000281333923339844" calcext:value-type="float">
            <text:p>2,81333923339844E-05</text:p>
          </table:table-cell>
          <table:table-cell office:value-type="float" office:value="0.000156402587890625" calcext:value-type="float">
            <text:p>0,000156402587890625</text:p>
          </table:table-cell>
          <table:table-cell office:value-type="float" office:value="0.25242280960083" calcext:value-type="float">
            <text:p>0,25242280960083</text:p>
          </table:table-cell>
        </table:table-row>
        <table:table-row table:style-name="ro1">
          <table:table-cell office:value-type="string" calcext:value-type="string">
            <text:p>Marseilles-Rome</text:p>
          </table:table-cell>
          <table:table-cell table:number-columns-repeated="2"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0.0000360012054443359" calcext:value-type="float">
            <text:p>3,60012054443359E-05</text:p>
          </table:table-cell>
          <table:table-cell office:value-type="float" office:value="0.0000627040863037109" calcext:value-type="float">
            <text:p>6,27040863037109E-05</text:p>
          </table:table-cell>
          <table:table-cell office:value-type="float" office:value="0.197695016860962" calcext:value-type="float">
            <text:p>0,197695016860962</text:p>
          </table:table-cell>
        </table:table-row>
        <table:table-row table:style-name="ro1">
          <table:table-cell office:value-type="string" calcext:value-type="string">
            <text:p>Munich-Paris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1677" calcext:value-type="float">
            <text:p>1677</text:p>
          </table:table-cell>
          <table:table-cell office:value-type="float" office:value="0.0000357627868652344" calcext:value-type="float">
            <text:p>3,57627868652344E-05</text:p>
          </table:table-cell>
          <table:table-cell office:value-type="float" office:value="0.0000162124633789063" calcext:value-type="float">
            <text:p>1,62124633789063E-05</text:p>
          </table:table-cell>
          <table:table-cell office:value-type="float" office:value="0.00147366523742676" calcext:value-type="float">
            <text:p>0,00147366523742676</text:p>
          </table:table-cell>
        </table:table-row>
        <table:table-row table:style-name="ro1">
          <table:table-cell office:value-type="string" calcext:value-type="string">
            <text:p>Brussels-Hook of Holland</text:p>
          </table:table-cell>
          <table:table-cell table:number-columns-repeated="2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0.000030517578125" calcext:value-type="float">
            <text:p>0,000030517578125</text:p>
          </table:table-cell>
          <table:table-cell office:value-type="float" office:value="0.0000202655792236328" calcext:value-type="float">
            <text:p>2,02655792236328E-05</text:p>
          </table:table-cell>
          <table:table-cell office:value-type="float" office:value="0.116373062133789" calcext:value-type="float">
            <text:p>0,116373062133789</text:p>
          </table:table-cell>
        </table:table-row>
        <table:table-row table:style-name="ro1">
          <table:table-cell office:value-type="string" calcext:value-type="string">
            <text:p>Rome-Gibraltar</text:p>
          </table:table-cell>
          <table:table-cell table:number-columns-repeated="2" office:value-type="float" office:value="3148" calcext:value-type="float">
            <text:p>3148</text:p>
          </table:table-cell>
          <table:table-cell office:value-type="float" office:value="4166" calcext:value-type="float">
            <text:p>4166</text:p>
          </table:table-cell>
          <table:table-cell office:value-type="float" office:value="0.0000255107879638672" calcext:value-type="float">
            <text:p>2,55107879638672E-05</text:p>
          </table:table-cell>
          <table:table-cell office:value-type="float" office:value="0.000057220458984375" calcext:value-type="float">
            <text:p>5,7220458984375E-05</text:p>
          </table:table-cell>
          <table:table-cell office:value-type="float" office:value="0.00373530387878418" calcext:value-type="float">
            <text:p>0,00373530387878418</text:p>
          </table:table-cell>
        </table:table-row>
        <table:table-row table:style-name="ro1">
          <table:table-cell office:value-type="string" calcext:value-type="string">
            <text:p>Vienna-Athens</text:p>
          </table:table-cell>
          <table:table-cell table:number-columns-repeated="3" office:value-type="float" office:value="1991" calcext:value-type="float">
            <text:p>1991</text:p>
          </table:table-cell>
          <table:table-cell office:value-type="float" office:value="0.0000174045562744141" calcext:value-type="float">
            <text:p>1,74045562744141E-05</text:p>
          </table:table-cell>
          <table:table-cell office:value-type="float" office:value="0.0000519752502441406" calcext:value-type="float">
            <text:p>5,19752502441406E-05</text:p>
          </table:table-cell>
          <table:table-cell office:value-type="float" office:value="0.000708341598510742" calcext:value-type="float">
            <text:p>0,000708341598510742</text:p>
          </table:table-cell>
        </table:table-row>
        <table:table-row table:style-name="ro1">
          <table:table-cell office:value-type="string" calcext:value-type="string">
            <text:p>Marseilles-Cherbourg</text:p>
          </table:table-cell>
          <table:table-cell table:number-columns-repeated="3" office:value-type="float" office:value="1131" calcext:value-type="float">
            <text:p>1131</text:p>
          </table:table-cell>
          <table:table-cell office:value-type="float" office:value="0.0000407695770263672" calcext:value-type="float">
            <text:p>4,07695770263672E-05</text:p>
          </table:table-cell>
          <table:table-cell office:value-type="float" office:value="0.0000336170196533203" calcext:value-type="float">
            <text:p>3,36170196533203E-05</text:p>
          </table:table-cell>
          <table:table-cell office:value-type="float" office:value="0.0021812915802002" calcext:value-type="float">
            <text:p>0,0021812915802002</text:p>
          </table:table-cell>
        </table:table-row>
        <table:table-row table:style-name="ro1">
          <table:table-cell office:value-type="string" calcext:value-type="string">
            <text:p>Hamburg-Gibraltar</text:p>
          </table:table-cell>
          <table:table-cell table:number-columns-repeated="2" office:value-type="float" office:value="2853" calcext:value-type="float">
            <text:p>2853</text:p>
          </table:table-cell>
          <table:table-cell office:value-type="float" office:value="5196" calcext:value-type="float">
            <text:p>5196</text:p>
          </table:table-cell>
          <table:table-cell office:value-type="float" office:value="0.0000512599945068359" calcext:value-type="float">
            <text:p>5,12599945068359E-05</text:p>
          </table:table-cell>
          <table:table-cell office:value-type="float" office:value="0.0000622272491455078" calcext:value-type="float">
            <text:p>6,22272491455078E-05</text:p>
          </table:table-cell>
          <table:table-cell office:value-type="float" office:value="0.00504016876220703" calcext:value-type="float">
            <text:p>0,00504016876220703</text:p>
          </table:table-cell>
        </table:table-row>
        <table:table-row table:style-name="ro1">
          <table:table-cell office:value-type="string" calcext:value-type="string">
            <text:p>Paris-Barcelona</text:p>
          </table:table-cell>
          <table:table-cell table:number-columns-repeated="2" office:value-type="float" office:value="1312" calcext:value-type="float">
            <text:p>1312</text:p>
          </table:table-cell>
          <table:table-cell office:value-type="float" office:value="5381" calcext:value-type="float">
            <text:p>5381</text:p>
          </table:table-cell>
          <table:table-cell office:value-type="float" office:value="0.0000350475311279297" calcext:value-type="float">
            <text:p>3,50475311279297E-05</text:p>
          </table:table-cell>
          <table:table-cell office:value-type="float" office:value="0.0000383853912353516" calcext:value-type="float">
            <text:p>3,83853912353516E-05</text:p>
          </table:table-cell>
          <table:table-cell office:value-type="float" office:value="0.00605297088623047" calcext:value-type="float">
            <text:p>0,00605297088623047</text:p>
          </table:table-cell>
        </table:table-row>
        <table:table-row table:style-name="ro1">
          <table:table-cell office:value-type="string" calcext:value-type="string">
            <text:p>Geneva-Gibraltar</text:p>
          </table:table-cell>
          <table:table-cell table:number-columns-repeated="3" office:value-type="float" office:value="2484" calcext:value-type="float">
            <text:p>2484</text:p>
          </table:table-cell>
          <table:table-cell office:value-type="float" office:value="0.000026702880859375" calcext:value-type="float">
            <text:p>2,6702880859375E-05</text:p>
          </table:table-cell>
          <table:table-cell office:value-type="float" office:value="0.0000581741333007813" calcext:value-type="float">
            <text:p>5,81741333007813E-05</text:p>
          </table:table-cell>
          <table:table-cell office:value-type="float" office:value="0.00172233581542969" calcext:value-type="float">
            <text:p>0,00172233581542969</text:p>
          </table:table-cell>
        </table:table-row>
        <table:table-row table:style-name="ro1">
          <table:table-cell office:value-type="string" calcext:value-type="string">
            <text:p>Calais-Vienna</text:p>
          </table:table-cell>
          <table:table-cell table:number-columns-repeated="2" office:value-type="float" office:value="1346" calcext:value-type="float">
            <text:p>1346</text:p>
          </table:table-cell>
          <table:table-cell office:value-type="float" office:value="1379" calcext:value-type="float">
            <text:p>1379</text:p>
          </table:table-cell>
          <table:table-cell office:value-type="float" office:value="0.0000388622283935547" calcext:value-type="float">
            <text:p>3,88622283935547E-05</text:p>
          </table:table-cell>
          <table:table-cell office:value-type="float" office:value="0.0000467300415039063" calcext:value-type="float">
            <text:p>4,67300415039063E-05</text:p>
          </table:table-cell>
          <table:table-cell office:value-type="float" office:value="0.00266718864440918" calcext:value-type="float">
            <text:p>0,00266718864440918</text:p>
          </table:table-cell>
        </table:table-row>
        <table:table-row table:style-name="ro1">
          <table:table-cell office:value-type="string" calcext:value-type="string">
            <text:p>Hamburg-Gibraltar</text:p>
          </table:table-cell>
          <table:table-cell table:number-columns-repeated="2" office:value-type="float" office:value="2853" calcext:value-type="float">
            <text:p>2853</text:p>
          </table:table-cell>
          <table:table-cell office:value-type="float" office:value="5196" calcext:value-type="float">
            <text:p>5196</text:p>
          </table:table-cell>
          <table:table-cell office:value-type="float" office:value="0.00005340576171875" calcext:value-type="float">
            <text:p>5,340576171875E-05</text:p>
          </table:table-cell>
          <table:table-cell office:value-type="float" office:value="0.0000615119934082031" calcext:value-type="float">
            <text:p>6,15119934082031E-05</text:p>
          </table:table-cell>
          <table:table-cell office:value-type="float" office:value="0.00490808486938477" calcext:value-type="float">
            <text:p>0,00490808486938477</text:p>
          </table:table-cell>
        </table:table-row>
        <table:table-row table:style-name="ro1">
          <table:table-cell office:value-type="string" calcext:value-type="string">
            <text:p>Stockholm-Hook of Holland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0.0000221729278564453" calcext:value-type="float">
            <text:p>2,21729278564453E-05</text:p>
          </table:table-cell>
          <table:table-cell office:value-type="float" office:value="0.0000202655792236328" calcext:value-type="float">
            <text:p>2,02655792236328E-05</text:p>
          </table:table-cell>
          <table:table-cell office:value-type="float" office:value="0.135879516601563" calcext:value-type="float">
            <text:p>0,135879516601563</text:p>
          </table:table-cell>
        </table:table-row>
        <table:table-row table:style-name="ro1">
          <table:table-cell office:value-type="string" calcext:value-type="string">
            <text:p>Madrid-Cologne</text:p>
          </table:table-cell>
          <table:table-cell table:number-columns-repeated="2" office:value-type="float" office:value="2458" calcext:value-type="float">
            <text:p>2458</text:p>
          </table:table-cell>
          <table:table-cell office:value-type="float" office:value="2658" calcext:value-type="float">
            <text:p>2658</text:p>
          </table:table-cell>
          <table:table-cell office:value-type="float" office:value="0.0000450611114501953" calcext:value-type="float">
            <text:p>4,50611114501953E-05</text:p>
          </table:table-cell>
          <table:table-cell office:value-type="float" office:value="0.0000317096710205078" calcext:value-type="float">
            <text:p>3,17096710205078E-05</text:p>
          </table:table-cell>
          <table:table-cell office:value-type="float" office:value="0.00145268440246582" calcext:value-type="float">
            <text:p>0,00145268440246582</text:p>
          </table:table-cell>
        </table:table-row>
        <table:table-row table:style-name="ro1">
          <table:table-cell office:value-type="string" calcext:value-type="string">
            <text:p>Milan-Lisbon</text:p>
          </table:table-cell>
          <table:table-cell table:number-columns-repeated="2" office:value-type="float" office:value="3023" calcext:value-type="float">
            <text:p>3023</text:p>
          </table:table-cell>
          <table:table-cell office:value-type="float" office:value="0" calcext:value-type="float">
            <text:p>0</text:p>
          </table:table-cell>
          <table:table-cell office:value-type="float" office:value="0.0000348091125488281" calcext:value-type="float">
            <text:p>3,48091125488281E-05</text:p>
          </table:table-cell>
          <table:table-cell office:value-type="float" office:value="0.0000660419464111328" calcext:value-type="float">
            <text:p>6,60419464111328E-05</text:p>
          </table:table-cell>
          <table:table-cell office:value-type="float" office:value="0.110786914825439" calcext:value-type="float">
            <text:p>0,110786914825439</text:p>
          </table:table-cell>
        </table:table-row>
        <table:table-row table:style-name="ro1">
          <table:table-cell office:value-type="string" calcext:value-type="string">
            <text:p>Rome-Marseilles</text:p>
          </table:table-cell>
          <table:table-cell table:number-columns-repeated="3" office:value-type="float" office:value="1011" calcext:value-type="float">
            <text:p>1011</text:p>
          </table:table-cell>
          <table:table-cell office:value-type="float" office:value="0.0000240802764892578" calcext:value-type="float">
            <text:p>2,40802764892578E-05</text:p>
          </table:table-cell>
          <table:table-cell office:value-type="float" office:value="0.0000104904174804688" calcext:value-type="float">
            <text:p>1,04904174804688E-05</text:p>
          </table:table-cell>
          <table:table-cell office:value-type="float" office:value="0.00130581855773926" calcext:value-type="float">
            <text:p>0,00130581855773926</text:p>
          </table:table-cell>
        </table:table-row>
        <table:table-row table:style-name="ro1">
          <table:table-cell office:value-type="string" calcext:value-type="string">
            <text:p>Stockholm-Copenhagen</text:p>
          </table:table-cell>
          <table:table-cell table:number-columns-repeated="2" office:value-type="float" office:value="1409" calcext:value-type="float">
            <text:p>1409</text:p>
          </table:table-cell>
          <table:table-cell office:value-type="float" office:value="3820" calcext:value-type="float">
            <text:p>3820</text:p>
          </table:table-cell>
          <table:table-cell office:value-type="float" office:value="0.0000319480895996094" calcext:value-type="float">
            <text:p>3,19480895996094E-05</text:p>
          </table:table-cell>
          <table:table-cell office:value-type="float" office:value="0.0000166893005371094" calcext:value-type="float">
            <text:p>1,66893005371094E-05</text:p>
          </table:table-cell>
          <table:table-cell office:value-type="float" office:value="0.00462436676025391" calcext:value-type="float">
            <text:p>0,00462436676025391</text:p>
          </table:table-cell>
        </table:table-row>
        <table:table-row table:style-name="ro1">
          <table:table-cell office:value-type="string" calcext:value-type="string">
            <text:p>Geneva-Cherbourg</text:p>
          </table:table-cell>
          <table:table-cell table:number-columns-repeated="2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0.0000276565551757813" calcext:value-type="float">
            <text:p>2,76565551757813E-05</text:p>
          </table:table-cell>
          <table:table-cell office:value-type="float" office:value="0.0000264644622802734" calcext:value-type="float">
            <text:p>2,64644622802734E-05</text:p>
          </table:table-cell>
          <table:table-cell office:value-type="float" office:value="0.30750584602356" calcext:value-type="float">
            <text:p>0,30750584602356</text:p>
          </table:table-cell>
        </table:table-row>
        <table:table-row table:style-name="ro1">
          <table:table-cell office:value-type="string" calcext:value-type="string">
            <text:p>Rome-Vienna</text:p>
          </table:table-cell>
          <table:table-cell table:number-columns-repeated="3" office:value-type="float" office:value="1484" calcext:value-type="float">
            <text:p>1484</text:p>
          </table:table-cell>
          <table:table-cell office:value-type="float" office:value="0.0000219345092773438" calcext:value-type="float">
            <text:p>2,19345092773438E-05</text:p>
          </table:table-cell>
          <table:table-cell office:value-type="float" office:value="0.0000188350677490234" calcext:value-type="float">
            <text:p>1,88350677490234E-05</text:p>
          </table:table-cell>
          <table:table-cell office:value-type="float" office:value="0.00174975395202637" calcext:value-type="float">
            <text:p>0,00174975395202637</text:p>
          </table:table-cell>
        </table:table-row>
        <table:table-row table:style-name="ro1">
          <table:table-cell office:value-type="string" calcext:value-type="string">
            <text:p>Marseilles-Geneva</text:p>
          </table:table-cell>
          <table:table-cell table:number-columns-repeated="3" office:value-type="float" office:value="478" calcext:value-type="float">
            <text:p>478</text:p>
          </table:table-cell>
          <table:table-cell office:value-type="float" office:value="0.0000150203704833984" calcext:value-type="float">
            <text:p>1,50203704833984E-05</text:p>
          </table:table-cell>
          <table:table-cell office:value-type="float" office:value="0.00000929832458496094" calcext:value-type="float">
            <text:p>9,29832458496094E-06</text:p>
          </table:table-cell>
          <table:table-cell office:value-type="float" office:value="0.00132060050964355" calcext:value-type="float">
            <text:p>0,00132060050964355</text:p>
          </table:table-cell>
        </table:table-row>
        <table:table-row table:style-name="ro1">
          <table:table-cell office:value-type="string" calcext:value-type="string">
            <text:p>Hook of Holland-Calais</text:p>
          </table:table-cell>
          <table:table-cell table:number-columns-repeated="3" office:value-type="float" office:value="1439" calcext:value-type="float">
            <text:p>1439</text:p>
          </table:table-cell>
          <table:table-cell office:value-type="float" office:value="0.0000562667846679688" calcext:value-type="float">
            <text:p>5,62667846679688E-05</text:p>
          </table:table-cell>
          <table:table-cell office:value-type="float" office:value="0.0000433921813964844" calcext:value-type="float">
            <text:p>4,33921813964844E-05</text:p>
          </table:table-cell>
          <table:table-cell office:value-type="float" office:value="0.00193977355957031" calcext:value-type="float">
            <text:p>0,00193977355957031</text:p>
          </table:table-cell>
        </table:table-row>
        <table:table-row table:style-name="ro1">
          <table:table-cell office:value-type="string" calcext:value-type="string">
            <text:p>Hook of Holland-Paris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2455" calcext:value-type="float">
            <text:p>2455</text:p>
          </table:table-cell>
          <table:table-cell office:value-type="float" office:value="0.0000283718109130859" calcext:value-type="float">
            <text:p>2,83718109130859E-05</text:p>
          </table:table-cell>
          <table:table-cell office:value-type="float" office:value="0.0000147819519042969" calcext:value-type="float">
            <text:p>1,47819519042969E-05</text:p>
          </table:table-cell>
          <table:table-cell office:value-type="float" office:value="0.00199413299560547" calcext:value-type="float">
            <text:p>0,00199413299560547</text:p>
          </table:table-cell>
        </table:table-row>
        <table:table-row table:style-name="ro1">
          <table:table-cell office:value-type="string" calcext:value-type="string">
            <text:p>Cherbourg-Madrid</text:p>
          </table:table-cell>
          <table:table-cell table:number-columns-repeated="2"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  <table:table-cell office:value-type="float" office:value="0.0000345706939697266" calcext:value-type="float">
            <text:p>3,45706939697266E-05</text:p>
          </table:table-cell>
          <table:table-cell office:value-type="float" office:value="0.0000307559967041016" calcext:value-type="float">
            <text:p>3,07559967041016E-05</text:p>
          </table:table-cell>
          <table:table-cell office:value-type="float" office:value="0.245315790176392" calcext:value-type="float">
            <text:p>0,245315790176392</text:p>
          </table:table-cell>
        </table:table-row>
        <table:table-row table:style-name="ro1">
          <table:table-cell office:value-type="string" calcext:value-type="string">
            <text:p>Cologne-Hamburg</text:p>
          </table:table-cell>
          <table:table-cell table:number-columns-repeated="2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0.0000216960906982422" calcext:value-type="float">
            <text:p>2,16960906982422E-05</text:p>
          </table:table-cell>
          <table:table-cell office:value-type="float" office:value="0.0000348091125488281" calcext:value-type="float">
            <text:p>3,48091125488281E-05</text:p>
          </table:table-cell>
          <table:table-cell office:value-type="float" office:value="0.252790689468384" calcext:value-type="float">
            <text:p>0,252790689468384</text:p>
          </table:table-cell>
        </table:table-row>
        <table:table-row table:style-name="ro1">
          <table:table-cell office:value-type="string" calcext:value-type="string">
            <text:p>Vienna-Milan</text:p>
          </table:table-cell>
          <table:table-cell table:number-columns-repeated="3" office:value-type="float" office:value="898" calcext:value-type="float">
            <text:p>898</text:p>
          </table:table-cell>
          <table:table-cell office:value-type="float" office:value="0.0000147819519042969" calcext:value-type="float">
            <text:p>1,47819519042969E-05</text:p>
          </table:table-cell>
          <table:table-cell office:value-type="float" office:value="0.00000739097595214844" calcext:value-type="float">
            <text:p>7,39097595214844E-06</text:p>
          </table:table-cell>
          <table:table-cell office:value-type="float" office:value="0.0013129711151123" calcext:value-type="float">
            <text:p>0,0013129711151123</text:p>
          </table:table-cell>
        </table:table-row>
        <table:table-row table:style-name="ro1">
          <table:table-cell office:value-type="string" calcext:value-type="string">
            <text:p>Marseilles-Lyons</text:p>
          </table:table-cell>
          <table:table-cell table:number-columns-repeated="3" office:value-type="float" office:value="320" calcext:value-type="float">
            <text:p>320</text:p>
          </table:table-cell>
          <table:table-cell office:value-type="float" office:value="0.0000116825103759766" calcext:value-type="float">
            <text:p>1,16825103759766E-05</text:p>
          </table:table-cell>
          <table:table-cell office:value-type="float" office:value="0.00000429153442382813" calcext:value-type="float">
            <text:p>4,29153442382813E-06</text:p>
          </table:table-cell>
          <table:table-cell office:value-type="float" office:value="0.000791311264038086" calcext:value-type="float">
            <text:p>0,000791311264038086</text:p>
          </table:table-cell>
        </table:table-row>
        <table:table-row table:style-name="ro1">
          <table:table-cell office:value-type="string" calcext:value-type="string">
            <text:p>Stockholm-Paris</text:p>
          </table:table-cell>
          <table:table-cell table:number-columns-repeated="3" office:value-type="float" office:value="1831" calcext:value-type="float">
            <text:p>1831</text:p>
          </table:table-cell>
          <table:table-cell office:value-type="float" office:value="0.0000417232513427734" calcext:value-type="float">
            <text:p>4,17232513427734E-05</text:p>
          </table:table-cell>
          <table:table-cell office:value-type="float" office:value="0.0000326633453369141" calcext:value-type="float">
            <text:p>3,26633453369141E-05</text:p>
          </table:table-cell>
          <table:table-cell office:value-type="float" office:value="0.00182175636291504" calcext:value-type="float">
            <text:p>0,00182175636291504</text:p>
          </table:table-cell>
        </table:table-row>
        <table:table-row table:style-name="ro1">
          <table:table-cell office:value-type="string" calcext:value-type="string">
            <text:p>Paris-Madrid</text:p>
          </table:table-cell>
          <table:table-cell table:number-columns-repeated="2"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  <table:table-cell office:value-type="float" office:value="0.0000371932983398438" calcext:value-type="float">
            <text:p>3,71932983398438E-05</text:p>
          </table:table-cell>
          <table:table-cell office:value-type="float" office:value="0.0000517368316650391" calcext:value-type="float">
            <text:p>5,17368316650391E-05</text:p>
          </table:table-cell>
          <table:table-cell office:value-type="float" office:value="0.249644994735718" calcext:value-type="float">
            <text:p>0,249644994735718</text:p>
          </table:table-cell>
        </table:table-row>
        <table:table-row table:style-name="ro1">
          <table:table-cell office:value-type="string" calcext:value-type="string">
            <text:p>Cherbourg-Gibraltar</text:p>
          </table:table-cell>
          <table:table-cell table:number-columns-repeated="3" office:value-type="float" office:value="2047" calcext:value-type="float">
            <text:p>2047</text:p>
          </table:table-cell>
          <table:table-cell office:value-type="float" office:value="0.0000262260437011719" calcext:value-type="float">
            <text:p>2,62260437011719E-05</text:p>
          </table:table-cell>
          <table:table-cell office:value-type="float" office:value="0.0000681877136230469" calcext:value-type="float">
            <text:p>6,81877136230469E-05</text:p>
          </table:table-cell>
          <table:table-cell office:value-type="float" office:value="0.000956058502197266" calcext:value-type="float">
            <text:p>0,000956058502197266</text:p>
          </table:table-cell>
        </table:table-row>
        <table:table-row table:style-name="ro1">
          <table:table-cell office:value-type="string" calcext:value-type="string">
            <text:p>Madrid-Rome</text:p>
          </table:table-cell>
          <table:table-cell table:number-columns-repeated="2" office:value-type="float" office:value="2749" calcext:value-type="float">
            <text:p>2749</text:p>
          </table:table-cell>
          <table:table-cell office:value-type="float" office:value="0" calcext:value-type="float">
            <text:p>0</text:p>
          </table:table-cell>
          <table:table-cell office:value-type="float" office:value="0.0000250339508056641" calcext:value-type="float">
            <text:p>2,50339508056641E-05</text:p>
          </table:table-cell>
          <table:table-cell office:value-type="float" office:value="0.0000557899475097656" calcext:value-type="float">
            <text:p>5,57899475097656E-05</text:p>
          </table:table-cell>
          <table:table-cell office:value-type="float" office:value="0.201312303543091" calcext:value-type="float">
            <text:p>0,201312303543091</text:p>
          </table:table-cell>
        </table:table-row>
        <table:table-row table:style-name="ro1">
          <table:table-cell office:value-type="string" calcext:value-type="string">
            <text:p>Copenhagen-Brussels</text:p>
          </table:table-cell>
          <table:table-cell table:number-columns-repeated="3" office:value-type="float" office:value="966" calcext:value-type="float">
            <text:p>966</text:p>
          </table:table-cell>
          <table:table-cell office:value-type="float" office:value="0.0000278949737548828" calcext:value-type="float">
            <text:p>2,78949737548828E-05</text:p>
          </table:table-cell>
          <table:table-cell office:value-type="float" office:value="0.0000398159027099609" calcext:value-type="float">
            <text:p>3,98159027099609E-05</text:p>
          </table:table-cell>
          <table:table-cell office:value-type="float" office:value="0.00108957290649414" calcext:value-type="float">
            <text:p>0,00108957290649414</text:p>
          </table:table-cell>
        </table:table-row>
        <table:table-row table:style-name="ro1">
          <table:table-cell office:value-type="string" calcext:value-type="string">
            <text:p>Gibraltar-Marseilles</text:p>
          </table:table-cell>
          <table:table-cell table:number-columns-repeated="2"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  <table:table-cell office:value-type="float" office:value="0.0000319480895996094" calcext:value-type="float">
            <text:p>3,19480895996094E-05</text:p>
          </table:table-cell>
          <table:table-cell office:value-type="float" office:value="0.0000154972076416016" calcext:value-type="float">
            <text:p>1,54972076416016E-05</text:p>
          </table:table-cell>
          <table:table-cell office:value-type="float" office:value="0.109756469726563" calcext:value-type="float">
            <text:p>0,109756469726563</text:p>
          </table:table-cell>
        </table:table-row>
        <table:table-row table:style-name="ro1">
          <table:table-cell office:value-type="string" calcext:value-type="string">
            <text:p>Madrid-Rome</text:p>
          </table:table-cell>
          <table:table-cell table:number-columns-repeated="2" office:value-type="float" office:value="2749" calcext:value-type="float">
            <text:p>2749</text:p>
          </table:table-cell>
          <table:table-cell office:value-type="float" office:value="0" calcext:value-type="float">
            <text:p>0</text:p>
          </table:table-cell>
          <table:table-cell office:value-type="float" office:value="0.0000219345092773438" calcext:value-type="float">
            <text:p>2,19345092773438E-05</text:p>
          </table:table-cell>
          <table:table-cell office:value-type="float" office:value="0.0000569820404052734" calcext:value-type="float">
            <text:p>5,69820404052734E-05</text:p>
          </table:table-cell>
          <table:table-cell office:value-type="float" office:value="0.187771558761597" calcext:value-type="float">
            <text:p>0,187771558761597</text:p>
          </table:table-cell>
        </table:table-row>
        <table:table-row table:style-name="ro1">
          <table:table-cell office:value-type="string" calcext:value-type="string">
            <text:p>Athens-Stockholm</text:p>
          </table:table-cell>
          <table:table-cell table:number-columns-repeated="2" office:value-type="float" office:value="3927" calcext:value-type="float">
            <text:p>3927</text:p>
          </table:table-cell>
          <table:table-cell office:value-type="float" office:value="0" calcext:value-type="float">
            <text:p>0</text:p>
          </table:table-cell>
          <table:table-cell office:value-type="float" office:value="0.0000576972961425781" calcext:value-type="float">
            <text:p>5,76972961425781E-05</text:p>
          </table:table-cell>
          <table:table-cell office:value-type="float" office:value="0.0000603199005126953" calcext:value-type="float">
            <text:p>6,03199005126953E-05</text:p>
          </table:table-cell>
          <table:table-cell office:value-type="float" office:value="0.101178407669067" calcext:value-type="float">
            <text:p>0,101178407669067</text:p>
          </table:table-cell>
        </table:table-row>
        <table:table-row table:style-name="ro1">
          <table:table-cell office:value-type="string" calcext:value-type="string">
            <text:p>Stockholm-Milan</text:p>
          </table:table-cell>
          <table:table-cell table:number-columns-repeated="3" office:value-type="float" office:value="2320" calcext:value-type="float">
            <text:p>2320</text:p>
          </table:table-cell>
          <table:table-cell office:value-type="float" office:value="0.0000565052032470703" calcext:value-type="float">
            <text:p>5,65052032470703E-05</text:p>
          </table:table-cell>
          <table:table-cell office:value-type="float" office:value="0.0000486373901367188" calcext:value-type="float">
            <text:p>4,86373901367188E-05</text:p>
          </table:table-cell>
          <table:table-cell office:value-type="float" office:value="0.00194835662841797" calcext:value-type="float">
            <text:p>0,00194835662841797</text:p>
          </table:table-cell>
        </table:table-row>
        <table:table-row table:style-name="ro1">
          <table:table-cell office:value-type="string" calcext:value-type="string">
            <text:p>Paris-Barcelona</text:p>
          </table:table-cell>
          <table:table-cell table:number-columns-repeated="2" office:value-type="float" office:value="1312" calcext:value-type="float">
            <text:p>1312</text:p>
          </table:table-cell>
          <table:table-cell office:value-type="float" office:value="5381" calcext:value-type="float">
            <text:p>5381</text:p>
          </table:table-cell>
          <table:table-cell office:value-type="float" office:value="0.000034332275390625" calcext:value-type="float">
            <text:p>3,4332275390625E-05</text:p>
          </table:table-cell>
          <table:table-cell office:value-type="float" office:value="0.0000395774841308594" calcext:value-type="float">
            <text:p>3,95774841308594E-05</text:p>
          </table:table-cell>
          <table:table-cell office:value-type="float" office:value="0.00397682189941406" calcext:value-type="float">
            <text:p>0,00397682189941406</text:p>
          </table:table-cell>
        </table:table-row>
        <table:table-row table:style-name="ro1">
          <table:table-cell office:value-type="string" calcext:value-type="string">
            <text:p>Madrid-Paris</text:p>
          </table:table-cell>
          <table:table-cell table:number-columns-repeated="2" office:value-type="float" office:value="1273" calcext:value-type="float">
            <text:p>1273</text:p>
          </table:table-cell>
          <table:table-cell office:value-type="float" office:value="3080" calcext:value-type="float">
            <text:p>3080</text:p>
          </table:table-cell>
          <table:table-cell office:value-type="float" office:value="0.0000145435333251953" calcext:value-type="float">
            <text:p>1,45435333251953E-05</text:p>
          </table:table-cell>
          <table:table-cell office:value-type="float" office:value="0.00000524520874023438" calcext:value-type="float">
            <text:p>5,24520874023438E-06</text:p>
          </table:table-cell>
          <table:table-cell office:value-type="float" office:value="0.00326299667358398" calcext:value-type="float">
            <text:p>0,00326299667358398</text:p>
          </table:table-cell>
        </table:table-row>
        <table:table-row table:style-name="ro1">
          <table:table-cell office:value-type="string" calcext:value-type="string">
            <text:p>Vienna-Milan</text:p>
          </table:table-cell>
          <table:table-cell table:number-columns-repeated="3" office:value-type="float" office:value="898" calcext:value-type="float">
            <text:p>898</text:p>
          </table:table-cell>
          <table:table-cell office:value-type="float" office:value="0.0000147819519042969" calcext:value-type="float">
            <text:p>1,47819519042969E-05</text:p>
          </table:table-cell>
          <table:table-cell office:value-type="float" office:value="0.00000691413879394531" calcext:value-type="float">
            <text:p>6,91413879394531E-06</text:p>
          </table:table-cell>
          <table:table-cell office:value-type="float" office:value="0.00065159797668457" calcext:value-type="float">
            <text:p>0,00065159797668457</text:p>
          </table:table-cell>
        </table:table-row>
        <table:table-row table:style-name="ro1">
          <table:table-cell office:value-type="string" calcext:value-type="string">
            <text:p>Geneva-Munich</text:p>
          </table:table-cell>
          <table:table-cell table:number-columns-repeated="2" office:value-type="float" office:value="1424" calcext:value-type="float">
            <text:p>1424</text:p>
          </table:table-cell>
          <table:table-cell office:value-type="float" office:value="1708" calcext:value-type="float">
            <text:p>1708</text:p>
          </table:table-cell>
          <table:table-cell office:value-type="float" office:value="0.000030517578125" calcext:value-type="float">
            <text:p>0,000030517578125</text:p>
          </table:table-cell>
          <table:table-cell office:value-type="float" office:value="0.0000500679016113281" calcext:value-type="float">
            <text:p>5,00679016113281E-05</text:p>
          </table:table-cell>
          <table:table-cell office:value-type="float" office:value="0.00202369689941406" calcext:value-type="float">
            <text:p>0,00202369689941406</text:p>
          </table:table-cell>
        </table:table-row>
        <table:table-row table:style-name="ro1">
          <table:table-cell office:value-type="string" calcext:value-type="string">
            <text:p>Lisbon-Calais</text:p>
          </table:table-cell>
          <table:table-cell table:number-columns-repeated="3" office:value-type="float" office:value="1917" calcext:value-type="float">
            <text:p>1917</text:p>
          </table:table-cell>
          <table:table-cell office:value-type="float" office:value="0.0000355243682861328" calcext:value-type="float">
            <text:p>3,55243682861328E-05</text:p>
          </table:table-cell>
          <table:table-cell office:value-type="float" office:value="0.0000452995300292969" calcext:value-type="float">
            <text:p>4,52995300292969E-05</text:p>
          </table:table-cell>
          <table:table-cell office:value-type="float" office:value="0.00121021270751953" calcext:value-type="float">
            <text:p>0,00121021270751953</text:p>
          </table:table-cell>
        </table:table-row>
        <table:table-row table:style-name="ro1">
          <table:table-cell office:value-type="string" calcext:value-type="string">
            <text:p>Munich-Calais</text:p>
          </table:table-cell>
          <table:table-cell table:number-columns-repeated="2" office:value-type="float" office:value="1519" calcext:value-type="float">
            <text:p>1519</text:p>
          </table:table-cell>
          <table:table-cell office:value-type="float" office:value="2031" calcext:value-type="float">
            <text:p>2031</text:p>
          </table:table-cell>
          <table:table-cell office:value-type="float" office:value="0.0000262260437011719" calcext:value-type="float">
            <text:p>2,62260437011719E-05</text:p>
          </table:table-cell>
          <table:table-cell office:value-type="float" office:value="0.0000412464141845703" calcext:value-type="float">
            <text:p>4,12464141845703E-05</text:p>
          </table:table-cell>
          <table:table-cell office:value-type="float" office:value="0.00190639495849609" calcext:value-type="float">
            <text:p>0,00190639495849609</text:p>
          </table:table-cell>
        </table:table-row>
        <table:table-row table:style-name="ro1">
          <table:table-cell office:value-type="string" calcext:value-type="string">
            <text:p>Munich-Brussels</text:p>
          </table:table-cell>
          <table:table-cell table:number-columns-repeated="2"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0.0000236034393310547" calcext:value-type="float">
            <text:p>2,36034393310547E-05</text:p>
          </table:table-cell>
          <table:table-cell office:value-type="float" office:value="0.0000350475311279297" calcext:value-type="float">
            <text:p>3,50475311279297E-05</text:p>
          </table:table-cell>
          <table:table-cell office:value-type="float" office:value="0.169230937957764" calcext:value-type="float">
            <text:p>0,169230937957764</text:p>
          </table:table-cell>
        </table:table-row>
        <table:table-row table:style-name="ro1">
          <table:table-cell office:value-type="string" calcext:value-type="string">
            <text:p>Cologne-Madrid</text:p>
          </table:table-cell>
          <table:table-cell table:number-columns-repeated="2"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office:value-type="float" office:value="0.0000367164611816406" calcext:value-type="float">
            <text:p>3,67164611816406E-05</text:p>
          </table:table-cell>
          <table:table-cell office:value-type="float" office:value="0.0000531673431396484" calcext:value-type="float">
            <text:p>5,31673431396484E-05</text:p>
          </table:table-cell>
          <table:table-cell office:value-type="float" office:value="0.224704265594482" calcext:value-type="float">
            <text:p>0,224704265594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6:07:39.690000000</meta:creation-date>
    <dc:date>2024-09-26T16:16:57.845000000</dc:date>
    <meta:editing-duration>PT9M18S</meta:editing-duration>
    <meta:editing-cycles>1</meta:editing-cycles>
    <meta:document-statistic meta:table-count="1" meta:cell-count="1057" meta:object-count="2"/>
    <meta:generator>LibreOffice/7.6.1.2$Windows_X86_64 LibreOffice_project/f5defcebd022c5bc36bbb79be232cb6926d8f674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71cm" svg:height="42.155cm" xlink:href=".." xlink:type="simple" chart:class="chart:bar" chart:style-name="ch1">
        <chart:legend chart:legend-position="end" svg:x="13.812cm" svg:y="20.28cm" style:legend-expansion="high" chart:style-name="ch2"/>
        <chart:plot-area chart:style-name="ch3" table:cell-range-address="Distances.A1:Distances.D151" chart:data-source-has-labels="both" svg:x="0.315cm" svg:y="0.843cm" svg:width="13.182cm" svg:height="40.469cm">
          <chart:coordinate-region svg:x="4.918cm" svg:y="0.843cm" svg:width="8.18cm" svg:height="39.822cm"/>
          <chart:axis chart:dimension="x" chart:name="primary-x" chart:style-name="ch4" chartooo:axis-type="auto">
            <chartooo:date-scale/>
            <chart:categories table:cell-range-address="Distances.A2:Distances.A1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tances.B2:Distances.B151" chart:label-cell-address="Distances.B1:Distances.B1" chart:class="chart:bar">
            <chart:data-point chart:repeated="150"/>
          </chart:series>
          <chart:series chart:style-name="ch8" chart:values-cell-range-address="Distances.C2:Distances.C151" chart:label-cell-address="Distances.C1:Distances.C1" chart:class="chart:bar">
            <chart:data-point chart:repeated="150"/>
          </chart:series>
          <chart:series chart:style-name="ch9" chart:values-cell-range-address="Distances.D2:Distances.D151" chart:label-cell-address="Distances.D1:Distances.D1" chart:class="chart:bar">
            <chart:data-point chart:repeated="1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</text:p>
                <draw:g>
                  <svg:desc>Distances.B1:Distances.B1</svg:desc>
                </draw:g>
              </table:table-cell>
              <table:table-cell office:value-type="string">
                <text:p>A Star</text:p>
                <draw:g>
                  <svg:desc>Distances.C1:Distances.C1</svg:desc>
                </draw:g>
              </table:table-cell>
              <table:table-cell office:value-type="string">
                <text:p>Ours</text:p>
                <draw:g>
                  <svg:desc>Distances.D1:Distance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ienna-Cologne</text:p>
                <draw:g>
                  <svg:desc>Distances.A2:Distances.A151</svg:desc>
                </draw:g>
              </table:table-cell>
              <table:table-cell office:value-type="float" office:value="1474">
                <text:p>1474</text:p>
                <draw:g>
                  <svg:desc>Distances.B2:Distances.B151</svg:desc>
                </draw:g>
              </table:table-cell>
              <table:table-cell office:value-type="float" office:value="1474">
                <text:p>1474</text:p>
                <draw:g>
                  <svg:desc>Distances.C2:Distances.C151</svg:desc>
                </draw:g>
              </table:table-cell>
              <table:table-cell office:value-type="float" office:value="1474">
                <text:p>1474</text:p>
                <draw:g>
                  <svg:desc>Distances.D2:Distances.D151</svg:desc>
                </draw:g>
              </table:table-cell>
            </table:table-row>
            <table:table-row>
              <table:table-cell office:value-type="string">
                <text:p>Vienna-Milan</text:p>
              </table:table-cell>
              <table:table-cell office:value-type="float" office:value="898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Vienna-Geneva</text:p>
              </table:table-cell>
              <table:table-cell office:value-type="float" office:value="1315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Lyons-Paris</text:p>
              </table:table-cell>
              <table:table-cell office:value-type="float" office:value="471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Hamburg-Marseilles</text:p>
              </table:table-cell>
              <table:table-cell office:value-type="float" office:value="1479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lais-Hook of Holland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penhagen-Milan</text:p>
              </table:table-cell>
              <table:table-cell office:value-type="float" office:value="1449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string">
                <text:p>Gibraltar-Lyons</text:p>
              </table:table-cell>
              <table:table-cell office:value-type="float" office:value="1817">
                <text:p>1817</text:p>
              </table:table-cell>
              <table:table-cell office:value-type="float" office:value="1817">
                <text:p>1817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Lyons-Marseilles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thens-Gibraltar</text:p>
              </table:table-cell>
              <table:table-cell office:value-type="float" office:value="4485">
                <text:p>4485</text:p>
              </table:table-cell>
              <table:table-cell office:value-type="float" office:value="4485">
                <text:p>4485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Paris-Munich</text:p>
              </table:table-cell>
              <table:table-cell office:value-type="float" office:value="1195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Madrid-Munich</text:p>
              </table:table-cell>
              <table:table-cell office:value-type="float" office:value="2468">
                <text:p>2468</text:p>
              </table:table-cell>
              <table:table-cell office:value-type="float" office:value="2468">
                <text:p>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rcelona-Athens</text:p>
              </table:table-cell>
              <table:table-cell office:value-type="float" office:value="3313">
                <text:p>3313</text:p>
              </table:table-cell>
              <table:table-cell office:value-type="float" office:value="3313">
                <text:p>3313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Stockholm-Lyons</text:p>
              </table:table-cell>
              <table:table-cell office:value-type="float" office:value="2108">
                <text:p>2108</text:p>
              </table:table-cell>
              <table:table-cell office:value-type="float" office:value="2108">
                <text:p>210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Paris-Rome</text:p>
              </table:table-cell>
              <table:table-cell office:value-type="float" office:value="1476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Paris-Stockholm</text:p>
              </table:table-cell>
              <table:table-cell office:value-type="float" office:value="2536">
                <text:p>2536</text:p>
              </table:table-cell>
              <table:table-cell office:value-type="float" office:value="2536">
                <text:p>253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Cherbourg-Hamburg</text:p>
              </table:table-cell>
              <table:table-cell office:value-type="float" office:value="1965">
                <text:p>1965</text:p>
              </table:table-cell>
              <table:table-cell office:value-type="float" office:value="1965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yons-Marseilles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erbourg-Barcelona</text:p>
              </table:table-cell>
              <table:table-cell office:value-type="float" office:value="1294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Geneva-Brussels</text:p>
              </table:table-cell>
              <table:table-cell office:value-type="float" office:value="677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erbourg-Gibraltar</text:p>
              </table:table-cell>
              <table:table-cell office:value-type="float" office:value="2047">
                <text:p>2047</text:p>
              </table:table-cell>
              <table:table-cell office:value-type="float" office:value="2047">
                <text:p>204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Munich-Barcelona</text:p>
              </table:table-cell>
              <table:table-cell office:value-type="float" office:value="1630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Calais-Lyons</text:p>
              </table:table-cell>
              <table:table-cell office:value-type="float" office:value="751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Cologne-Munich</text:p>
              </table:table-cell>
              <table:table-cell office:value-type="float" office:value="583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Rome-Lyons</text:p>
              </table:table-cell>
              <table:table-cell office:value-type="float" office:value="1331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Brussels-Madrid</text:p>
              </table:table-cell>
              <table:table-cell office:value-type="float" office:value="1558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is-Marseilles</text:p>
              </table:table-cell>
              <table:table-cell office:value-type="float" office:value="791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logne-Athens</text:p>
              </table:table-cell>
              <table:table-cell office:value-type="float" office:value="2762">
                <text:p>2762</text:p>
              </table:table-cell>
              <table:table-cell office:value-type="float" office:value="2762">
                <text:p>2762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Copenhagen-Cologne</text:p>
              </table:table-cell>
              <table:table-cell office:value-type="float" office:value="538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Stockholm-Athens</text:p>
              </table:table-cell>
              <table:table-cell office:value-type="float" office:value="3926">
                <text:p>3926</text:p>
              </table:table-cell>
              <table:table-cell office:value-type="float" office:value="3926">
                <text:p>3926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string">
                <text:p>Geneva-Gibraltar</text:p>
              </table:table-cell>
              <table:table-cell office:value-type="float" office:value="2484">
                <text:p>2484</text:p>
              </table:table-cell>
              <table:table-cell office:value-type="float" office:value="2484">
                <text:p>2484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Paris-Hook of Holland</text:p>
              </table:table-cell>
              <table:table-cell office:value-type="float" office:value="1454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lan-Lisbon</text:p>
              </table:table-cell>
              <table:table-cell office:value-type="float" office:value="3023">
                <text:p>3023</text:p>
              </table:table-cell>
              <table:table-cell office:value-type="float" office:value="3023">
                <text:p>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thens-Hamburg</text:p>
              </table:table-cell>
              <table:table-cell office:value-type="float" office:value="3728">
                <text:p>3728</text:p>
              </table:table-cell>
              <table:table-cell office:value-type="float" office:value="3728">
                <text:p>3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penhagen-Rome</text:p>
              </table:table-cell>
              <table:table-cell office:value-type="float" office:value="2202">
                <text:p>2202</text:p>
              </table:table-cell>
              <table:table-cell office:value-type="float" office:value="2202">
                <text:p>2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me-Hook of Holland</text:p>
              </table:table-cell>
              <table:table-cell office:value-type="float" office:value="1684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penhagen-Barcelona</text:p>
              </table:table-cell>
              <table:table-cell office:value-type="float" office:value="1759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Calais-Vienna</text:p>
              </table:table-cell>
              <table:table-cell office:value-type="float" office:value="1346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Vienna-Hamburg</text:p>
              </table:table-cell>
              <table:table-cell office:value-type="float" office:value="1934">
                <text:p>1934</text:p>
              </table:table-cell>
              <table:table-cell office:value-type="float" office:value="1934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yons-Gibraltar</text:p>
              </table:table-cell>
              <table:table-cell office:value-type="float" office:value="1817">
                <text:p>1817</text:p>
              </table:table-cell>
              <table:table-cell office:value-type="float" office:value="1817">
                <text:p>1817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Marseilles-Cologne</text:p>
              </table:table-cell>
              <table:table-cell office:value-type="float" office:value="1034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Vienna-Copenhagen</text:p>
              </table:table-cell>
              <table:table-cell office:value-type="float" office:value="1474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Milan-Rome</text:p>
              </table:table-cell>
              <table:table-cell office:value-type="float" office:value="2332">
                <text:p>2332</text:p>
              </table:table-cell>
              <table:table-cell office:value-type="float" office:value="2332">
                <text:p>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thens-Rome</text:p>
              </table:table-cell>
              <table:table-cell office:value-type="float" office:value="4476">
                <text:p>4476</text:p>
              </table:table-cell>
              <table:table-cell office:value-type="float" office:value="4476">
                <text:p>4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yons-Cherbourg</text:p>
              </table:table-cell>
              <table:table-cell office:value-type="float" office:value="811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Stockholm-Geneva</text:p>
              </table:table-cell>
              <table:table-cell office:value-type="float" office:value="2067">
                <text:p>2067</text:p>
              </table:table-cell>
              <table:table-cell office:value-type="float" office:value="2067">
                <text:p>2067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string">
                <text:p>Barcelona-Paris</text:p>
              </table:table-cell>
              <table:table-cell office:value-type="float" office:value="1033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Vienna-Geneva</text:p>
              </table:table-cell>
              <table:table-cell office:value-type="float" office:value="1315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Hook of Holland-Madrid</text:p>
              </table:table-cell>
              <table:table-cell office:value-type="float" office:value="1730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penhagen-Cherbourg</text:p>
              </table:table-cell>
              <table:table-cell office:value-type="float" office:value="1066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penhagen-Hamburg</text:p>
              </table:table-cell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ibraltar-Geneva</text:p>
              </table:table-cell>
              <table:table-cell office:value-type="float" office:value="1975">
                <text:p>1975</text:p>
              </table:table-cell>
              <table:table-cell office:value-type="float" office:value="1975">
                <text:p>1975</text:p>
              </table:table-cell>
              <table:table-cell office:value-type="float" office:value="7791">
                <text:p>7791</text:p>
              </table:table-cell>
            </table:table-row>
            <table:table-row>
              <table:table-cell office:value-type="string">
                <text:p>Calais-Vienna</text:p>
              </table:table-cell>
              <table:table-cell office:value-type="float" office:value="1346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Lisbon-Stockholm</text:p>
              </table:table-cell>
              <table:table-cell office:value-type="float" office:value="3295">
                <text:p>3295</text:p>
              </table:table-cell>
              <table:table-cell office:value-type="float" office:value="3295">
                <text:p>3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seilles-Munich</text:p>
              </table:table-cell>
              <table:table-cell office:value-type="float" office:value="1044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Copenhagen-Athens</text:p>
              </table:table-cell>
              <table:table-cell office:value-type="float" office:value="3283">
                <text:p>3283</text:p>
              </table:table-cell>
              <table:table-cell office:value-type="float" office:value="3283">
                <text:p>3283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Barcelona-Rome</text:p>
              </table:table-cell>
              <table:table-cell office:value-type="float" office:value="1460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rcelona-Copenhagen</text:p>
              </table:table-cell>
              <table:table-cell office:value-type="float" office:value="1759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string">
                <text:p>Geneva-Lyons</text:p>
              </table:table-cell>
              <table:table-cell office:value-type="float" office:value="745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string">
                <text:p>Brussels-Gibraltar</text:p>
              </table:table-cell>
              <table:table-cell office:value-type="float" office:value="2256">
                <text:p>2256</text:p>
              </table:table-cell>
              <table:table-cell office:value-type="float" office:value="2256">
                <text:p>2256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Brussels-Munich</text:p>
              </table:table-cell>
              <table:table-cell office:value-type="float" office:value="747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Milan-Geneva</text:p>
              </table:table-cell>
              <table:table-cell office:value-type="float" office:value="1096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Copenhagen-Calais</text:p>
              </table:table-cell>
              <table:table-cell office:value-type="float" office:value="1170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Marseilles-Lisbon</text:p>
              </table:table-cell>
              <table:table-cell office:value-type="float" office:value="2958">
                <text:p>2958</text:p>
              </table:table-cell>
              <table:table-cell office:value-type="float" office:value="2958">
                <text:p>2958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Paris-Athens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Copenhagen-Stockholm</text:p>
              </table:table-cell>
              <table:table-cell office:value-type="float" office:value="1409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yons-Stockholm</text:p>
              </table:table-cell>
              <table:table-cell office:value-type="float" office:value="2117">
                <text:p>2117</text:p>
              </table:table-cell>
              <table:table-cell office:value-type="float" office:value="2117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burg-Copenhagen</text:p>
              </table:table-cell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Gibraltar-Barcelona</text:p>
              </table:table-cell>
              <table:table-cell office:value-type="float" office:value="1172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Milan-Madrid</text:p>
              </table:table-cell>
              <table:table-cell office:value-type="float" office:value="1775">
                <text:p>1775</text:p>
              </table:table-cell>
              <table:table-cell office:value-type="float" office:value="1775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burg-Copenhagen</text:p>
              </table:table-cell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Brussels-Milan</text:p>
              </table:table-cell>
              <table:table-cell office:value-type="float" office:value="1005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>Paris-Cologne</text:p>
              </table:table-cell>
              <table:table-cell office:value-type="float" office:value="1185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Stockholm-Athens</text:p>
              </table:table-cell>
              <table:table-cell office:value-type="float" office:value="3926">
                <text:p>3926</text:p>
              </table:table-cell>
              <table:table-cell office:value-type="float" office:value="3926">
                <text:p>3926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string">
                <text:p>Geneva-Cherbourg</text:p>
              </table:table-cell>
              <table:table-cell office:value-type="float" office:value="853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seilles-Geneva</text:p>
              </table:table-cell>
              <table:table-cell office:value-type="float" office:value="478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Athens-Milan</text:p>
              </table:table-cell>
              <table:table-cell office:value-type="float" office:value="2889">
                <text:p>2889</text:p>
              </table:table-cell>
              <table:table-cell office:value-type="float" office:value="2889">
                <text:p>2889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Stockholm-Hook of Holland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yons-Copenhagen</text:p>
              </table:table-cell>
              <table:table-cell office:value-type="float" office:value="1252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Geneva-Cherbourg</text:p>
              </table:table-cell>
              <table:table-cell office:value-type="float" office:value="853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russels-Barcelona</text:p>
              </table:table-cell>
              <table:table-cell office:value-type="float" office:value="1318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Paris-Hook of Holland</text:p>
              </table:table-cell>
              <table:table-cell office:value-type="float" office:value="1454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burg-Gibraltar</text:p>
              </table:table-cell>
              <table:table-cell office:value-type="float" office:value="2853">
                <text:p>2853</text:p>
              </table:table-cell>
              <table:table-cell office:value-type="float" office:value="2853">
                <text:p>2853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Hook of Holland-Lisbon</text:p>
              </table:table-cell>
              <table:table-cell office:value-type="float" office:value="2280">
                <text:p>2280</text:p>
              </table:table-cell>
              <table:table-cell office:value-type="float" office:value="2280">
                <text:p>2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sbon-Gibraltar</text:p>
              </table:table-cell>
              <table:table-cell office:value-type="float" office:value="676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Lyons-Copenhagen</text:p>
              </table:table-cell>
              <table:table-cell office:value-type="float" office:value="1252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Barcelona-Gibraltar</text:p>
              </table:table-cell>
              <table:table-cell office:value-type="float" office:value="2462">
                <text:p>2462</text:p>
              </table:table-cell>
              <table:table-cell office:value-type="float" office:value="2462">
                <text:p>2462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string">
                <text:p>Cologne-Athens</text:p>
              </table:table-cell>
              <table:table-cell office:value-type="float" office:value="2762">
                <text:p>2762</text:p>
              </table:table-cell>
              <table:table-cell office:value-type="float" office:value="2762">
                <text:p>2762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Paris-Lisbon</text:p>
              </table:table-cell>
              <table:table-cell office:value-type="float" office:value="2167">
                <text:p>2167</text:p>
              </table:table-cell>
              <table:table-cell office:value-type="float" office:value="2167">
                <text:p>2167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Geneva-Cologne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Cologne-Barcelona</text:p>
              </table:table-cell>
              <table:table-cell office:value-type="float" office:value="1555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4695">
                <text:p>4695</text:p>
              </table:table-cell>
            </table:table-row>
            <table:table-row>
              <table:table-cell office:value-type="string">
                <text:p>Rome-Barcelona</text:p>
              </table:table-cell>
              <table:table-cell office:value-type="float" office:value="1532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5242">
                <text:p>5242</text:p>
              </table:table-cell>
            </table:table-row>
            <table:table-row>
              <table:table-cell office:value-type="string">
                <text:p>Hamburg-Gibraltar</text:p>
              </table:table-cell>
              <table:table-cell office:value-type="float" office:value="2853">
                <text:p>2853</text:p>
              </table:table-cell>
              <table:table-cell office:value-type="float" office:value="2853">
                <text:p>2853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Rome-Calais</text:p>
              </table:table-cell>
              <table:table-cell office:value-type="float" office:value="1662">
                <text:p>1662</text:p>
              </table:table-cell>
              <table:table-cell office:value-type="float" office:value="1662">
                <text:p>166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Marseilles-Munich</text:p>
              </table:table-cell>
              <table:table-cell office:value-type="float" office:value="1044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Lisbon-Barcelona</text:p>
              </table:table-cell>
              <table:table-cell office:value-type="float" office:value="1305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Gibraltar-Hamburg</text:p>
              </table:table-cell>
              <table:table-cell office:value-type="float" office:value="2897">
                <text:p>2897</text:p>
              </table:table-cell>
              <table:table-cell office:value-type="float" office:value="2897">
                <text:p>2897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Stockholm-Vienna</text:p>
              </table:table-cell>
              <table:table-cell office:value-type="float" office:value="2104">
                <text:p>2104</text:p>
              </table:table-cell>
              <table:table-cell office:value-type="float" office:value="2104">
                <text:p>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penhagen-Milan</text:p>
              </table:table-cell>
              <table:table-cell office:value-type="float" office:value="1449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string">
                <text:p>Hook of Holland-Barcelona</text:p>
              </table:table-cell>
              <table:table-cell office:value-type="float" office:value="1490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Brussels-Athens</text:p>
              </table:table-cell>
              <table:table-cell office:value-type="float" office:value="2926">
                <text:p>2926</text:p>
              </table:table-cell>
              <table:table-cell office:value-type="float" office:value="2926">
                <text:p>2926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Cherbourg-Cologne</text:p>
              </table:table-cell>
              <table:table-cell office:value-type="float" office:value="1525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Stockholm-Hook of Holland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ockholm-Munich</text:p>
              </table:table-cell>
              <table:table-cell office:value-type="float" office:value="1992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ockholm-Hamburg</text:p>
              </table:table-cell>
              <table:table-cell office:value-type="float" office:value="949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Cologne-Geneva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Athens-Brussels</text:p>
              </table:table-cell>
              <table:table-cell office:value-type="float" office:value="3287">
                <text:p>3287</text:p>
              </table:table-cell>
              <table:table-cell office:value-type="float" office:value="3287">
                <text:p>3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neva-Madrid</text:p>
              </table:table-cell>
              <table:table-cell office:value-type="float" office:value="1582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seilles-Rome</text:p>
              </table:table-cell>
              <table:table-cell office:value-type="float" office:value="1981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nich-Paris</text:p>
              </table:table-cell>
              <table:table-cell office:value-type="float" office:value="821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Brussels-Hook of Holland</text:p>
              </table:table-cell>
              <table:table-cell office:value-type="float" office:value="534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me-Gibraltar</text:p>
              </table:table-cell>
              <table:table-cell office:value-type="float" office:value="3148">
                <text:p>3148</text:p>
              </table:table-cell>
              <table:table-cell office:value-type="float" office:value="3148">
                <text:p>3148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Vienna-Athens</text:p>
              </table:table-cell>
              <table:table-cell office:value-type="float" office:value="1991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Marseilles-Cherbourg</text:p>
              </table:table-cell>
              <table:table-cell office:value-type="float" office:value="1131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Hamburg-Gibraltar</text:p>
              </table:table-cell>
              <table:table-cell office:value-type="float" office:value="2853">
                <text:p>2853</text:p>
              </table:table-cell>
              <table:table-cell office:value-type="float" office:value="2853">
                <text:p>2853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Paris-Barcelona</text:p>
              </table:table-cell>
              <table:table-cell office:value-type="float" office:value="1312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5381">
                <text:p>5381</text:p>
              </table:table-cell>
            </table:table-row>
            <table:table-row>
              <table:table-cell office:value-type="string">
                <text:p>Geneva-Gibraltar</text:p>
              </table:table-cell>
              <table:table-cell office:value-type="float" office:value="2484">
                <text:p>2484</text:p>
              </table:table-cell>
              <table:table-cell office:value-type="float" office:value="2484">
                <text:p>2484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Calais-Vienna</text:p>
              </table:table-cell>
              <table:table-cell office:value-type="float" office:value="1346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Hamburg-Gibraltar</text:p>
              </table:table-cell>
              <table:table-cell office:value-type="float" office:value="2853">
                <text:p>2853</text:p>
              </table:table-cell>
              <table:table-cell office:value-type="float" office:value="2853">
                <text:p>2853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Stockholm-Hook of Holland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drid-Cologne</text:p>
              </table:table-cell>
              <table:table-cell office:value-type="float" office:value="2458">
                <text:p>2458</text:p>
              </table:table-cell>
              <table:table-cell office:value-type="float" office:value="2458">
                <text:p>2458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Milan-Lisbon</text:p>
              </table:table-cell>
              <table:table-cell office:value-type="float" office:value="3023">
                <text:p>3023</text:p>
              </table:table-cell>
              <table:table-cell office:value-type="float" office:value="3023">
                <text:p>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me-Marseilles</text:p>
              </table:table-cell>
              <table:table-cell office:value-type="float" office:value="1011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Stockholm-Copenhagen</text:p>
              </table:table-cell>
              <table:table-cell office:value-type="float" office:value="1409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Geneva-Cherbourg</text:p>
              </table:table-cell>
              <table:table-cell office:value-type="float" office:value="853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me-Vienna</text:p>
              </table:table-cell>
              <table:table-cell office:value-type="float" office:value="1484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Marseilles-Geneva</text:p>
              </table:table-cell>
              <table:table-cell office:value-type="float" office:value="478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Hook of Holland-Calais</text:p>
              </table:table-cell>
              <table:table-cell office:value-type="float" office:value="1439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Hook of Holland-Paris</text:p>
              </table:table-cell>
              <table:table-cell office:value-type="float" office:value="457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Cherbourg-Madrid</text:p>
              </table:table-cell>
              <table:table-cell office:value-type="float" office:value="1347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logne-Hamburg</text:p>
              </table:table-cell>
              <table:table-cell office:value-type="float" office:value="998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enna-Milan</text:p>
              </table:table-cell>
              <table:table-cell office:value-type="float" office:value="898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Marseilles-Lyons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Stockholm-Paris</text:p>
              </table:table-cell>
              <table:table-cell office:value-type="float" office:value="1831">
                <text:p>1831</text:p>
              </table:table-cell>
              <table:table-cell office:value-type="float" office:value="1831">
                <text:p>1831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Paris-Madrid</text:p>
              </table:table-cell>
              <table:table-cell office:value-type="float" office:value="1687">
                <text:p>1687</text:p>
              </table:table-cell>
              <table:table-cell office:value-type="float" office:value="1687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erbourg-Gibraltar</text:p>
              </table:table-cell>
              <table:table-cell office:value-type="float" office:value="2047">
                <text:p>2047</text:p>
              </table:table-cell>
              <table:table-cell office:value-type="float" office:value="2047">
                <text:p>204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Madrid-Rome</text:p>
              </table:table-cell>
              <table:table-cell office:value-type="float" office:value="2749">
                <text:p>2749</text:p>
              </table:table-cell>
              <table:table-cell office:value-type="float" office:value="2749">
                <text:p>2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penhagen-Brussels</text:p>
              </table:table-cell>
              <table:table-cell office:value-type="float" office:value="966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Gibraltar-Marseilles</text:p>
              </table:table-cell>
              <table:table-cell office:value-type="float" office:value="1693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drid-Rome</text:p>
              </table:table-cell>
              <table:table-cell office:value-type="float" office:value="2749">
                <text:p>2749</text:p>
              </table:table-cell>
              <table:table-cell office:value-type="float" office:value="2749">
                <text:p>2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thens-Stockholm</text:p>
              </table:table-cell>
              <table:table-cell office:value-type="float" office:value="3927">
                <text:p>3927</text:p>
              </table:table-cell>
              <table:table-cell office:value-type="float" office:value="3927">
                <text:p>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ockholm-Milan</text:p>
              </table:table-cell>
              <table:table-cell office:value-type="float" office:value="2320">
                <text:p>2320</text:p>
              </table:table-cell>
              <table:table-cell office:value-type="float" office:value="2320">
                <text:p>2320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Paris-Barcelona</text:p>
              </table:table-cell>
              <table:table-cell office:value-type="float" office:value="1312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5381">
                <text:p>5381</text:p>
              </table:table-cell>
            </table:table-row>
            <table:table-row>
              <table:table-cell office:value-type="string">
                <text:p>Madrid-Paris</text:p>
              </table:table-cell>
              <table:table-cell office:value-type="float" office:value="1273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Vienna-Milan</text:p>
              </table:table-cell>
              <table:table-cell office:value-type="float" office:value="898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Geneva-Munich</text:p>
              </table:table-cell>
              <table:table-cell office:value-type="float" office:value="1424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Lisbon-Calais</text:p>
              </table:table-cell>
              <table:table-cell office:value-type="float" office:value="1917">
                <text:p>1917</text:p>
              </table:table-cell>
              <table:table-cell office:value-type="float" office:value="1917">
                <text:p>1917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Munich-Calais</text:p>
              </table:table-cell>
              <table:table-cell office:value-type="float" office:value="1519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Munich-Brussels</text:p>
              </table:table-cell>
              <table:table-cell office:value-type="float" office:value="1402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logne-Madrid</text:p>
              </table:table-cell>
              <table:table-cell office:value-type="float" office:value="1764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86cm" svg:height="42.394cm" xlink:href=".." xlink:type="simple" chart:class="chart:bar" chart:style-name="ch1">
        <chart:legend chart:legend-position="end" svg:x="13.827cm" svg:y="20.4cm" style:legend-expansion="high" chart:style-name="ch2"/>
        <chart:plot-area chart:style-name="ch3" table:cell-range-address="Distances.A1:Distances.A151 Distances.E1:Distances.G151" chart:data-source-has-labels="both" svg:x="0.315cm" svg:y="0.847cm" svg:width="13.197cm" svg:height="40.7cm">
          <chart:coordinate-region svg:x="4.918cm" svg:y="0.847cm" svg:width="8.242cm" svg:height="40.053cm"/>
          <chart:axis chart:dimension="x" chart:name="primary-x" chart:style-name="ch4" chartooo:axis-type="auto">
            <chartooo:date-scale/>
            <chart:categories table:cell-range-address="Distances.A2:Distances.A1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stances.E2:Distances.E151" chart:label-cell-address="Distances.E1:Distances.E1" chart:class="chart:bar">
            <chart:data-point chart:repeated="150"/>
          </chart:series>
          <chart:series chart:style-name="ch8" chart:values-cell-range-address="Distances.F2:Distances.F151" chart:label-cell-address="Distances.F1:Distances.F1" chart:class="chart:bar">
            <chart:data-point chart:repeated="150"/>
          </chart:series>
          <chart:series chart:style-name="ch9" chart:values-cell-range-address="Distances.G2:Distances.G151" chart:label-cell-address="Distances.G1:Distances.G1" chart:class="chart:bar">
            <chart:data-point chart:repeated="1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</text:p>
                <draw:g>
                  <svg:desc>Distances.E1:Distances.E1</svg:desc>
                </draw:g>
              </table:table-cell>
              <table:table-cell office:value-type="string">
                <text:p>A Star</text:p>
                <draw:g>
                  <svg:desc>Distances.F1:Distances.F1</svg:desc>
                </draw:g>
              </table:table-cell>
              <table:table-cell office:value-type="string">
                <text:p>Ours</text:p>
                <draw:g>
                  <svg:desc>Distances.G1:Distance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ienna-Cologne</text:p>
                <draw:g>
                  <svg:desc>Distances.A2:Distances.A151</svg:desc>
                </draw:g>
              </table:table-cell>
              <table:table-cell office:value-type="float" office:value="0.0000269412994384766">
                <text:p>0.0000269412994384766</text:p>
                <draw:g>
                  <svg:desc>Distances.E2:Distances.E151</svg:desc>
                </draw:g>
              </table:table-cell>
              <table:table-cell office:value-type="float" office:value="0.00002288818359375">
                <text:p>0.00002288818359375</text:p>
                <draw:g>
                  <svg:desc>Distances.F2:Distances.F151</svg:desc>
                </draw:g>
              </table:table-cell>
              <table:table-cell office:value-type="float" office:value="0.00419735908508301">
                <text:p>0.00419735908508301</text:p>
                <draw:g>
                  <svg:desc>Distances.G2:Distances.G151</svg:desc>
                </draw:g>
              </table:table-cell>
            </table:table-row>
            <table:table-row>
              <table:table-cell office:value-type="string">
                <text:p>Vienna-Milan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841140747070313">
                <text:p>0.000841140747070313</text:p>
              </table:table-cell>
            </table:table-row>
            <table:table-row>
              <table:table-cell office:value-type="string">
                <text:p>Vienna-Geneva</text:p>
              </table:table-cell>
              <table:table-cell office:value-type="float" office:value="0.0000200271606445313">
                <text:p>0.0000200271606445313</text:p>
              </table:table-cell>
              <table:table-cell office:value-type="float" office:value="0.0000200271606445313">
                <text:p>0.0000200271606445313</text:p>
              </table:table-cell>
              <table:table-cell office:value-type="float" office:value="0.00124359130859375">
                <text:p>0.00124359130859375</text:p>
              </table:table-cell>
            </table:table-row>
            <table:table-row>
              <table:table-cell office:value-type="string">
                <text:p>Lyons-Paris</text:p>
              </table:table-cell>
              <table:table-cell office:value-type="float" office:value="0.0000314712524414063">
                <text:p>0.0000314712524414063</text:p>
              </table:table-cell>
              <table:table-cell office:value-type="float" office:value="0.0000162124633789063">
                <text:p>0.0000162124633789063</text:p>
              </table:table-cell>
              <table:table-cell office:value-type="float" office:value="0.000859260559082031">
                <text:p>0.000859260559082031</text:p>
              </table:table-cell>
            </table:table-row>
            <table:table-row>
              <table:table-cell office:value-type="string">
                <text:p>Hamburg-Marseilles</text:p>
              </table:table-cell>
              <table:table-cell office:value-type="float" office:value="0.0000548362731933594">
                <text:p>0.0000548362731933594</text:p>
              </table:table-cell>
              <table:table-cell office:value-type="float" office:value="0.0000503063201904297">
                <text:p>0.0000503063201904297</text:p>
              </table:table-cell>
              <table:table-cell office:value-type="float" office:value="0.109721183776855">
                <text:p>0.109721183776855</text:p>
              </table:table-cell>
            </table:table-row>
            <table:table-row>
              <table:table-cell office:value-type="string">
                <text:p>Calais-Hook of Holland</text:p>
              </table:table-cell>
              <table:table-cell office:value-type="float" office:value="0.0000307559967041016">
                <text:p>0.0000307559967041016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11758017539978">
                <text:p>0.11758017539978</text:p>
              </table:table-cell>
            </table:table-row>
            <table:table-row>
              <table:table-cell office:value-type="string">
                <text:p>Copenhagen-Milan</text:p>
              </table:table-cell>
              <table:table-cell office:value-type="float" office:value="0.0000514984130859375">
                <text:p>0.0000514984130859375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345635414123535">
                <text:p>0.00345635414123535</text:p>
              </table:table-cell>
            </table:table-row>
            <table:table-row>
              <table:table-cell office:value-type="string">
                <text:p>Gibraltar-Lyons</text:p>
              </table:table-cell>
              <table:table-cell office:value-type="float" office:value="0.0000476837158203125">
                <text:p>0.0000476837158203125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143837928771973">
                <text:p>0.00143837928771973</text:p>
              </table:table-cell>
            </table:table-row>
            <table:table-row>
              <table:table-cell office:value-type="string">
                <text:p>Lyons-Marseilles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114915609359741">
                <text:p>0.114915609359741</text:p>
              </table:table-cell>
            </table:table-row>
            <table:table-row>
              <table:table-cell office:value-type="string">
                <text:p>Athens-Gibraltar</text:p>
              </table:table-cell>
              <table:table-cell office:value-type="float" office:value="0.0000338554382324219">
                <text:p>0.0000338554382324219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00270295143127441">
                <text:p>0.00270295143127441</text:p>
              </table:table-cell>
            </table:table-row>
            <table:table-row>
              <table:table-cell office:value-type="string">
                <text:p>Paris-Munich</text:p>
              </table:table-cell>
              <table:table-cell office:value-type="float" office:value="0.0000300407409667969">
                <text:p>0.0000300407409667969</text:p>
              </table:table-cell>
              <table:table-cell office:value-type="float" office:value="0.0000293254852294922">
                <text:p>0.0000293254852294922</text:p>
              </table:table-cell>
              <table:table-cell office:value-type="float" office:value="0.0012819766998291">
                <text:p>0.0012819766998291</text:p>
              </table:table-cell>
            </table:table-row>
            <table:table-row>
              <table:table-cell office:value-type="string">
                <text:p>Madrid-Munich</text:p>
              </table:table-cell>
              <table:table-cell office:value-type="float" office:value="0.0000302791595458984">
                <text:p>0.0000302791595458984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240862369537354">
                <text:p>0.240862369537354</text:p>
              </table:table-cell>
            </table:table-row>
            <table:table-row>
              <table:table-cell office:value-type="string">
                <text:p>Barcelona-Athens</text:p>
              </table:table-cell>
              <table:table-cell office:value-type="float" office:value="0.0000426769256591797">
                <text:p>0.0000426769256591797</text:p>
              </table:table-cell>
              <table:table-cell office:value-type="float" office:value="0.0000996589660644531">
                <text:p>0.0000996589660644531</text:p>
              </table:table-cell>
              <table:table-cell office:value-type="float" office:value="0.00102043151855469">
                <text:p>0.00102043151855469</text:p>
              </table:table-cell>
            </table:table-row>
            <table:table-row>
              <table:table-cell office:value-type="string">
                <text:p>Stockholm-Lyons</text:p>
              </table:table-cell>
              <table:table-cell office:value-type="float" office:value="0.0000619888305664063">
                <text:p>0.0000619888305664063</text:p>
              </table:table-cell>
              <table:table-cell office:value-type="float" office:value="0.0000476837158203125">
                <text:p>0.0000476837158203125</text:p>
              </table:table-cell>
              <table:table-cell office:value-type="float" office:value="0.00332236289978027">
                <text:p>0.00332236289978027</text:p>
              </table:table-cell>
            </table:table-row>
            <table:table-row>
              <table:table-cell office:value-type="string">
                <text:p>Paris-Rome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122404098510742">
                <text:p>0.00122404098510742</text:p>
              </table:table-cell>
            </table:table-row>
            <table:table-row>
              <table:table-cell office:value-type="string">
                <text:p>Paris-Stockholm</text:p>
              </table:table-cell>
              <table:table-cell office:value-type="float" office:value="0.0000565052032470703">
                <text:p>0.0000565052032470703</text:p>
              </table:table-cell>
              <table:table-cell office:value-type="float" office:value="0.0000684261322021484">
                <text:p>0.0000684261322021484</text:p>
              </table:table-cell>
              <table:table-cell office:value-type="float" office:value="0.00182104110717773">
                <text:p>0.00182104110717773</text:p>
              </table:table-cell>
            </table:table-row>
            <table:table-row>
              <table:table-cell office:value-type="string">
                <text:p>Cherbourg-Hamburg</text:p>
              </table:table-cell>
              <table:table-cell office:value-type="float" office:value="0.000116586685180664">
                <text:p>0.000116586685180664</text:p>
              </table:table-cell>
              <table:table-cell office:value-type="float" office:value="0.0000660419464111328">
                <text:p>0.0000660419464111328</text:p>
              </table:table-cell>
              <table:table-cell office:value-type="float" office:value="0.230679512023926">
                <text:p>0.230679512023926</text:p>
              </table:table-cell>
            </table:table-row>
            <table:table-row>
              <table:table-cell office:value-type="string">
                <text:p>Lyons-Marseilles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142847299575806">
                <text:p>0.142847299575806</text:p>
              </table:table-cell>
            </table:table-row>
            <table:table-row>
              <table:table-cell office:value-type="string">
                <text:p>Cherbourg-Barcelona</text:p>
              </table:table-cell>
              <table:table-cell office:value-type="float" office:value="0.000146389007568359">
                <text:p>0.000146389007568359</text:p>
              </table:table-cell>
              <table:table-cell office:value-type="float" office:value="0.0000674724578857422">
                <text:p>0.0000674724578857422</text:p>
              </table:table-cell>
              <table:table-cell office:value-type="float" office:value="0.00225567817687988">
                <text:p>0.00225567817687988</text:p>
              </table:table-cell>
            </table:table-row>
            <table:table-row>
              <table:table-cell office:value-type="string">
                <text:p>Geneva-Brussels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180699825286865">
                <text:p>0.180699825286865</text:p>
              </table:table-cell>
            </table:table-row>
            <table:table-row>
              <table:table-cell office:value-type="string">
                <text:p>Cherbourg-Gibraltar</text:p>
              </table:table-cell>
              <table:table-cell office:value-type="float" office:value="0.0000646114349365234">
                <text:p>0.0000646114349365234</text:p>
              </table:table-cell>
              <table:table-cell office:value-type="float" office:value="0.000130891799926758">
                <text:p>0.000130891799926758</text:p>
              </table:table-cell>
              <table:table-cell office:value-type="float" office:value="0.000857830047607422">
                <text:p>0.000857830047607422</text:p>
              </table:table-cell>
            </table:table-row>
            <table:table-row>
              <table:table-cell office:value-type="string">
                <text:p>Munich-Barcelona</text:p>
              </table:table-cell>
              <table:table-cell office:value-type="float" office:value="0.0000486373901367188">
                <text:p>0.0000486373901367188</text:p>
              </table:table-cell>
              <table:table-cell office:value-type="float" office:value="0.0000529289245605469">
                <text:p>0.0000529289245605469</text:p>
              </table:table-cell>
              <table:table-cell office:value-type="float" office:value="0.00344133377075195">
                <text:p>0.00344133377075195</text:p>
              </table:table-cell>
            </table:table-row>
            <table:table-row>
              <table:table-cell office:value-type="string">
                <text:p>Calais-Lyons</text:p>
              </table:table-cell>
              <table:table-cell office:value-type="float" office:value="0.0000352859497070313">
                <text:p>0.0000352859497070313</text:p>
              </table:table-cell>
              <table:table-cell office:value-type="float" office:value="0.0000352859497070313">
                <text:p>0.0000352859497070313</text:p>
              </table:table-cell>
              <table:table-cell office:value-type="float" office:value="0.00223851203918457">
                <text:p>0.00223851203918457</text:p>
              </table:table-cell>
            </table:table-row>
            <table:table-row>
              <table:table-cell office:value-type="string">
                <text:p>Cologne-Munich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305724143981934">
                <text:p>0.00305724143981934</text:p>
              </table:table-cell>
            </table:table-row>
            <table:table-row>
              <table:table-cell office:value-type="string">
                <text:p>Rome-Lyons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142216682434082">
                <text:p>0.00142216682434082</text:p>
              </table:table-cell>
            </table:table-row>
            <table:table-row>
              <table:table-cell office:value-type="string">
                <text:p>Brussels-Madrid</text:p>
              </table:table-cell>
              <table:table-cell office:value-type="float" office:value="0.0000476837158203125">
                <text:p>0.0000476837158203125</text:p>
              </table:table-cell>
              <table:table-cell office:value-type="float" office:value="0.0000553131103515625">
                <text:p>0.0000553131103515625</text:p>
              </table:table-cell>
              <table:table-cell office:value-type="float" office:value="0.237128496170044">
                <text:p>0.237128496170044</text:p>
              </table:table-cell>
            </table:table-row>
            <table:table-row>
              <table:table-cell office:value-type="string">
                <text:p>Paris-Marseilles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113444328308105">
                <text:p>0.113444328308105</text:p>
              </table:table-cell>
            </table:table-row>
            <table:table-row>
              <table:table-cell office:value-type="string">
                <text:p>Cologne-Athens</text:p>
              </table:table-cell>
              <table:table-cell office:value-type="float" office:value="0.0000314712524414063">
                <text:p>0.0000314712524414063</text:p>
              </table:table-cell>
              <table:table-cell office:value-type="float" office:value="0.0000698566436767578">
                <text:p>0.0000698566436767578</text:p>
              </table:table-cell>
              <table:table-cell office:value-type="float" office:value="0.001495361328125">
                <text:p>0.001495361328125</text:p>
              </table:table-cell>
            </table:table-row>
            <table:table-row>
              <table:table-cell office:value-type="string">
                <text:p>Copenhagen-Cologne</text:p>
              </table:table-cell>
              <table:table-cell office:value-type="float" office:value="0.0000200271606445313">
                <text:p>0.0000200271606445313</text:p>
              </table:table-cell>
              <table:table-cell office:value-type="float" office:value="0.0000181198120117188">
                <text:p>0.0000181198120117188</text:p>
              </table:table-cell>
              <table:table-cell office:value-type="float" office:value="0.00428175926208496">
                <text:p>0.00428175926208496</text:p>
              </table:table-cell>
            </table:table-row>
            <table:table-row>
              <table:table-cell office:value-type="string">
                <text:p>Stockholm-Athens</text:p>
              </table:table-cell>
              <table:table-cell office:value-type="float" office:value="0.0000383853912353516">
                <text:p>0.0000383853912353516</text:p>
              </table:table-cell>
              <table:table-cell office:value-type="float" office:value="0.0000705718994140625">
                <text:p>0.0000705718994140625</text:p>
              </table:table-cell>
              <table:table-cell office:value-type="float" office:value="0.00320529937744141">
                <text:p>0.00320529937744141</text:p>
              </table:table-cell>
            </table:table-row>
            <table:table-row>
              <table:table-cell office:value-type="string">
                <text:p>Geneva-Gibraltar</text:p>
              </table:table-cell>
              <table:table-cell office:value-type="float" office:value="0.0000295639038085938">
                <text:p>0.0000295639038085938</text:p>
              </table:table-cell>
              <table:table-cell office:value-type="float" office:value="0.000121116638183594">
                <text:p>0.000121116638183594</text:p>
              </table:table-cell>
              <table:table-cell office:value-type="float" office:value="0.00123715400695801">
                <text:p>0.00123715400695801</text:p>
              </table:table-cell>
            </table:table-row>
            <table:table-row>
              <table:table-cell office:value-type="string">
                <text:p>Paris-Hook of Holland</text:p>
              </table:table-cell>
              <table:table-cell office:value-type="float" office:value="0.0000538825988769531">
                <text:p>0.0000538825988769531</text:p>
              </table:table-cell>
              <table:table-cell office:value-type="float" office:value="0.0000476837158203125">
                <text:p>0.0000476837158203125</text:p>
              </table:table-cell>
              <table:table-cell office:value-type="float" office:value="0.117692470550537">
                <text:p>0.117692470550537</text:p>
              </table:table-cell>
            </table:table-row>
            <table:table-row>
              <table:table-cell office:value-type="string">
                <text:p>Milan-Lisbon</text:p>
              </table:table-cell>
              <table:table-cell office:value-type="float" office:value="0.0000379085540771484">
                <text:p>0.0000379085540771484</text:p>
              </table:table-cell>
              <table:table-cell office:value-type="float" office:value="0.0000734329223632813">
                <text:p>0.0000734329223632813</text:p>
              </table:table-cell>
              <table:table-cell office:value-type="float" office:value="0.108417272567749">
                <text:p>0.108417272567749</text:p>
              </table:table-cell>
            </table:table-row>
            <table:table-row>
              <table:table-cell office:value-type="string">
                <text:p>Athens-Hamburg</text:p>
              </table:table-cell>
              <table:table-cell office:value-type="float" office:value="0.0000474452972412109">
                <text:p>0.0000474452972412109</text:p>
              </table:table-cell>
              <table:table-cell office:value-type="float" office:value="0.0000536441802978516">
                <text:p>0.0000536441802978516</text:p>
              </table:table-cell>
              <table:table-cell office:value-type="float" office:value="0.248816728591919">
                <text:p>0.248816728591919</text:p>
              </table:table-cell>
            </table:table-row>
            <table:table-row>
              <table:table-cell office:value-type="string">
                <text:p>Copenhagen-Rome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00638961791992188">
                <text:p>0.0000638961791992188</text:p>
              </table:table-cell>
              <table:table-cell office:value-type="float" office:value="0.17439079284668">
                <text:p>0.17439079284668</text:p>
              </table:table-cell>
            </table:table-row>
            <table:table-row>
              <table:table-cell office:value-type="string">
                <text:p>Rome-Hook of Holland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0407695770263672">
                <text:p>0.0000407695770263672</text:p>
              </table:table-cell>
              <table:table-cell office:value-type="float" office:value="0.108105421066284">
                <text:p>0.108105421066284</text:p>
              </table:table-cell>
            </table:table-row>
            <table:table-row>
              <table:table-cell office:value-type="string">
                <text:p>Copenhagen-Barcelona</text:p>
              </table:table-cell>
              <table:table-cell office:value-type="float" office:value="0.0000567436218261719">
                <text:p>0.0000567436218261719</text:p>
              </table:table-cell>
              <table:table-cell office:value-type="float" office:value="0.0000603199005126953">
                <text:p>0.0000603199005126953</text:p>
              </table:table-cell>
              <table:table-cell office:value-type="float" office:value="0.00148725509643555">
                <text:p>0.00148725509643555</text:p>
              </table:table-cell>
            </table:table-row>
            <table:table-row>
              <table:table-cell office:value-type="string">
                <text:p>Calais-Vienna</text:p>
              </table:table-cell>
              <table:table-cell office:value-type="float" office:value="0.0000400543212890625">
                <text:p>0.0000400543212890625</text:p>
              </table:table-cell>
              <table:table-cell office:value-type="float" office:value="0.000049591064453125">
                <text:p>0.000049591064453125</text:p>
              </table:table-cell>
              <table:table-cell office:value-type="float" office:value="0.00287175178527832">
                <text:p>0.00287175178527832</text:p>
              </table:table-cell>
            </table:table-row>
            <table:table-row>
              <table:table-cell office:value-type="string">
                <text:p>Vienna-Hamburg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0717639923095703">
                <text:p>0.0000717639923095703</text:p>
              </table:table-cell>
              <table:table-cell office:value-type="float" office:value="0.250591516494751">
                <text:p>0.250591516494751</text:p>
              </table:table-cell>
            </table:table-row>
            <table:table-row>
              <table:table-cell office:value-type="string">
                <text:p>Lyons-Gibraltar</text:p>
              </table:table-cell>
              <table:table-cell office:value-type="float" office:value="0.0000355243682861328">
                <text:p>0.0000355243682861328</text:p>
              </table:table-cell>
              <table:table-cell office:value-type="float" office:value="0.0000629425048828125">
                <text:p>0.0000629425048828125</text:p>
              </table:table-cell>
              <table:table-cell office:value-type="float" office:value="0.00204920768737793">
                <text:p>0.00204920768737793</text:p>
              </table:table-cell>
            </table:table-row>
            <table:table-row>
              <table:table-cell office:value-type="string">
                <text:p>Marseilles-Cologne</text:p>
              </table:table-cell>
              <table:table-cell office:value-type="float" office:value="0.0000498294830322266">
                <text:p>0.0000498294830322266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139665603637695">
                <text:p>0.00139665603637695</text:p>
              </table:table-cell>
            </table:table-row>
            <table:table-row>
              <table:table-cell office:value-type="string">
                <text:p>Vienna-Copenhagen</text:p>
              </table:table-cell>
              <table:table-cell office:value-type="float" office:value="0.0000324249267578125">
                <text:p>0.0000324249267578125</text:p>
              </table:table-cell>
              <table:table-cell office:value-type="float" office:value="0.0000374317169189453">
                <text:p>0.0000374317169189453</text:p>
              </table:table-cell>
              <table:table-cell office:value-type="float" office:value="0.00141549110412598">
                <text:p>0.00141549110412598</text:p>
              </table:table-cell>
            </table:table-row>
            <table:table-row>
              <table:table-cell office:value-type="string">
                <text:p>Milan-Rome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576972961425781">
                <text:p>0.0000576972961425781</text:p>
              </table:table-cell>
              <table:table-cell office:value-type="float" office:value="0.195425510406494">
                <text:p>0.195425510406494</text:p>
              </table:table-cell>
            </table:table-row>
            <table:table-row>
              <table:table-cell office:value-type="string">
                <text:p>Athens-Rome</text:p>
              </table:table-cell>
              <table:table-cell office:value-type="float" office:value="0.0000538825988769531">
                <text:p>0.0000538825988769531</text:p>
              </table:table-cell>
              <table:table-cell office:value-type="float" office:value="0.0000615119934082031">
                <text:p>0.0000615119934082031</text:p>
              </table:table-cell>
              <table:table-cell office:value-type="float" office:value="0.184393167495728">
                <text:p>0.184393167495728</text:p>
              </table:table-cell>
            </table:table-row>
            <table:table-row>
              <table:table-cell office:value-type="string">
                <text:p>Lyons-Cherbourg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0307559967041016">
                <text:p>0.0000307559967041016</text:p>
              </table:table-cell>
              <table:table-cell office:value-type="float" office:value="0.00187206268310547">
                <text:p>0.00187206268310547</text:p>
              </table:table-cell>
            </table:table-row>
            <table:table-row>
              <table:table-cell office:value-type="string">
                <text:p>Stockholm-Geneva</text:p>
              </table:table-cell>
              <table:table-cell office:value-type="float" office:value="0.0000464916229248047">
                <text:p>0.0000464916229248047</text:p>
              </table:table-cell>
              <table:table-cell office:value-type="float" office:value="0.000124454498291016">
                <text:p>0.000124454498291016</text:p>
              </table:table-cell>
              <table:table-cell office:value-type="float" office:value="0.00413966178894043">
                <text:p>0.00413966178894043</text:p>
              </table:table-cell>
            </table:table-row>
            <table:table-row>
              <table:table-cell office:value-type="string">
                <text:p>Barcelona-Paris</text:p>
              </table:table-cell>
              <table:table-cell office:value-type="float" office:value="0.0000762939453125">
                <text:p>0.0000762939453125</text:p>
              </table:table-cell>
              <table:table-cell office:value-type="float" office:value="0.0000517368316650391">
                <text:p>0.0000517368316650391</text:p>
              </table:table-cell>
              <table:table-cell office:value-type="float" office:value="0.00187492370605469">
                <text:p>0.00187492370605469</text:p>
              </table:table-cell>
            </table:table-row>
            <table:table-row>
              <table:table-cell office:value-type="string">
                <text:p>Vienna-Geneva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181221961975098">
                <text:p>0.00181221961975098</text:p>
              </table:table-cell>
            </table:table-row>
            <table:table-row>
              <table:table-cell office:value-type="string">
                <text:p>Hook of Holland-Madrid</text:p>
              </table:table-cell>
              <table:table-cell office:value-type="float" office:value="0.0000469684600830078">
                <text:p>0.0000469684600830078</text:p>
              </table:table-cell>
              <table:table-cell office:value-type="float" office:value="0.000057220458984375">
                <text:p>0.000057220458984375</text:p>
              </table:table-cell>
              <table:table-cell office:value-type="float" office:value="0.249247550964355">
                <text:p>0.249247550964355</text:p>
              </table:table-cell>
            </table:table-row>
            <table:table-row>
              <table:table-cell office:value-type="string">
                <text:p>Copenhagen-Cherbourg</text:p>
              </table:table-cell>
              <table:table-cell office:value-type="float" office:value="0.0000455379486083984">
                <text:p>0.0000455379486083984</text:p>
              </table:table-cell>
              <table:table-cell office:value-type="float" office:value="0.0000302791595458984">
                <text:p>0.0000302791595458984</text:p>
              </table:table-cell>
              <table:table-cell office:value-type="float" office:value="0.30444598197937">
                <text:p>0.30444598197937</text:p>
              </table:table-cell>
            </table:table-row>
            <table:table-row>
              <table:table-cell office:value-type="string">
                <text:p>Copenhagen-Hamburg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256514549255371">
                <text:p>0.256514549255371</text:p>
              </table:table-cell>
            </table:table-row>
            <table:table-row>
              <table:table-cell office:value-type="string">
                <text:p>Gibraltar-Geneva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350856781005859">
                <text:p>0.00350856781005859</text:p>
              </table:table-cell>
            </table:table-row>
            <table:table-row>
              <table:table-cell office:value-type="string">
                <text:p>Calais-Vienna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0481605529785156">
                <text:p>0.0000481605529785156</text:p>
              </table:table-cell>
              <table:table-cell office:value-type="float" office:value="0.00217390060424805">
                <text:p>0.00217390060424805</text:p>
              </table:table-cell>
            </table:table-row>
            <table:table-row>
              <table:table-cell office:value-type="string">
                <text:p>Lisbon-Stockholm</text:p>
              </table:table-cell>
              <table:table-cell office:value-type="float" office:value="0.0000653266906738281">
                <text:p>0.0000653266906738281</text:p>
              </table:table-cell>
              <table:table-cell office:value-type="float" office:value="0.0000717639923095703">
                <text:p>0.0000717639923095703</text:p>
              </table:table-cell>
              <table:table-cell office:value-type="float" office:value="0.118860006332397">
                <text:p>0.118860006332397</text:p>
              </table:table-cell>
            </table:table-row>
            <table:table-row>
              <table:table-cell office:value-type="string">
                <text:p>Marseilles-Munich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286102294921875">
                <text:p>0.0000286102294921875</text:p>
              </table:table-cell>
              <table:table-cell office:value-type="float" office:value="0.00192117691040039">
                <text:p>0.00192117691040039</text:p>
              </table:table-cell>
            </table:table-row>
            <table:table-row>
              <table:table-cell office:value-type="string">
                <text:p>Copenhagen-Athens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0000798702239990234">
                <text:p>0.0000798702239990234</text:p>
              </table:table-cell>
              <table:table-cell office:value-type="float" office:value="0.00313997268676758">
                <text:p>0.00313997268676758</text:p>
              </table:table-cell>
            </table:table-row>
            <table:table-row>
              <table:table-cell office:value-type="string">
                <text:p>Barcelona-Rome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429153442382813">
                <text:p>0.0000429153442382813</text:p>
              </table:table-cell>
              <table:table-cell office:value-type="float" office:value="0.177525281906128">
                <text:p>0.177525281906128</text:p>
              </table:table-cell>
            </table:table-row>
            <table:table-row>
              <table:table-cell office:value-type="string">
                <text:p>Barcelona-Copenhagen</text:p>
              </table:table-cell>
              <table:table-cell office:value-type="float" office:value="0.0000531673431396484">
                <text:p>0.0000531673431396484</text:p>
              </table:table-cell>
              <table:table-cell office:value-type="float" office:value="0.0000505447387695313">
                <text:p>0.0000505447387695313</text:p>
              </table:table-cell>
              <table:table-cell office:value-type="float" office:value="0.00421643257141113">
                <text:p>0.00421643257141113</text:p>
              </table:table-cell>
            </table:table-row>
            <table:table-row>
              <table:table-cell office:value-type="string">
                <text:p>Geneva-Lyons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428366661071777">
                <text:p>0.00428366661071777</text:p>
              </table:table-cell>
            </table:table-row>
            <table:table-row>
              <table:table-cell office:value-type="string">
                <text:p>Brussels-Gibraltar</text:p>
              </table:table-cell>
              <table:table-cell office:value-type="float" office:value="0.0000364780426025391">
                <text:p>0.0000364780426025391</text:p>
              </table:table-cell>
              <table:table-cell office:value-type="float" office:value="0.0000810623168945313">
                <text:p>0.0000810623168945313</text:p>
              </table:table-cell>
              <table:table-cell office:value-type="float" office:value="0.00184369087219238">
                <text:p>0.00184369087219238</text:p>
              </table:table-cell>
            </table:table-row>
            <table:table-row>
              <table:table-cell office:value-type="string">
                <text:p>Brussels-Munich</text:p>
              </table:table-cell>
              <table:table-cell office:value-type="float" office:value="0.0000488758087158203">
                <text:p>0.0000488758087158203</text:p>
              </table:table-cell>
              <table:table-cell office:value-type="float" office:value="0.0000746250152587891">
                <text:p>0.0000746250152587891</text:p>
              </table:table-cell>
              <table:table-cell office:value-type="float" office:value="0.000673770904541016">
                <text:p>0.000673770904541016</text:p>
              </table:table-cell>
            </table:table-row>
            <table:table-row>
              <table:table-cell office:value-type="string">
                <text:p>Milan-Geneva</text:p>
              </table:table-cell>
              <table:table-cell office:value-type="float" office:value="0.0000278949737548828">
                <text:p>0.0000278949737548828</text:p>
              </table:table-cell>
              <table:table-cell office:value-type="float" office:value="0.0000536441802978516">
                <text:p>0.0000536441802978516</text:p>
              </table:table-cell>
              <table:table-cell office:value-type="float" office:value="0.0017998218536377">
                <text:p>0.0017998218536377</text:p>
              </table:table-cell>
            </table:table-row>
            <table:table-row>
              <table:table-cell office:value-type="string">
                <text:p>Copenhagen-Calais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0486373901367188">
                <text:p>0.0000486373901367188</text:p>
              </table:table-cell>
              <table:table-cell office:value-type="float" office:value="0.00148129463195801">
                <text:p>0.00148129463195801</text:p>
              </table:table-cell>
            </table:table-row>
            <table:table-row>
              <table:table-cell office:value-type="string">
                <text:p>Marseilles-Lisbon</text:p>
              </table:table-cell>
              <table:table-cell office:value-type="float" office:value="0.0000507831573486328">
                <text:p>0.0000507831573486328</text:p>
              </table:table-cell>
              <table:table-cell office:value-type="float" office:value="0.0000751018524169922">
                <text:p>0.0000751018524169922</text:p>
              </table:table-cell>
              <table:table-cell office:value-type="float" office:value="0.0034940242767334">
                <text:p>0.0034940242767334</text:p>
              </table:table-cell>
            </table:table-row>
            <table:table-row>
              <table:table-cell office:value-type="string">
                <text:p>Paris-Athens</text:p>
              </table:table-cell>
              <table:table-cell office:value-type="float" office:value="0.0000772476196289063">
                <text:p>0.0000772476196289063</text:p>
              </table:table-cell>
              <table:table-cell office:value-type="float" office:value="0.000282049179077148">
                <text:p>0.000282049179077148</text:p>
              </table:table-cell>
              <table:table-cell office:value-type="float" office:value="0.00194644927978516">
                <text:p>0.00194644927978516</text:p>
              </table:table-cell>
            </table:table-row>
            <table:table-row>
              <table:table-cell office:value-type="string">
                <text:p>Copenhagen-Stockholm</text:p>
              </table:table-cell>
              <table:table-cell office:value-type="float" office:value="0.0000348091125488281">
                <text:p>0.0000348091125488281</text:p>
              </table:table-cell>
              <table:table-cell office:value-type="float" office:value="0.0000567436218261719">
                <text:p>0.0000567436218261719</text:p>
              </table:table-cell>
              <table:table-cell office:value-type="float" office:value="0.11220908164978">
                <text:p>0.11220908164978</text:p>
              </table:table-cell>
            </table:table-row>
            <table:table-row>
              <table:table-cell office:value-type="string">
                <text:p>Lyons-Stockholm</text:p>
              </table:table-cell>
              <table:table-cell office:value-type="float" office:value="0.0000464916229248047">
                <text:p>0.0000464916229248047</text:p>
              </table:table-cell>
              <table:table-cell office:value-type="float" office:value="0.0000681877136230469">
                <text:p>0.0000681877136230469</text:p>
              </table:table-cell>
              <table:table-cell office:value-type="float" office:value="0.122697591781616">
                <text:p>0.122697591781616</text:p>
              </table:table-cell>
            </table:table-row>
            <table:table-row>
              <table:table-cell office:value-type="string">
                <text:p>Hamburg-Copenhagen</text:p>
              </table:table-cell>
              <table:table-cell office:value-type="float" office:value="0.000030517578125">
                <text:p>0.000030517578125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345110893249512">
                <text:p>0.00345110893249512</text:p>
              </table:table-cell>
            </table:table-row>
            <table:table-row>
              <table:table-cell office:value-type="string">
                <text:p>Gibraltar-Barcelona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0940799713134766">
                <text:p>0.000940799713134766</text:p>
              </table:table-cell>
            </table:table-row>
            <table:table-row>
              <table:table-cell office:value-type="string">
                <text:p>Milan-Madrid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565052032470703">
                <text:p>0.0000565052032470703</text:p>
              </table:table-cell>
              <table:table-cell office:value-type="float" office:value="0.254812479019165">
                <text:p>0.254812479019165</text:p>
              </table:table-cell>
            </table:table-row>
            <table:table-row>
              <table:table-cell office:value-type="string">
                <text:p>Hamburg-Copenhagen</text:p>
              </table:table-cell>
              <table:table-cell office:value-type="float" office:value="0.0000300407409667969">
                <text:p>0.0000300407409667969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315427780151367">
                <text:p>0.00315427780151367</text:p>
              </table:table-cell>
            </table:table-row>
            <table:table-row>
              <table:table-cell office:value-type="string">
                <text:p>Brussels-Milan</text:p>
              </table:table-cell>
              <table:table-cell office:value-type="float" office:value="0.0000500679016113281">
                <text:p>0.0000500679016113281</text:p>
              </table:table-cell>
              <table:table-cell office:value-type="float" office:value="0.0000424385070800781">
                <text:p>0.0000424385070800781</text:p>
              </table:table-cell>
              <table:table-cell office:value-type="float" office:value="0.00393462181091309">
                <text:p>0.00393462181091309</text:p>
              </table:table-cell>
            </table:table-row>
            <table:table-row>
              <table:table-cell office:value-type="string">
                <text:p>Paris-Cologne</text:p>
              </table:table-cell>
              <table:table-cell office:value-type="float" office:value="0.00022578239440918">
                <text:p>0.00022578239440918</text:p>
              </table:table-cell>
              <table:table-cell office:value-type="float" office:value="0.0000350475311279297">
                <text:p>0.0000350475311279297</text:p>
              </table:table-cell>
              <table:table-cell office:value-type="float" office:value="0.00134444236755371">
                <text:p>0.00134444236755371</text:p>
              </table:table-cell>
            </table:table-row>
            <table:table-row>
              <table:table-cell office:value-type="string">
                <text:p>Stockholm-Athens</text:p>
              </table:table-cell>
              <table:table-cell office:value-type="float" office:value="0.0000624656677246094">
                <text:p>0.0000624656677246094</text:p>
              </table:table-cell>
              <table:table-cell office:value-type="float" office:value="0.0000731945037841797">
                <text:p>0.0000731945037841797</text:p>
              </table:table-cell>
              <table:table-cell office:value-type="float" office:value="0.00250792503356934">
                <text:p>0.00250792503356934</text:p>
              </table:table-cell>
            </table:table-row>
            <table:table-row>
              <table:table-cell office:value-type="string">
                <text:p>Geneva-Cherbourg</text:p>
              </table:table-cell>
              <table:table-cell office:value-type="float" office:value="0.0000298023223876953">
                <text:p>0.0000298023223876953</text:p>
              </table:table-cell>
              <table:table-cell office:value-type="float" office:value="0.0000276565551757813">
                <text:p>0.0000276565551757813</text:p>
              </table:table-cell>
              <table:table-cell office:value-type="float" office:value="0.301156282424927">
                <text:p>0.301156282424927</text:p>
              </table:table-cell>
            </table:table-row>
            <table:table-row>
              <table:table-cell office:value-type="string">
                <text:p>Marseilles-Geneva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148296356201172">
                <text:p>0.00148296356201172</text:p>
              </table:table-cell>
            </table:table-row>
            <table:table-row>
              <table:table-cell office:value-type="string">
                <text:p>Athens-Milan</text:p>
              </table:table-cell>
              <table:table-cell office:value-type="float" office:value="0.0000264644622802734">
                <text:p>0.0000264644622802734</text:p>
              </table:table-cell>
              <table:table-cell office:value-type="float" office:value="0.000026702880859375">
                <text:p>0.000026702880859375</text:p>
              </table:table-cell>
              <table:table-cell office:value-type="float" office:value="0.00136756896972656">
                <text:p>0.00136756896972656</text:p>
              </table:table-cell>
            </table:table-row>
            <table:table-row>
              <table:table-cell office:value-type="string">
                <text:p>Stockholm-Hook of Holland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112501382827759">
                <text:p>0.112501382827759</text:p>
              </table:table-cell>
            </table:table-row>
            <table:table-row>
              <table:table-cell office:value-type="string">
                <text:p>Lyons-Copenhagen</text:p>
              </table:table-cell>
              <table:table-cell office:value-type="float" office:value="0.0000426769256591797">
                <text:p>0.0000426769256591797</text:p>
              </table:table-cell>
              <table:table-cell office:value-type="float" office:value="0.0000479221343994141">
                <text:p>0.0000479221343994141</text:p>
              </table:table-cell>
              <table:table-cell office:value-type="float" office:value="0.00290417671203613">
                <text:p>0.00290417671203613</text:p>
              </table:table-cell>
            </table:table-row>
            <table:table-row>
              <table:table-cell office:value-type="string">
                <text:p>Geneva-Cherbourg</text:p>
              </table:table-cell>
              <table:table-cell office:value-type="float" office:value="0.0000295639038085938">
                <text:p>0.0000295639038085938</text:p>
              </table:table-cell>
              <table:table-cell office:value-type="float" office:value="0.0000274181365966797">
                <text:p>0.0000274181365966797</text:p>
              </table:table-cell>
              <table:table-cell office:value-type="float" office:value="0.321289539337158">
                <text:p>0.321289539337158</text:p>
              </table:table-cell>
            </table:table-row>
            <table:table-row>
              <table:table-cell office:value-type="string">
                <text:p>Brussels-Barcelona</text:p>
              </table:table-cell>
              <table:table-cell office:value-type="float" office:value="0.0000500679016113281">
                <text:p>0.0000500679016113281</text:p>
              </table:table-cell>
              <table:table-cell office:value-type="float" office:value="0.0000486373901367188">
                <text:p>0.0000486373901367188</text:p>
              </table:table-cell>
              <table:table-cell office:value-type="float" office:value="0.00145483016967773">
                <text:p>0.00145483016967773</text:p>
              </table:table-cell>
            </table:table-row>
            <table:table-row>
              <table:table-cell office:value-type="string">
                <text:p>Paris-Hook of Holland</text:p>
              </table:table-cell>
              <table:table-cell office:value-type="float" office:value="0.0000445842742919922">
                <text:p>0.0000445842742919922</text:p>
              </table:table-cell>
              <table:table-cell office:value-type="float" office:value="0.0000443458557128906">
                <text:p>0.0000443458557128906</text:p>
              </table:table-cell>
              <table:table-cell office:value-type="float" office:value="0.116217851638794">
                <text:p>0.116217851638794</text:p>
              </table:table-cell>
            </table:table-row>
            <table:table-row>
              <table:table-cell office:value-type="string">
                <text:p>Hamburg-Gibraltar</text:p>
              </table:table-cell>
              <table:table-cell office:value-type="float" office:value="0.0000536441802978516">
                <text:p>0.0000536441802978516</text:p>
              </table:table-cell>
              <table:table-cell office:value-type="float" office:value="0.0000638961791992188">
                <text:p>0.0000638961791992188</text:p>
              </table:table-cell>
              <table:table-cell office:value-type="float" office:value="0.00424838066101074">
                <text:p>0.00424838066101074</text:p>
              </table:table-cell>
            </table:table-row>
            <table:table-row>
              <table:table-cell office:value-type="string">
                <text:p>Hook of Holland-Lisbon</text:p>
              </table:table-cell>
              <table:table-cell office:value-type="float" office:value="0.0000407695770263672">
                <text:p>0.0000407695770263672</text:p>
              </table:table-cell>
              <table:table-cell office:value-type="float" office:value="0.0000722408294677734">
                <text:p>0.0000722408294677734</text:p>
              </table:table-cell>
              <table:table-cell office:value-type="float" office:value="0.102315187454224">
                <text:p>0.102315187454224</text:p>
              </table:table-cell>
            </table:table-row>
            <table:table-row>
              <table:table-cell office:value-type="string">
                <text:p>Lisbon-Gibraltar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289177894592285">
                <text:p>0.00289177894592285</text:p>
              </table:table-cell>
            </table:table-row>
            <table:table-row>
              <table:table-cell office:value-type="string">
                <text:p>Lyons-Copenhagen</text:p>
              </table:table-cell>
              <table:table-cell office:value-type="float" office:value="0.0000438690185546875">
                <text:p>0.0000438690185546875</text:p>
              </table:table-cell>
              <table:table-cell office:value-type="float" office:value="0.0000472068786621094">
                <text:p>0.0000472068786621094</text:p>
              </table:table-cell>
              <table:table-cell office:value-type="float" office:value="0.00290846824645996">
                <text:p>0.00290846824645996</text:p>
              </table:table-cell>
            </table:table-row>
            <table:table-row>
              <table:table-cell office:value-type="string">
                <text:p>Barcelona-Gibraltar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0579357147216797">
                <text:p>0.0000579357147216797</text:p>
              </table:table-cell>
              <table:table-cell office:value-type="float" office:value="0.00221776962280273">
                <text:p>0.00221776962280273</text:p>
              </table:table-cell>
            </table:table-row>
            <table:table-row>
              <table:table-cell office:value-type="string">
                <text:p>Cologne-Athens</text:p>
              </table:table-cell>
              <table:table-cell office:value-type="float" office:value="0.0000293254852294922">
                <text:p>0.0000293254852294922</text:p>
              </table:table-cell>
              <table:table-cell office:value-type="float" office:value="0.0000636577606201172">
                <text:p>0.0000636577606201172</text:p>
              </table:table-cell>
              <table:table-cell office:value-type="float" office:value="0.00183558464050293">
                <text:p>0.00183558464050293</text:p>
              </table:table-cell>
            </table:table-row>
            <table:table-row>
              <table:table-cell office:value-type="string">
                <text:p>Paris-Lisbon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615119934082031">
                <text:p>0.0000615119934082031</text:p>
              </table:table-cell>
              <table:table-cell office:value-type="float" office:value="0.00135493278503418">
                <text:p>0.00135493278503418</text:p>
              </table:table-cell>
            </table:table-row>
            <table:table-row>
              <table:table-cell office:value-type="string">
                <text:p>Geneva-Cologne</text:p>
              </table:table-cell>
              <table:table-cell office:value-type="float" office:value="0.0000422000885009766">
                <text:p>0.0000422000885009766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186300277709961">
                <text:p>0.00186300277709961</text:p>
              </table:table-cell>
            </table:table-row>
            <table:table-row>
              <table:table-cell office:value-type="string">
                <text:p>Cologne-Barcelona</text:p>
              </table:table-cell>
              <table:table-cell office:value-type="float" office:value="0.0000374317169189453">
                <text:p>0.0000374317169189453</text:p>
              </table:table-cell>
              <table:table-cell office:value-type="float" office:value="0.0000488758087158203">
                <text:p>0.0000488758087158203</text:p>
              </table:table-cell>
              <table:table-cell office:value-type="float" office:value="0.00331425666809082">
                <text:p>0.00331425666809082</text:p>
              </table:table-cell>
            </table:table-row>
            <table:table-row>
              <table:table-cell office:value-type="string">
                <text:p>Rome-Barcelona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309944152832031">
                <text:p>0.0000309944152832031</text:p>
              </table:table-cell>
              <table:table-cell office:value-type="float" office:value="0.00373053550720215">
                <text:p>0.00373053550720215</text:p>
              </table:table-cell>
            </table:table-row>
            <table:table-row>
              <table:table-cell office:value-type="string">
                <text:p>Hamburg-Gibraltar</text:p>
              </table:table-cell>
              <table:table-cell office:value-type="float" office:value="0.0000519752502441406">
                <text:p>0.0000519752502441406</text:p>
              </table:table-cell>
              <table:table-cell office:value-type="float" office:value="0.0000624656677246094">
                <text:p>0.0000624656677246094</text:p>
              </table:table-cell>
              <table:table-cell office:value-type="float" office:value="0.00403809547424316">
                <text:p>0.00403809547424316</text:p>
              </table:table-cell>
            </table:table-row>
            <table:table-row>
              <table:table-cell office:value-type="string">
                <text:p>Rome-Calais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350475311279297">
                <text:p>0.0000350475311279297</text:p>
              </table:table-cell>
              <table:table-cell office:value-type="float" office:value="0.00200462341308594">
                <text:p>0.00200462341308594</text:p>
              </table:table-cell>
            </table:table-row>
            <table:table-row>
              <table:table-cell office:value-type="string">
                <text:p>Marseilles-Munich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26702880859375">
                <text:p>0.000026702880859375</text:p>
              </table:table-cell>
              <table:table-cell office:value-type="float" office:value="0.00146389007568359">
                <text:p>0.00146389007568359</text:p>
              </table:table-cell>
            </table:table-row>
            <table:table-row>
              <table:table-cell office:value-type="string">
                <text:p>Lisbon-Barcelona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535655021667481">
                <text:p>0.00535655021667481</text:p>
              </table:table-cell>
            </table:table-row>
            <table:table-row>
              <table:table-cell office:value-type="string">
                <text:p>Gibraltar-Hamburg</text:p>
              </table:table-cell>
              <table:table-cell office:value-type="float" office:value="0.0000505447387695313">
                <text:p>0.0000505447387695313</text:p>
              </table:table-cell>
              <table:table-cell office:value-type="float" office:value="0.0000529289245605469">
                <text:p>0.0000529289245605469</text:p>
              </table:table-cell>
              <table:table-cell office:value-type="float" office:value="0.000774860382080078">
                <text:p>0.000774860382080078</text:p>
              </table:table-cell>
            </table:table-row>
            <table:table-row>
              <table:table-cell office:value-type="string">
                <text:p>Stockholm-Vienna</text:p>
              </table:table-cell>
              <table:table-cell office:value-type="float" office:value="0.0000345706939697266">
                <text:p>0.0000345706939697266</text:p>
              </table:table-cell>
              <table:table-cell office:value-type="float" office:value="0.0000388622283935547">
                <text:p>0.0000388622283935547</text:p>
              </table:table-cell>
              <table:table-cell office:value-type="float" office:value="0.238040924072266">
                <text:p>0.238040924072266</text:p>
              </table:table-cell>
            </table:table-row>
            <table:table-row>
              <table:table-cell office:value-type="string">
                <text:p>Copenhagen-Milan</text:p>
              </table:table-cell>
              <table:table-cell office:value-type="float" office:value="0.0000460147857666016">
                <text:p>0.0000460147857666016</text:p>
              </table:table-cell>
              <table:table-cell office:value-type="float" office:value="0.0000464916229248047">
                <text:p>0.0000464916229248047</text:p>
              </table:table-cell>
              <table:table-cell office:value-type="float" office:value="0.00316381454467773">
                <text:p>0.00316381454467773</text:p>
              </table:table-cell>
            </table:table-row>
            <table:table-row>
              <table:table-cell office:value-type="string">
                <text:p>Hook of Holland-Barcelona</text:p>
              </table:table-cell>
              <table:table-cell office:value-type="float" office:value="0.0000503063201904297">
                <text:p>0.0000503063201904297</text:p>
              </table:table-cell>
              <table:table-cell office:value-type="float" office:value="0.0000467300415039063">
                <text:p>0.0000467300415039063</text:p>
              </table:table-cell>
              <table:table-cell office:value-type="float" office:value="0.00182390213012695">
                <text:p>0.00182390213012695</text:p>
              </table:table-cell>
            </table:table-row>
            <table:table-row>
              <table:table-cell office:value-type="string">
                <text:p>Brussels-Athens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0665187835693359">
                <text:p>0.0000665187835693359</text:p>
              </table:table-cell>
              <table:table-cell office:value-type="float" office:value="0.00141048431396484">
                <text:p>0.00141048431396484</text:p>
              </table:table-cell>
            </table:table-row>
            <table:table-row>
              <table:table-cell office:value-type="string">
                <text:p>Cherbourg-Cologne</text:p>
              </table:table-cell>
              <table:table-cell office:value-type="float" office:value="0.0000433921813964844">
                <text:p>0.0000433921813964844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198817253112793">
                <text:p>0.00198817253112793</text:p>
              </table:table-cell>
            </table:table-row>
            <table:table-row>
              <table:table-cell office:value-type="string">
                <text:p>Stockholm-Hook of Holland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11605429649353">
                <text:p>0.11605429649353</text:p>
              </table:table-cell>
            </table:table-row>
            <table:table-row>
              <table:table-cell office:value-type="string">
                <text:p>Stockholm-Munich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24891471862793">
                <text:p>0.24891471862793</text:p>
              </table:table-cell>
            </table:table-row>
            <table:table-row>
              <table:table-cell office:value-type="string">
                <text:p>Stockholm-Hamburg</text:p>
              </table:table-cell>
              <table:table-cell office:value-type="float" office:value="0.0000128746032714844">
                <text:p>0.0000128746032714844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705480575561523">
                <text:p>0.000705480575561523</text:p>
              </table:table-cell>
            </table:table-row>
            <table:table-row>
              <table:table-cell office:value-type="string">
                <text:p>Cologne-Geneva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0274181365966797">
                <text:p>0.0000274181365966797</text:p>
              </table:table-cell>
              <table:table-cell office:value-type="float" office:value="0.00229859352111816">
                <text:p>0.00229859352111816</text:p>
              </table:table-cell>
            </table:table-row>
            <table:table-row>
              <table:table-cell office:value-type="string">
                <text:p>Athens-Brussels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122308731079102">
                <text:p>0.000122308731079102</text:p>
              </table:table-cell>
              <table:table-cell office:value-type="float" office:value="0.179018259048462">
                <text:p>0.179018259048462</text:p>
              </table:table-cell>
            </table:table-row>
            <table:table-row>
              <table:table-cell office:value-type="string">
                <text:p>Geneva-Madrid</text:p>
              </table:table-cell>
              <table:table-cell office:value-type="float" office:value="0.0000281333923339844">
                <text:p>0.0000281333923339844</text:p>
              </table:table-cell>
              <table:table-cell office:value-type="float" office:value="0.000156402587890625">
                <text:p>0.000156402587890625</text:p>
              </table:table-cell>
              <table:table-cell office:value-type="float" office:value="0.25242280960083">
                <text:p>0.25242280960083</text:p>
              </table:table-cell>
            </table:table-row>
            <table:table-row>
              <table:table-cell office:value-type="string">
                <text:p>Marseilles-Rome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0627040863037109">
                <text:p>0.0000627040863037109</text:p>
              </table:table-cell>
              <table:table-cell office:value-type="float" office:value="0.197695016860962">
                <text:p>0.197695016860962</text:p>
              </table:table-cell>
            </table:table-row>
            <table:table-row>
              <table:table-cell office:value-type="string">
                <text:p>Munich-Paris</text:p>
              </table:table-cell>
              <table:table-cell office:value-type="float" office:value="0.0000357627868652344">
                <text:p>0.0000357627868652344</text:p>
              </table:table-cell>
              <table:table-cell office:value-type="float" office:value="0.0000162124633789063">
                <text:p>0.0000162124633789063</text:p>
              </table:table-cell>
              <table:table-cell office:value-type="float" office:value="0.00147366523742676">
                <text:p>0.00147366523742676</text:p>
              </table:table-cell>
            </table:table-row>
            <table:table-row>
              <table:table-cell office:value-type="string">
                <text:p>Brussels-Hook of Holland</text:p>
              </table:table-cell>
              <table:table-cell office:value-type="float" office:value="0.000030517578125">
                <text:p>0.000030517578125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116373062133789">
                <text:p>0.116373062133789</text:p>
              </table:table-cell>
            </table:table-row>
            <table:table-row>
              <table:table-cell office:value-type="string">
                <text:p>Rome-Gibraltar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57220458984375">
                <text:p>0.000057220458984375</text:p>
              </table:table-cell>
              <table:table-cell office:value-type="float" office:value="0.00373530387878418">
                <text:p>0.00373530387878418</text:p>
              </table:table-cell>
            </table:table-row>
            <table:table-row>
              <table:table-cell office:value-type="string">
                <text:p>Vienna-Athens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519752502441406">
                <text:p>0.0000519752502441406</text:p>
              </table:table-cell>
              <table:table-cell office:value-type="float" office:value="0.000708341598510742">
                <text:p>0.000708341598510742</text:p>
              </table:table-cell>
            </table:table-row>
            <table:table-row>
              <table:table-cell office:value-type="string">
                <text:p>Marseilles-Cherbourg</text:p>
              </table:table-cell>
              <table:table-cell office:value-type="float" office:value="0.0000407695770263672">
                <text:p>0.0000407695770263672</text:p>
              </table:table-cell>
              <table:table-cell office:value-type="float" office:value="0.0000336170196533203">
                <text:p>0.0000336170196533203</text:p>
              </table:table-cell>
              <table:table-cell office:value-type="float" office:value="0.0021812915802002">
                <text:p>0.0021812915802002</text:p>
              </table:table-cell>
            </table:table-row>
            <table:table-row>
              <table:table-cell office:value-type="string">
                <text:p>Hamburg-Gibraltar</text:p>
              </table:table-cell>
              <table:table-cell office:value-type="float" office:value="0.0000512599945068359">
                <text:p>0.0000512599945068359</text:p>
              </table:table-cell>
              <table:table-cell office:value-type="float" office:value="0.0000622272491455078">
                <text:p>0.0000622272491455078</text:p>
              </table:table-cell>
              <table:table-cell office:value-type="float" office:value="0.00504016876220703">
                <text:p>0.00504016876220703</text:p>
              </table:table-cell>
            </table:table-row>
            <table:table-row>
              <table:table-cell office:value-type="string">
                <text:p>Paris-Barcelona</text:p>
              </table:table-cell>
              <table:table-cell office:value-type="float" office:value="0.0000350475311279297">
                <text:p>0.0000350475311279297</text:p>
              </table:table-cell>
              <table:table-cell office:value-type="float" office:value="0.0000383853912353516">
                <text:p>0.0000383853912353516</text:p>
              </table:table-cell>
              <table:table-cell office:value-type="float" office:value="0.00605297088623047">
                <text:p>0.00605297088623047</text:p>
              </table:table-cell>
            </table:table-row>
            <table:table-row>
              <table:table-cell office:value-type="string">
                <text:p>Geneva-Gibraltar</text:p>
              </table:table-cell>
              <table:table-cell office:value-type="float" office:value="0.000026702880859375">
                <text:p>0.000026702880859375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172233581542969">
                <text:p>0.00172233581542969</text:p>
              </table:table-cell>
            </table:table-row>
            <table:table-row>
              <table:table-cell office:value-type="string">
                <text:p>Calais-Vienna</text:p>
              </table:table-cell>
              <table:table-cell office:value-type="float" office:value="0.0000388622283935547">
                <text:p>0.0000388622283935547</text:p>
              </table:table-cell>
              <table:table-cell office:value-type="float" office:value="0.0000467300415039063">
                <text:p>0.0000467300415039063</text:p>
              </table:table-cell>
              <table:table-cell office:value-type="float" office:value="0.00266718864440918">
                <text:p>0.00266718864440918</text:p>
              </table:table-cell>
            </table:table-row>
            <table:table-row>
              <table:table-cell office:value-type="string">
                <text:p>Hamburg-Gibraltar</text:p>
              </table:table-cell>
              <table:table-cell office:value-type="float" office:value="0.00005340576171875">
                <text:p>0.00005340576171875</text:p>
              </table:table-cell>
              <table:table-cell office:value-type="float" office:value="0.0000615119934082031">
                <text:p>0.0000615119934082031</text:p>
              </table:table-cell>
              <table:table-cell office:value-type="float" office:value="0.00490808486938477">
                <text:p>0.00490808486938477</text:p>
              </table:table-cell>
            </table:table-row>
            <table:table-row>
              <table:table-cell office:value-type="string">
                <text:p>Stockholm-Hook of Holland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135879516601563">
                <text:p>0.135879516601563</text:p>
              </table:table-cell>
            </table:table-row>
            <table:table-row>
              <table:table-cell office:value-type="string">
                <text:p>Madrid-Cologne</text:p>
              </table:table-cell>
              <table:table-cell office:value-type="float" office:value="0.0000450611114501953">
                <text:p>0.0000450611114501953</text:p>
              </table:table-cell>
              <table:table-cell office:value-type="float" office:value="0.0000317096710205078">
                <text:p>0.0000317096710205078</text:p>
              </table:table-cell>
              <table:table-cell office:value-type="float" office:value="0.00145268440246582">
                <text:p>0.00145268440246582</text:p>
              </table:table-cell>
            </table:table-row>
            <table:table-row>
              <table:table-cell office:value-type="string">
                <text:p>Milan-Lisbon</text:p>
              </table:table-cell>
              <table:table-cell office:value-type="float" office:value="0.0000348091125488281">
                <text:p>0.0000348091125488281</text:p>
              </table:table-cell>
              <table:table-cell office:value-type="float" office:value="0.0000660419464111328">
                <text:p>0.0000660419464111328</text:p>
              </table:table-cell>
              <table:table-cell office:value-type="float" office:value="0.110786914825439">
                <text:p>0.110786914825439</text:p>
              </table:table-cell>
            </table:table-row>
            <table:table-row>
              <table:table-cell office:value-type="string">
                <text:p>Rome-Marseilles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130581855773926">
                <text:p>0.00130581855773926</text:p>
              </table:table-cell>
            </table:table-row>
            <table:table-row>
              <table:table-cell office:value-type="string">
                <text:p>Stockholm-Copenhagen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462436676025391">
                <text:p>0.00462436676025391</text:p>
              </table:table-cell>
            </table:table-row>
            <table:table-row>
              <table:table-cell office:value-type="string">
                <text:p>Geneva-Cherbourg</text:p>
              </table:table-cell>
              <table:table-cell office:value-type="float" office:value="0.0000276565551757813">
                <text:p>0.0000276565551757813</text:p>
              </table:table-cell>
              <table:table-cell office:value-type="float" office:value="0.0000264644622802734">
                <text:p>0.0000264644622802734</text:p>
              </table:table-cell>
              <table:table-cell office:value-type="float" office:value="0.30750584602356">
                <text:p>0.30750584602356</text:p>
              </table:table-cell>
            </table:table-row>
            <table:table-row>
              <table:table-cell office:value-type="string">
                <text:p>Rome-Vienna</text:p>
              </table:table-cell>
              <table:table-cell office:value-type="float" office:value="0.0000219345092773438">
                <text:p>0.0000219345092773438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174975395202637">
                <text:p>0.00174975395202637</text:p>
              </table:table-cell>
            </table:table-row>
            <table:table-row>
              <table:table-cell office:value-type="string">
                <text:p>Marseilles-Geneva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0929832458496094">
                <text:p>0.00000929832458496094</text:p>
              </table:table-cell>
              <table:table-cell office:value-type="float" office:value="0.00132060050964355">
                <text:p>0.00132060050964355</text:p>
              </table:table-cell>
            </table:table-row>
            <table:table-row>
              <table:table-cell office:value-type="string">
                <text:p>Hook of Holland-Calais</text:p>
              </table:table-cell>
              <table:table-cell office:value-type="float" office:value="0.0000562667846679688">
                <text:p>0.0000562667846679688</text:p>
              </table:table-cell>
              <table:table-cell office:value-type="float" office:value="0.0000433921813964844">
                <text:p>0.0000433921813964844</text:p>
              </table:table-cell>
              <table:table-cell office:value-type="float" office:value="0.00193977355957031">
                <text:p>0.00193977355957031</text:p>
              </table:table-cell>
            </table:table-row>
            <table:table-row>
              <table:table-cell office:value-type="string">
                <text:p>Hook of Holland-Paris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199413299560547">
                <text:p>0.00199413299560547</text:p>
              </table:table-cell>
            </table:table-row>
            <table:table-row>
              <table:table-cell office:value-type="string">
                <text:p>Cherbourg-Madrid</text:p>
              </table:table-cell>
              <table:table-cell office:value-type="float" office:value="0.0000345706939697266">
                <text:p>0.0000345706939697266</text:p>
              </table:table-cell>
              <table:table-cell office:value-type="float" office:value="0.0000307559967041016">
                <text:p>0.0000307559967041016</text:p>
              </table:table-cell>
              <table:table-cell office:value-type="float" office:value="0.245315790176392">
                <text:p>0.245315790176392</text:p>
              </table:table-cell>
            </table:table-row>
            <table:table-row>
              <table:table-cell office:value-type="string">
                <text:p>Cologne-Hamburg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348091125488281">
                <text:p>0.0000348091125488281</text:p>
              </table:table-cell>
              <table:table-cell office:value-type="float" office:value="0.252790689468384">
                <text:p>0.252790689468384</text:p>
              </table:table-cell>
            </table:table-row>
            <table:table-row>
              <table:table-cell office:value-type="string">
                <text:p>Vienna-Milan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13129711151123">
                <text:p>0.0013129711151123</text:p>
              </table:table-cell>
            </table:table-row>
            <table:table-row>
              <table:table-cell office:value-type="string">
                <text:p>Marseilles-Lyons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791311264038086">
                <text:p>0.000791311264038086</text:p>
              </table:table-cell>
            </table:table-row>
            <table:table-row>
              <table:table-cell office:value-type="string">
                <text:p>Stockholm-Paris</text:p>
              </table:table-cell>
              <table:table-cell office:value-type="float" office:value="0.0000417232513427734">
                <text:p>0.0000417232513427734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182175636291504">
                <text:p>0.00182175636291504</text:p>
              </table:table-cell>
            </table:table-row>
            <table:table-row>
              <table:table-cell office:value-type="string">
                <text:p>Paris-Madrid</text:p>
              </table:table-cell>
              <table:table-cell office:value-type="float" office:value="0.0000371932983398438">
                <text:p>0.0000371932983398438</text:p>
              </table:table-cell>
              <table:table-cell office:value-type="float" office:value="0.0000517368316650391">
                <text:p>0.0000517368316650391</text:p>
              </table:table-cell>
              <table:table-cell office:value-type="float" office:value="0.249644994735718">
                <text:p>0.249644994735718</text:p>
              </table:table-cell>
            </table:table-row>
            <table:table-row>
              <table:table-cell office:value-type="string">
                <text:p>Cherbourg-Gibraltar</text:p>
              </table:table-cell>
              <table:table-cell office:value-type="float" office:value="0.0000262260437011719">
                <text:p>0.0000262260437011719</text:p>
              </table:table-cell>
              <table:table-cell office:value-type="float" office:value="0.0000681877136230469">
                <text:p>0.0000681877136230469</text:p>
              </table:table-cell>
              <table:table-cell office:value-type="float" office:value="0.000956058502197266">
                <text:p>0.000956058502197266</text:p>
              </table:table-cell>
            </table:table-row>
            <table:table-row>
              <table:table-cell office:value-type="string">
                <text:p>Madrid-Rome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557899475097656">
                <text:p>0.0000557899475097656</text:p>
              </table:table-cell>
              <table:table-cell office:value-type="float" office:value="0.201312303543091">
                <text:p>0.201312303543091</text:p>
              </table:table-cell>
            </table:table-row>
            <table:table-row>
              <table:table-cell office:value-type="string">
                <text:p>Copenhagen-Brussels</text:p>
              </table:table-cell>
              <table:table-cell office:value-type="float" office:value="0.0000278949737548828">
                <text:p>0.0000278949737548828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108957290649414">
                <text:p>0.00108957290649414</text:p>
              </table:table-cell>
            </table:table-row>
            <table:table-row>
              <table:table-cell office:value-type="string">
                <text:p>Gibraltar-Marseilles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109756469726563">
                <text:p>0.109756469726563</text:p>
              </table:table-cell>
            </table:table-row>
            <table:table-row>
              <table:table-cell office:value-type="string">
                <text:p>Madrid-Rome</text:p>
              </table:table-cell>
              <table:table-cell office:value-type="float" office:value="0.0000219345092773438">
                <text:p>0.0000219345092773438</text:p>
              </table:table-cell>
              <table:table-cell office:value-type="float" office:value="0.0000569820404052734">
                <text:p>0.0000569820404052734</text:p>
              </table:table-cell>
              <table:table-cell office:value-type="float" office:value="0.187771558761597">
                <text:p>0.187771558761597</text:p>
              </table:table-cell>
            </table:table-row>
            <table:table-row>
              <table:table-cell office:value-type="string">
                <text:p>Athens-Stockholm</text:p>
              </table:table-cell>
              <table:table-cell office:value-type="float" office:value="0.0000576972961425781">
                <text:p>0.0000576972961425781</text:p>
              </table:table-cell>
              <table:table-cell office:value-type="float" office:value="0.0000603199005126953">
                <text:p>0.0000603199005126953</text:p>
              </table:table-cell>
              <table:table-cell office:value-type="float" office:value="0.101178407669067">
                <text:p>0.101178407669067</text:p>
              </table:table-cell>
            </table:table-row>
            <table:table-row>
              <table:table-cell office:value-type="string">
                <text:p>Stockholm-Milan</text:p>
              </table:table-cell>
              <table:table-cell office:value-type="float" office:value="0.0000565052032470703">
                <text:p>0.0000565052032470703</text:p>
              </table:table-cell>
              <table:table-cell office:value-type="float" office:value="0.0000486373901367188">
                <text:p>0.0000486373901367188</text:p>
              </table:table-cell>
              <table:table-cell office:value-type="float" office:value="0.00194835662841797">
                <text:p>0.00194835662841797</text:p>
              </table:table-cell>
            </table:table-row>
            <table:table-row>
              <table:table-cell office:value-type="string">
                <text:p>Paris-Barcelona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0395774841308594">
                <text:p>0.0000395774841308594</text:p>
              </table:table-cell>
              <table:table-cell office:value-type="float" office:value="0.00397682189941406">
                <text:p>0.00397682189941406</text:p>
              </table:table-cell>
            </table:table-row>
            <table:table-row>
              <table:table-cell office:value-type="string">
                <text:p>Madrid-Paris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326299667358398">
                <text:p>0.00326299667358398</text:p>
              </table:table-cell>
            </table:table-row>
            <table:table-row>
              <table:table-cell office:value-type="string">
                <text:p>Vienna-Milan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0691413879394531">
                <text:p>0.00000691413879394531</text:p>
              </table:table-cell>
              <table:table-cell office:value-type="float" office:value="0.00065159797668457">
                <text:p>0.00065159797668457</text:p>
              </table:table-cell>
            </table:table-row>
            <table:table-row>
              <table:table-cell office:value-type="string">
                <text:p>Geneva-Munich</text:p>
              </table:table-cell>
              <table:table-cell office:value-type="float" office:value="0.000030517578125">
                <text:p>0.000030517578125</text:p>
              </table:table-cell>
              <table:table-cell office:value-type="float" office:value="0.0000500679016113281">
                <text:p>0.0000500679016113281</text:p>
              </table:table-cell>
              <table:table-cell office:value-type="float" office:value="0.00202369689941406">
                <text:p>0.00202369689941406</text:p>
              </table:table-cell>
            </table:table-row>
            <table:table-row>
              <table:table-cell office:value-type="string">
                <text:p>Lisbon-Calais</text:p>
              </table:table-cell>
              <table:table-cell office:value-type="float" office:value="0.0000355243682861328">
                <text:p>0.0000355243682861328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121021270751953">
                <text:p>0.00121021270751953</text:p>
              </table:table-cell>
            </table:table-row>
            <table:table-row>
              <table:table-cell office:value-type="string">
                <text:p>Munich-Calais</text:p>
              </table:table-cell>
              <table:table-cell office:value-type="float" office:value="0.0000262260437011719">
                <text:p>0.0000262260437011719</text:p>
              </table:table-cell>
              <table:table-cell office:value-type="float" office:value="0.0000412464141845703">
                <text:p>0.0000412464141845703</text:p>
              </table:table-cell>
              <table:table-cell office:value-type="float" office:value="0.00190639495849609">
                <text:p>0.00190639495849609</text:p>
              </table:table-cell>
            </table:table-row>
            <table:table-row>
              <table:table-cell office:value-type="string">
                <text:p>Munich-Brussels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350475311279297">
                <text:p>0.0000350475311279297</text:p>
              </table:table-cell>
              <table:table-cell office:value-type="float" office:value="0.169230937957764">
                <text:p>0.169230937957764</text:p>
              </table:table-cell>
            </table:table-row>
            <table:table-row>
              <table:table-cell office:value-type="string">
                <text:p>Cologne-Madrid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0531673431396484">
                <text:p>0.0000531673431396484</text:p>
              </table:table-cell>
              <table:table-cell office:value-type="float" office:value="0.224704265594482">
                <text:p>0.2247042655944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